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MS Mincho" svg:font-family="MS Mincho" style:font-family-generic="modern" style:font-pitch="fixed" svg:panose-1="2 2 6 9 4 2 5 8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Symbol"/>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
        <style:list-level-properties text:space-before="2.25in" text:min-label-width="0.25in"/>
        <style:text-properties style:font-name="Symbol"/>
      </text:list-level-style-bullet>
      <text:list-level-style-bullet text:level="6" text:style-name="WW_CharLFO4LVL6" text:bullet-char="">
        <style:list-level-properties text:space-before="2.75in" text:min-label-width="0.25in"/>
        <style:text-properties style:font-name="Symbol"/>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
        <style:list-level-properties text:space-before="3.75in" text:min-label-width="0.25in"/>
        <style:text-properties style:font-name="Symbol"/>
      </text:list-level-style-bullet>
      <text:list-level-style-bullet text:level="9" text:style-name="WW_CharLFO4LVL9" text:bullet-char="">
        <style:list-level-properties text:space-before="4.25in" text:min-label-width="0.2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paragraph-properties fo:text-align="center"/>
      <style:text-properties fo:font-weight="bold" style:font-weight-asian="bold" fo:font-size="16pt" style:font-size-asian="16pt" style:font-size-complex="16pt"/>
    </style:style>
    <style:style style:name="P5" style:parent-style-name="Normal" style:family="paragraph">
      <style:text-properties fo:font-weight="bold" style:font-weight-asian="bold" fo:font-size="16pt" style:font-size-asian="16pt" style:font-size-complex="16pt"/>
    </style:style>
    <style:style style:name="P6" style:parent-style-name="Normal" style:family="paragraph">
      <style:text-properties fo:font-weight="bold" style:font-weight-asian="bold" fo:font-size="16pt" style:font-size-asian="16pt" style:font-size-complex="16pt"/>
    </style:style>
    <style:style style:name="P7" style:parent-style-name="Normal" style:family="paragraph">
      <style:text-properties fo:font-weight="bold" style:font-weight-asian="bold" fo:font-size="16pt" style:font-size-asian="16pt" style:font-size-complex="16pt"/>
    </style:style>
    <style:style style:name="P8" style:parent-style-name="Normal" style:family="paragraph">
      <style:text-properties fo:font-style="italic" style:font-style-asian="italic"/>
    </style:style>
    <style:style style:name="TableColumn10" style:family="table-column">
      <style:table-column-properties style:column-width="7.2361in"/>
    </style:style>
    <style:style style:name="Table9" style:family="table">
      <style:table-properties style:width="7.2361in" fo:margin-left="0in" table:align="left"/>
    </style:style>
    <style:style style:name="TableRow11" style:family="table-row">
      <style:table-row-properties/>
    </style:style>
    <style:style style:name="TableCell12" style:family="table-cell">
      <style:table-cell-properties fo:border="0.0069in solid #000000" fo:padding-top="0in" fo:padding-left="0.075in" fo:padding-bottom="0in" fo:padding-right="0.075in"/>
    </style:style>
    <style:style style:name="P13" style:parent-style-name="Normal" style:family="paragraph">
      <style:text-properties style:language-asian="en" style:country-asian="GB"/>
    </style:style>
    <style:style style:name="P14" style:parent-style-name="Heading2" style:family="paragraph">
      <style:text-properties fo:font-size="12pt" style:font-size-asian="12pt" style:font-size-complex="12pt" style:language-asian="en" style:country-asian="GB"/>
    </style:style>
    <style:style style:name="P15" style:parent-style-name="Normal" style:family="paragraph">
      <style:text-properties style:language-asian="en" style:country-asian="GB"/>
    </style:style>
    <style:style style:name="P16" style:parent-style-name="Normal" style:family="paragraph">
      <style:text-properties fo:font-style="italic" style:font-style-asian="italic" style:language-asian="en" style:country-asian="GB"/>
    </style:style>
    <style:style style:name="P17" style:parent-style-name="Normal" style:family="paragraph">
      <style:text-properties fo:font-style="italic" style:font-style-asian="italic" style:language-asian="en" style:country-asian="GB"/>
    </style:style>
    <style:style style:name="P18" style:parent-style-name="Normal" style:family="paragraph">
      <style:text-properties fo:font-style="italic" style:font-style-asian="italic" style:language-asian="en" style:country-asian="GB"/>
    </style:style>
    <style:style style:name="P19" style:parent-style-name="Normal" style:family="paragraph">
      <style:text-properties fo:font-style="italic" style:font-style-asian="italic" style:language-asian="en" style:country-asian="GB"/>
    </style:style>
    <style:style style:name="P20" style:parent-style-name="Normal" style:family="paragraph">
      <style:text-properties fo:font-style="italic" style:font-style-asian="italic" style:language-asian="en" style:country-asian="GB"/>
    </style:style>
    <style:style style:name="P21" style:parent-style-name="Normal" style:family="paragraph">
      <style:text-properties fo:font-style="italic" style:font-style-asian="italic" style:language-asian="en" style:country-asian="GB"/>
    </style:style>
    <style:style style:name="P22" style:parent-style-name="Normal" style:family="paragraph">
      <style:text-properties fo:font-style="italic" style:font-style-asian="italic" style:language-asian="en" style:country-asian="GB"/>
    </style:style>
    <style:style style:name="P23" style:parent-style-name="Normal" style:family="paragraph">
      <style:text-properties fo:font-style="italic" style:font-style-asian="italic" style:language-asian="en" style:country-asian="GB"/>
    </style:style>
    <style:style style:name="P24" style:parent-style-name="Normal" style:family="paragraph">
      <style:text-properties fo:font-style="italic" style:font-style-asian="italic" style:language-asian="en" style:country-asian="GB"/>
    </style:style>
    <style:style style:name="P25" style:parent-style-name="Normal" style:family="paragraph">
      <style:text-properties fo:font-style="italic" style:font-style-asian="italic" style:language-asian="en" style:country-asian="GB"/>
    </style:style>
    <style:style style:name="P26" style:parent-style-name="Normal" style:family="paragraph">
      <style:text-properties fo:font-style="italic" style:font-style-asian="italic" style:language-asian="en" style:country-asian="GB"/>
    </style:style>
    <style:style style:name="P27" style:parent-style-name="Normal" style:family="paragraph">
      <style:text-properties style:language-asian="en" style:country-asian="GB"/>
    </style:style>
    <style:style style:name="TableColumn29" style:family="table-column">
      <style:table-column-properties style:column-width="3.9201in"/>
    </style:style>
    <style:style style:name="TableColumn30" style:family="table-column">
      <style:table-column-properties style:column-width="0.8333in"/>
    </style:style>
    <style:style style:name="Table28" style:family="table">
      <style:table-properties style:width="4.7534in" fo:margin-left="1.1666in" table:align="left"/>
    </style:style>
    <style:style style:name="TableRow31" style:family="table-row">
      <style:table-row-properties style:min-row-height="0.1875in"/>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36" style:family="table-row">
      <style:table-row-properties style:min-row-height="0.1875in"/>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text-properties style:font-name-complex="Arial" fo:font-size="10pt" style:font-size-asian="10pt" style:font-size-complex="10pt" style:language-asian="en" style:country-asian="GB"/>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1" style:family="table-row">
      <style:table-row-properties style:min-row-height="0.1875in"/>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text-properties style:font-name-complex="Arial" fo:font-size="10pt" style:font-size-asian="10pt" style:font-size-complex="10pt" style:language-asian="en" style:country-asian="GB"/>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6" style:family="table-row">
      <style:table-row-properties style:min-row-height="0.1875in"/>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text-properties style:font-name-complex="Arial" fo:font-size="10pt" style:font-size-asian="10pt" style:font-size-complex="10pt" style:language-asian="en" style:country-asian="GB"/>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1" style:family="table-row">
      <style:table-row-properties style:min-row-height="0.1875in"/>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text-properties style:font-name-complex="Arial" fo:font-size="10pt" style:font-size-asian="10pt" style:font-size-complex="10pt" style:language-asian="en" style:country-asian="GB"/>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6" style:family="table-row">
      <style:table-row-properties style:min-row-height="0.1875in"/>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text-properties style:font-name-complex="Arial" fo:font-size="10pt" style:font-size-asian="10pt" style:font-size-complex="10pt" style:language-asian="en" style:country-asian="GB"/>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text-align="center"/>
      <style:text-properties style:font-name-complex="Arial" fo:font-size="10pt" style:font-size-asian="10pt" style:font-size-complex="10pt" style:language-asian="en" style:country-asian="GB"/>
    </style:style>
    <style:style style:name="P61" style:parent-style-name="Normal" style:family="paragraph">
      <style:text-properties style:language-asian="en" style:country-asian="GB"/>
    </style:style>
    <style:style style:name="P62" style:parent-style-name="Normal" style:family="paragraph">
      <style:text-properties style:language-asian="en" style:country-asian="GB"/>
    </style:style>
    <style:style style:name="P63" style:parent-style-name="Normal" style:family="paragraph">
      <style:text-properties style:language-asian="en" style:country-asian="GB"/>
    </style:style>
    <style:style style:name="P64" style:parent-style-name="Heading2" style:family="paragraph">
      <style:text-properties fo:font-style="normal" style:font-style-asian="normal"/>
    </style:style>
    <style:style style:name="TableColumn66" style:family="table-column">
      <style:table-column-properties style:column-width="7.125in"/>
    </style:style>
    <style:style style:name="Table65" style:family="table">
      <style:table-properties style:width="7.125in" fo:margin-left="0in" table:align="left"/>
    </style:style>
    <style:style style:name="TableRow67" style:family="table-row">
      <style:table-row-properties/>
    </style:style>
    <style:style style:name="TableCell68"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69"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70" style:family="table-row">
      <style:table-row-properties/>
    </style:style>
    <style:style style:name="TableCell71" style:family="table-cell">
      <style:table-cell-properties fo:border-top="none" fo:border-left="0.0208in solid #000000" fo:border-bottom="0.0104in solid #000000" fo:border-right="0.0208in solid #000000" fo:padding-top="0in" fo:padding-left="0.075in" fo:padding-bottom="0in" fo:padding-right="0.075in"/>
    </style:style>
    <style:style style:name="P72" style:parent-style-name="Normal" style:family="paragraph">
      <style:text-properties fo:font-weight="bold" style:font-weight-asian="bold" style:font-weight-complex="bold" style:language-asian="en" style:country-asian="GB"/>
    </style:style>
    <style:style style:name="T73" style:parent-style-name="DefaultParagraphFont" style:family="text">
      <style:text-properties style:font-weight-complex="bold" fo:font-size="11pt" style:font-size-asian="11pt" style:font-size-complex="11pt" style:language-asian="en" style:country-asian="GB"/>
    </style:style>
    <style:style style:name="T74" style:parent-style-name="DefaultParagraphFont" style:family="text">
      <style:text-properties style:font-weight-complex="bold" fo:font-size="11pt" style:font-size-asian="11pt" style:font-size-complex="11pt" style:language-asian="en" style:country-asian="GB"/>
    </style:style>
    <style:style style:name="T75" style:parent-style-name="DefaultParagraphFont" style:family="text">
      <style:text-properties style:font-name-complex="Arial" style:font-weight-complex="bold" fo:font-size="11pt" style:font-size-asian="11pt" style:font-size-complex="11pt" style:language-asian="en" style:country-asian="GB"/>
    </style:style>
    <style:style style:name="T76" style:parent-style-name="DefaultParagraphFont" style:family="text">
      <style:text-properties style:font-weight-complex="bold" fo:font-size="11pt" style:font-size-asian="11pt" style:font-size-complex="11pt" style:language-asian="en" style:country-asian="GB"/>
    </style:style>
    <style:style style:name="T77" style:parent-style-name="DefaultParagraphFont" style:family="text">
      <style:text-properties style:font-weight-complex="bold" fo:font-size="11pt" style:font-size-asian="11pt" style:font-size-complex="11pt" style:language-asian="en" style:country-asian="GB"/>
    </style:style>
    <style:style style:name="P78" style:parent-style-name="Normal" style:family="paragraph">
      <style:text-properties fo:font-weight="bold" style:font-weight-asian="bold" style:font-weight-complex="bold" style:language-asian="en" style:country-asian="GB"/>
    </style:style>
    <style:style style:name="P79" style:parent-style-name="Normal" style:family="paragraph">
      <style:paragraph-properties fo:text-align="justify"/>
      <style:text-properties fo:font-weight="bold" style:font-weight-asian="bold" style:font-weight-complex="bold" style:language-asian="en" style:country-asian="GB"/>
    </style:style>
    <style:style style:name="P80" style:parent-style-name="Normal" style:family="paragraph">
      <style:paragraph-properties fo:text-align="justify"/>
    </style:style>
    <style:style style:name="T81" style:parent-style-name="DefaultParagraphFont" style:family="text">
      <style:text-properties style:font-weight-complex="bold" fo:font-size="11pt" style:font-size-asian="11pt" style:font-size-complex="11pt" style:language-asian="en" style:country-asian="GB"/>
    </style:style>
    <style:style style:name="T82" style:parent-style-name="DefaultParagraphFont" style:family="text">
      <style:text-properties style:font-weight-complex="bold" fo:font-size="11pt" style:font-size-asian="11pt" style:font-size-complex="11pt" style:language-asian="en" style:country-asian="GB"/>
    </style:style>
    <style:style style:name="T83" style:parent-style-name="DefaultParagraphFont" style:family="text">
      <style:text-properties style:font-weight-complex="bold" fo:font-size="11pt" style:font-size-asian="11pt" style:font-size-complex="11pt" style:language-asian="en" style:country-asian="GB"/>
    </style:style>
    <style:style style:name="P84" style:parent-style-name="Normal" style:family="paragraph">
      <style:text-properties fo:font-weight="bold" style:font-weight-asian="bold" style:font-weight-complex="bold" style:language-asian="en" style:country-asian="GB"/>
    </style:style>
    <style:style style:name="TableColumn86" style:family="table-column">
      <style:table-column-properties style:column-width="7.2361in"/>
    </style:style>
    <style:style style:name="Table85" style:family="table">
      <style:table-properties style:width="7.2361in" fo:margin-left="0in" table:align="left"/>
    </style:style>
    <style:style style:name="TableRow87" style:family="table-row">
      <style:table-row-properties/>
    </style:style>
    <style:style style:name="TableCell88"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89" style:parent-style-name="Normal" style:family="paragraph">
      <style:text-properties fo:font-weight="bold" style:font-weight-asian="bold" style:font-weight-complex="bold" style:language-asian="en" style:country-asian="GB"/>
    </style:style>
    <style:style style:name="P90" style:parent-style-name="Normal" style:family="paragraph">
      <style:text-properties fo:font-weight="bold" style:font-weight-asian="bold" style:font-weight-complex="bold" style:language-asian="en" style:country-asian="GB"/>
    </style:style>
    <style:style style:name="TableRow91" style:family="table-row">
      <style:table-row-properties/>
    </style:style>
    <style:style style:name="TableCell92" style:family="table-cell">
      <style:table-cell-properties fo:border-top="none" fo:border-left="0.0208in solid #000000" fo:border-bottom="0.0104in solid #000000" fo:border-right="0.0208in solid #000000" fo:padding-top="0in" fo:padding-left="0.075in" fo:padding-bottom="0in" fo:padding-right="0.075in"/>
    </style:style>
    <style:style style:name="P93" style:parent-style-name="Normal" style:family="paragraph">
      <style:text-properties style:font-name="Times New Roman" style:font-name-asian="Calibri" fo:font-weight="bold" style:font-weight-asian="bold" style:font-weight-complex="bold" fo:language="en" fo:country="US" style:language-asian="en" style:country-asian="GB"/>
    </style:style>
    <style:style style:name="T94"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95"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6" style:parent-style-name="Normal" style:family="paragraph">
      <style:paragraph-properties fo:margin-top="0.0277in" fo:margin-bottom="0.0277in" fo:margin-left="0.5in">
        <style:tab-stops/>
      </style:paragraph-properties>
      <style:text-properties style:font-name-complex="Arial" fo:font-weight="bold" style:font-weight-asian="bold" style:font-weight-complex="bold" fo:font-style="italic" style:font-style-asian="italic" style:language-asian="en" style:country-asian="GB"/>
    </style:style>
    <style:style style:name="P97" style:parent-style-name="Normal" style:family="paragraph">
      <style:paragraph-properties fo:margin-top="0.0277in" fo:margin-bottom="0.0277in"/>
    </style:style>
    <style:style style:name="T98"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P99" style:parent-style-name="Normal" style:family="paragraph">
      <style:paragraph-properties fo:margin-top="0.0277in" fo:margin-bottom="0.0277in"/>
      <style:text-properties style:font-name-complex="Arial" fo:font-weight="bold" style:font-weight-asian="bold" style:font-weight-complex="bold" style:language-asian="en" style:country-asian="GB"/>
    </style:style>
    <style:style style:name="P100" style:parent-style-name="Normal" style:family="paragraph">
      <style:paragraph-properties fo:margin-top="0.0277in" fo:margin-bottom="0.0277in"/>
    </style:style>
    <style:style style:name="T101" style:parent-style-name="DefaultParagraphFont" style:family="text">
      <style:text-properties style:font-name-complex="Arial" style:font-weight-complex="bold" fo:font-size="11pt" style:font-size-asian="11pt" style:font-size-complex="11pt" style:language-asian="en" style:country-asian="GB"/>
    </style:style>
    <style:style style:name="T102" style:parent-style-name="DefaultParagraphFont" style:family="text">
      <style:text-properties style:font-name-complex="Arial" style:font-weight-complex="bold" fo:font-size="11pt" style:font-size-asian="11pt" style:font-size-complex="11pt" style:language-asian="en" style:country-asian="GB"/>
    </style:style>
    <style:style style:name="T103" style:parent-style-name="DefaultParagraphFont" style:family="text">
      <style:text-properties style:font-name-complex="Arial" style:font-weight-complex="bold" fo:font-size="11pt" style:font-size-asian="11pt" style:font-size-complex="11pt" style:language-asian="en" style:country-asian="GB"/>
    </style:style>
    <style:style style:name="P104" style:parent-style-name="Normal" style:family="paragraph">
      <style:paragraph-properties fo:margin-top="0.0277in" fo:margin-bottom="0.0277in"/>
      <style:text-properties style:font-name-complex="Arial" fo:font-weight="bold" style:font-weight-asian="bold" style:font-weight-complex="bold" style:language-asian="en" style:country-asian="GB"/>
    </style:style>
    <style:style style:name="P105" style:parent-style-name="Normal" style:family="paragraph">
      <style:paragraph-properties fo:margin-top="0.0277in" fo:margin-bottom="0.0277in"/>
    </style:style>
    <style:style style:name="T106"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P107" style:parent-style-name="Normal" style:family="paragraph">
      <style:paragraph-properties fo:margin-top="0.0277in" fo:margin-bottom="0.0277in"/>
      <style:text-properties style:font-name-complex="Arial" fo:font-weight="bold" style:font-weight-asian="bold" style:font-weight-complex="bold" style:language-asian="en" style:country-asian="GB"/>
    </style:style>
    <style:style style:name="T108"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09"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10"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11"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12"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113"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P114"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T115"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16"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17"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18"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119"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P120" style:parent-style-name="Normal" style:family="paragraph">
      <style:paragraph-properties fo:margin-top="0.0277in" fo:margin-bottom="0.0277in"/>
      <style:text-properties fo:font-weight="bold" style:font-weight-asian="bold" style:font-weight-complex="bold" style:language-asian="en" style:country-asian="GB"/>
    </style:style>
    <style:style style:name="TableColumn122" style:family="table-column">
      <style:table-column-properties style:column-width="7.125in"/>
    </style:style>
    <style:style style:name="Table121" style:family="table">
      <style:table-properties style:width="7.125in" fo:margin-left="0in" table:align="left"/>
    </style:style>
    <style:style style:name="TableRow123" style:family="table-row">
      <style:table-row-properties/>
    </style:style>
    <style:style style:name="TableCell124"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125"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126" style:family="table-row">
      <style:table-row-properties/>
    </style:style>
    <style:style style:name="TableCell127" style:family="table-cell">
      <style:table-cell-properties fo:border-top="none" fo:border-left="0.0208in solid #000000" fo:border-bottom="0.0104in solid #000000" fo:border-right="0.0208in solid #000000" fo:padding-top="0in" fo:padding-left="0.075in" fo:padding-bottom="0in" fo:padding-right="0.075in"/>
    </style:style>
    <style:style style:name="P128" style:parent-style-name="Normal" style:family="paragraph">
      <style:text-properties style:font-name-complex="Arial" fo:font-weight="bold" style:font-weight-asian="bold" style:font-weight-complex="bold" fo:font-size="9pt" style:font-size-asian="9pt" style:font-size-complex="9pt" style:language-asian="en" style:country-asian="GB"/>
    </style:style>
    <style:style style:name="T129"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30"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31"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132"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T133"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34"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35"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136"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T137"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38"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39"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140"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T141"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42"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43"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44"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45"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146"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P147" style:parent-style-name="Normal" style:family="paragraph">
      <style:paragraph-properties fo:margin-top="0.1666in" fo:margin-bottom="0.0416in"/>
    </style:style>
    <style:style style:name="T148" style:parent-style-name="DefaultParagraphFont" style:family="text">
      <style:text-properties style:font-weight-complex="bold" fo:font-size="11pt" style:font-size-asian="11pt" style:font-size-complex="11pt" style:language-asian="en" style:country-asian="GB"/>
    </style:style>
    <style:style style:name="T149" style:parent-style-name="DefaultParagraphFont" style:family="text">
      <style:text-properties style:font-weight-complex="bold" fo:font-size="11pt" style:font-size-asian="11pt" style:font-size-complex="11pt" style:language-asian="en" style:country-asian="GB"/>
    </style:style>
    <style:style style:name="T150" style:parent-style-name="DefaultParagraphFont" style:family="text">
      <style:text-properties style:font-weight-complex="bold" fo:font-size="11pt" style:font-size-asian="11pt" style:font-size-complex="11pt" style:language-asian="en" style:country-asian="GB"/>
    </style:style>
    <style:style style:name="T151" style:parent-style-name="DefaultParagraphFont" style:family="text">
      <style:text-properties style:font-weight-complex="bold" fo:font-size="11pt" style:font-size-asian="11pt" style:font-size-complex="11pt" style:language-asian="en" style:country-asian="GB"/>
    </style:style>
    <style:style style:name="P152"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P153" style:parent-style-name="Normal" style:family="paragraph">
      <style:text-properties style:font-name-asian="Calibri" style:font-name-complex="Arial" fo:font-weight="bold" style:font-weight-asian="bold" style:font-weight-complex="bold" fo:language="en" fo:country="US" style:language-asian="en" style:country-asian="GB"/>
    </style:style>
    <style:style style:name="T154"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55"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56"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157"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158" style:parent-style-name="Normal" style:family="paragraph">
      <style:text-properties style:font-name-asian="Calibri" style:font-name-complex="Arial" fo:font-weight="bold" style:font-weight-asian="bold" style:font-weight-complex="bold" fo:font-size="9pt" style:font-size-asian="9pt" style:font-size-complex="9pt" fo:language="en" fo:country="US" style:language-asian="en" style:country-asian="GB"/>
    </style:style>
    <style:style style:name="P159" style:parent-style-name="Heading2" style:family="paragraph">
      <style:text-properties fo:font-style="normal" style:font-style-asian="normal"/>
    </style:style>
    <style:style style:name="P160" style:parent-style-name="Heading2" style:family="paragraph">
      <style:text-properties fo:font-style="normal" style:font-style-asian="normal"/>
    </style:style>
    <style:style style:name="TableColumn162" style:family="table-column">
      <style:table-column-properties style:column-width="7.125in"/>
    </style:style>
    <style:style style:name="Table161" style:family="table">
      <style:table-properties style:width="7.125in" fo:margin-left="0in" table:align="left"/>
    </style:style>
    <style:style style:name="TableRow163" style:family="table-row">
      <style:table-row-properties/>
    </style:style>
    <style:style style:name="TableCell164"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65" style:parent-style-name="Normal" style:family="paragraph">
      <style:paragraph-properties fo:margin-top="0.0277in" fo:margin-bottom="0.0277in"/>
    </style:style>
    <style:style style:name="T166" style:parent-style-name="DefaultParagraphFont" style:family="text">
      <style:text-properties fo:font-weight="bold" style:font-weight-asian="bold" style:font-weight-complex="bold" style:language-asian="en" style:country-asian="GB"/>
    </style:style>
    <style:style style:name="T167" style:parent-style-name="DefaultParagraphFont" style:family="text">
      <style:text-properties fo:font-weight="bold" style:font-weight-asian="bold" style:font-weight-complex="bold" fo:font-style="italic" style:font-style-asian="italic" style:language-asian="en" style:country-asian="GB"/>
    </style:style>
    <style:style style:name="T168" style:parent-style-name="DefaultParagraphFont" style:family="text">
      <style:text-properties style:font-weight-complex="bold" fo:font-style="italic" style:font-style-asian="italic" style:language-asian="en" style:country-asian="GB"/>
    </style:style>
    <style:style style:name="T169" style:parent-style-name="DefaultParagraphFont" style:family="text">
      <style:text-properties style:font-weight-complex="bold" style:language-asian="en" style:country-asian="GB"/>
    </style:style>
    <style:style style:name="TableRow170" style:family="table-row">
      <style:table-row-properties/>
    </style:style>
    <style:style style:name="TableCell171" style:family="table-cell">
      <style:table-cell-properties fo:border-top="none" fo:border-left="0.0208in solid #000000" fo:border-bottom="none" fo:border-right="0.0208in solid #000000" fo:padding-top="0in" fo:padding-left="0.075in" fo:padding-bottom="0in" fo:padding-right="0.075in"/>
    </style:style>
    <style:style style:name="P172" style:parent-style-name="Normal" style:family="paragraph">
      <style:paragraph-properties fo:margin-top="0.1666in" fo:margin-bottom="0.0416in"/>
    </style:style>
    <style:style style:name="T173"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74" style:parent-style-name="Normal" style:family="paragraph">
      <style:paragraph-properties fo:margin-top="0.1666in" fo:margin-bottom="0.0416in"/>
    </style:style>
    <style:style style:name="T175" style:parent-style-name="DefaultParagraphFont" style:family="text">
      <style:text-properties style:font-weight-complex="bold" fo:font-size="11pt" style:font-size-asian="11pt" style:font-size-complex="11pt" style:language-asian="en" style:country-asian="GB"/>
    </style:style>
    <style:style style:name="T176" style:parent-style-name="DefaultParagraphFont" style:family="text">
      <style:text-properties style:font-weight-complex="bold" fo:font-size="11pt" style:font-size-asian="11pt" style:font-size-complex="11pt" style:language-asian="en" style:country-asian="GB"/>
    </style:style>
    <style:style style:name="P177" style:parent-style-name="Normal" style:family="paragraph">
      <style:paragraph-properties fo:margin-top="0.1666in" fo:margin-bottom="0.0416in"/>
    </style:style>
    <style:style style:name="T178" style:parent-style-name="DefaultParagraphFont" style:family="text">
      <style:text-properties style:font-weight-complex="bold" fo:font-size="11pt" style:font-size-asian="11pt" style:font-size-complex="11pt" style:language-asian="en" style:country-asian="GB"/>
    </style:style>
    <style:style style:name="TableRow179" style:family="table-row">
      <style:table-row-properties/>
    </style:style>
    <style:style style:name="TableCell180" style:family="table-cell">
      <style:table-cell-properties fo:border-top="none" fo:border-left="0.0208in solid #000000" fo:border-bottom="0.0104in solid #000000" fo:border-right="0.0208in solid #000000" fo:padding-top="0in" fo:padding-left="0.075in" fo:padding-bottom="0in" fo:padding-right="0.075in"/>
    </style:style>
    <style:style style:name="P181" style:parent-style-name="Normal" style:family="paragraph">
      <style:paragraph-properties fo:margin-top="0.1666in" fo:margin-bottom="0.0416in"/>
    </style:style>
    <style:style style:name="T18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83" style:parent-style-name="Normal" style:family="paragraph">
      <style:paragraph-properties fo:margin-top="0.1666in" fo:margin-bottom="0.0416in"/>
    </style:style>
    <style:style style:name="T184"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185" style:parent-style-name="DefaultParagraphFont" style:family="text">
      <style:text-properties style:font-weight-complex="bold" fo:font-size="11pt" style:font-size-asian="11pt" style:font-size-complex="11pt" style:language-asian="en" style:country-asian="GB"/>
    </style:style>
    <style:style style:name="T186" style:parent-style-name="DefaultParagraphFont" style:family="text">
      <style:text-properties style:font-weight-complex="bold" fo:font-size="11pt" style:font-size-asian="11pt" style:font-size-complex="11pt" style:language-asian="en" style:country-asian="GB"/>
    </style:style>
    <style:style style:name="T187" style:parent-style-name="DefaultParagraphFont" style:family="text">
      <style:text-properties style:font-weight-complex="bold" fo:font-size="11pt" style:font-size-asian="11pt" style:font-size-complex="11pt" style:language-asian="en" style:country-asian="GB"/>
    </style:style>
    <style:style style:name="T188" style:parent-style-name="DefaultParagraphFont" style:family="text">
      <style:text-properties style:font-weight-complex="bold" fo:font-size="11pt" style:font-size-asian="11pt" style:font-size-complex="11pt" fo:language="en" fo:country="US" style:language-asian="en" style:country-asian="GB"/>
    </style:style>
    <style:style style:name="T189" style:parent-style-name="DefaultParagraphFont" style:family="text">
      <style:text-properties style:font-weight-complex="bold" fo:font-size="11pt" style:font-size-asian="11pt" style:font-size-complex="11pt" fo:language="en" fo:country="US" style:language-asian="en" style:country-asian="GB"/>
    </style:style>
    <style:style style:name="P190" style:parent-style-name="Normal" style:family="paragraph">
      <style:paragraph-properties fo:margin-top="0.0694in" fo:margin-bottom="0.0694in"/>
    </style:style>
    <style:style style:name="T191"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192" style:parent-style-name="Normal" style:family="paragraph">
      <style:paragraph-properties fo:margin-top="0.0694in" fo:margin-bottom="0.0694in"/>
    </style:style>
    <style:style style:name="T193"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194"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195" style:parent-style-name="Normal" style:family="paragraph">
      <style:paragraph-properties fo:margin-top="0.0694in" fo:margin-bottom="0.0694in"/>
    </style:style>
    <style:style style:name="T196"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197"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198" style:parent-style-name="Normal" style:family="paragraph">
      <style:paragraph-properties fo:margin-top="0.0694in" fo:margin-bottom="0.0694in"/>
    </style:style>
    <style:style style:name="T199" style:parent-style-name="DefaultParagraphFont" style:family="text">
      <style:text-properties style:font-weight-complex="bold" fo:font-size="11pt" style:font-size-asian="11pt" style:font-size-complex="11pt" style:language-asian="en" style:country-asian="GB"/>
    </style:style>
    <style:style style:name="T200" style:parent-style-name="DefaultParagraphFont" style:family="text">
      <style:text-properties style:font-weight-complex="bold" fo:font-size="11pt" style:font-size-asian="11pt" style:font-size-complex="11pt" style:language-asian="en" style:country-asian="GB"/>
    </style:style>
    <style:style style:name="P201" style:parent-style-name="Normal" style:family="paragraph">
      <style:paragraph-properties fo:margin-top="0.1666in" fo:margin-bottom="0.0416in"/>
    </style:style>
    <style:style style:name="T202" style:parent-style-name="DefaultParagraphFont" style:family="text">
      <style:text-properties style:font-weight-complex="bold" fo:font-size="11pt" style:font-size-asian="11pt" style:font-size-complex="11pt" style:language-asian="en" style:country-asian="GB"/>
    </style:style>
    <style:style style:name="P203" style:parent-style-name="ListParagraph" style:family="paragraph">
      <style:paragraph-properties fo:margin-top="0.1666in" fo:margin-bottom="0.0416in"/>
    </style:style>
    <style:style style:name="T204"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T205" style:parent-style-name="DefaultParagraphFont" style:family="text">
      <style:text-properties style:font-weight-complex="bold" fo:font-size="11pt" style:font-size-asian="11pt" style:font-size-complex="11pt" style:language-asian="en" style:country-asian="GB"/>
    </style:style>
    <style:style style:name="T20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207" style:parent-style-name="DefaultParagraphFont" style:family="text">
      <style:text-properties style:font-weight-complex="bold" fo:font-size="11pt" style:font-size-asian="11pt" style:font-size-complex="11pt" style:language-asian="en" style:country-asian="GB"/>
    </style:style>
    <style:style style:name="T208" style:parent-style-name="DefaultParagraphFont" style:family="text">
      <style:text-properties style:font-weight-complex="bold" fo:font-size="11pt" style:font-size-asian="11pt" style:font-size-complex="11pt" style:language-asian="en" style:country-asian="GB"/>
    </style:style>
    <style:style style:name="T209" style:parent-style-name="DefaultParagraphFont" style:family="text">
      <style:text-properties style:font-weight-complex="bold" fo:font-size="11pt" style:font-size-asian="11pt" style:font-size-complex="11pt" style:language-asian="en" style:country-asian="GB"/>
    </style:style>
    <style:style style:name="T210" style:parent-style-name="DefaultParagraphFont" style:family="text">
      <style:text-properties style:font-weight-complex="bold" fo:font-size="11pt" style:font-size-asian="11pt" style:font-size-complex="11pt" style:language-asian="en" style:country-asian="GB"/>
    </style:style>
    <style:style style:name="P211" style:parent-style-name="ListParagraph" style:family="paragraph">
      <style:paragraph-properties fo:margin-top="0.1666in" fo:margin-bottom="0.0416in"/>
      <style:text-properties fo:font-weight="bold" style:font-weight-asian="bold" style:font-weight-complex="bold" style:text-underline-type="single" style:text-underline-style="solid" style:text-underline-width="auto" style:text-underline-mode="continuous"/>
    </style:style>
    <style:style style:name="P212" style:parent-style-name="ListParagraph" style:family="paragraph">
      <style:paragraph-properties fo:margin-top="0.1666in" fo:margin-bottom="0.0416in"/>
    </style:style>
    <style:style style:name="T21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T214"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215" style:parent-style-name="DefaultParagraphFont" style:family="text">
      <style:text-properties style:font-weight-complex="bold" fo:font-size="11pt" style:font-size-asian="11pt" style:font-size-complex="11pt" style:language-asian="en" style:country-asian="GB"/>
    </style:style>
    <style:style style:name="T216" style:parent-style-name="DefaultParagraphFont" style:family="text">
      <style:text-properties style:font-weight-complex="bold" fo:font-size="11pt" style:font-size-asian="11pt" style:font-size-complex="11pt" style:language-asian="en" style:country-asian="GB"/>
    </style:style>
    <style:style style:name="T217" style:parent-style-name="DefaultParagraphFont" style:family="text">
      <style:text-properties style:font-weight-complex="bold" fo:font-size="11pt" style:font-size-asian="11pt" style:font-size-complex="11pt" style:language-asian="en" style:country-asian="GB"/>
    </style:style>
    <style:style style:name="T218" style:parent-style-name="DefaultParagraphFont" style:family="text">
      <style:text-properties style:font-weight-complex="bold" fo:font-size="11pt" style:font-size-asian="11pt" style:font-size-complex="11pt" style:language-asian="en" style:country-asian="GB"/>
    </style:style>
    <style:style style:name="T219" style:parent-style-name="DefaultParagraphFont" style:family="text">
      <style:text-properties style:font-weight-complex="bold" fo:font-size="11pt" style:font-size-asian="11pt" style:font-size-complex="11pt" style:language-asian="en" style:country-asian="GB"/>
    </style:style>
    <style:style style:name="P220" style:parent-style-name="ListParagraph" style:family="paragraph">
      <style:paragraph-properties fo:margin-top="0.1666in" fo:margin-bottom="0.0416in"/>
    </style:style>
    <style:style style:name="T22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T22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223" style:parent-style-name="DefaultParagraphFont" style:family="text">
      <style:text-properties style:font-weight-complex="bold" fo:font-size="11pt" style:font-size-asian="11pt" style:font-size-complex="11pt" style:language-asian="en" style:country-asian="GB"/>
    </style:style>
    <style:style style:name="T224" style:parent-style-name="DefaultParagraphFont" style:family="text">
      <style:text-properties style:font-weight-complex="bold" fo:font-size="11pt" style:font-size-asian="11pt" style:font-size-complex="11pt" style:language-asian="en" style:country-asian="GB"/>
    </style:style>
    <style:style style:name="T225" style:parent-style-name="DefaultParagraphFont" style:family="text">
      <style:text-properties style:font-weight-complex="bold" fo:font-size="11pt" style:font-size-asian="11pt" style:font-size-complex="11pt" style:language-asian="en" style:country-asian="GB"/>
    </style:style>
    <style:style style:name="T226" style:parent-style-name="DefaultParagraphFont" style:family="text">
      <style:text-properties style:font-weight-complex="bold" fo:font-size="11pt" style:font-size-asian="11pt" style:font-size-complex="11pt" style:language-asian="en" style:country-asian="GB"/>
    </style:style>
    <style:style style:name="P227" style:parent-style-name="ListParagraph" style:family="paragraph">
      <style:paragraph-properties fo:margin-top="0.1666in" fo:margin-bottom="0.0416in"/>
      <style:text-properties fo:font-weight="bold" style:font-weight-asian="bold" style:font-weight-complex="bold" style:language-asian="en" style:country-asian="GB"/>
    </style:style>
    <style:style style:name="P228" style:parent-style-name="ListParagraph" style:family="paragraph">
      <style:paragraph-properties fo:margin-top="0.1666in" fo:margin-bottom="0.0416in"/>
    </style:style>
    <style:style style:name="T229"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T230"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231" style:parent-style-name="DefaultParagraphFont" style:family="text">
      <style:text-properties style:font-weight-complex="bold" fo:font-size="11pt" style:font-size-asian="11pt" style:font-size-complex="11pt" style:language-asian="en" style:country-asian="GB"/>
    </style:style>
    <style:style style:name="T232" style:parent-style-name="DefaultParagraphFont" style:family="text">
      <style:text-properties style:font-weight-complex="bold" fo:font-size="11pt" style:font-size-asian="11pt" style:font-size-complex="11pt" style:language-asian="en" style:country-asian="GB"/>
    </style:style>
    <style:style style:name="T233" style:parent-style-name="DefaultParagraphFont" style:family="text">
      <style:text-properties style:font-weight-complex="bold" fo:font-size="11pt" style:font-size-asian="11pt" style:font-size-complex="11pt" style:language-asian="en" style:country-asian="GB"/>
    </style:style>
    <style:style style:name="T234" style:parent-style-name="DefaultParagraphFont" style:family="text">
      <style:text-properties style:font-weight-complex="bold" fo:font-size="11pt" style:font-size-asian="11pt" style:font-size-complex="11pt" style:language-asian="en" style:country-asian="GB"/>
    </style:style>
    <style:style style:name="P235" style:parent-style-name="ListParagraph" style:family="paragraph">
      <style:paragraph-properties fo:margin-top="0.1666in" fo:margin-bottom="0.0416in"/>
    </style:style>
    <style:style style:name="T23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T237"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238" style:parent-style-name="DefaultParagraphFont" style:family="text">
      <style:text-properties style:font-weight-complex="bold" fo:font-size="11pt" style:font-size-asian="11pt" style:font-size-complex="11pt" style:language-asian="en" style:country-asian="GB"/>
    </style:style>
    <style:style style:name="T239" style:parent-style-name="DefaultParagraphFont" style:family="text">
      <style:text-properties style:font-weight-complex="bold" fo:font-size="11pt" style:font-size-asian="11pt" style:font-size-complex="11pt" style:language-asian="en" style:country-asian="GB"/>
    </style:style>
    <style:style style:name="T240" style:parent-style-name="DefaultParagraphFont" style:family="text">
      <style:text-properties style:font-weight-complex="bold" fo:font-size="11pt" style:font-size-asian="11pt" style:font-size-complex="11pt" style:language-asian="en" style:country-asian="GB"/>
    </style:style>
    <style:style style:name="T241" style:parent-style-name="DefaultParagraphFont" style:family="text">
      <style:text-properties style:font-weight-complex="bold" fo:font-size="11pt" style:font-size-asian="11pt" style:font-size-complex="11pt" style:language-asian="en" style:country-asian="GB"/>
    </style:style>
    <style:style style:name="P242" style:parent-style-name="Normal" style:family="paragraph">
      <style:paragraph-properties fo:margin-top="0.0694in" fo:margin-bottom="0.0694in"/>
    </style:style>
    <style:style style:name="T243" style:parent-style-name="DefaultParagraphFont" style:family="text">
      <style:text-properties style:font-name-complex="Arial" fo:font-weight="bold" style:font-weight-asian="bold" style:font-weight-complex="bold" fo:color="#222222" fo:font-size="11pt" style:font-size-asian="11pt" style:font-size-complex="11pt" style:language-asian="en" style:country-asian="GB"/>
    </style:style>
    <style:style style:name="P244" style:parent-style-name="Normal" style:family="paragraph">
      <style:paragraph-properties fo:margin-top="0.0694in" fo:margin-bottom="0.0694in"/>
    </style:style>
    <style:style style:name="T245"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24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247" style:parent-style-name="Normal" style:family="paragraph">
      <style:paragraph-properties fo:margin-top="0.0694in" fo:margin-bottom="0.0694in"/>
    </style:style>
    <style:style style:name="T248"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24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250" style:parent-style-name="ListParagraph" style:family="paragraph">
      <style:paragraph-properties style:text-autospace="none" fo:text-align="justify" fo:margin-top="0.1666in" fo:margin-bottom="0.0416in">
        <style:tab-stops>
          <style:tab-stop style:type="left" style:position="0in"/>
          <style:tab-stop style:type="left" style:position="0.2291in"/>
        </style:tab-stops>
      </style:paragraph-properties>
    </style:style>
    <style:style style:name="T251" style:parent-style-name="DefaultParagraphFont" style:family="text">
      <style:text-properties style:font-weight-complex="bold" fo:font-size="11pt" style:font-size-asian="11pt" style:font-size-complex="11pt" style:language-asian="en" style:country-asian="GB"/>
    </style:style>
    <style:style style:name="T252" style:parent-style-name="DefaultParagraphFont" style:family="text">
      <style:text-properties style:font-weight-complex="bold" fo:font-size="11pt" style:font-size-asian="11pt" style:font-size-complex="11pt" style:language-asian="en" style:country-asian="GB"/>
    </style:style>
    <style:style style:name="P253" style:parent-style-name="ListParagraph" style:family="paragraph">
      <style:paragraph-properties style:text-autospace="none" fo:text-align="justify" fo:margin-top="0.1666in" fo:margin-bottom="0.0416in">
        <style:tab-stops>
          <style:tab-stop style:type="left" style:position="0in"/>
          <style:tab-stop style:type="left" style:position="0.2291in"/>
        </style:tab-stops>
      </style:paragraph-properties>
    </style:style>
    <style:style style:name="T254" style:parent-style-name="DefaultParagraphFont" style:family="text">
      <style:text-properties style:font-weight-complex="bold" fo:font-size="11pt" style:font-size-asian="11pt" style:font-size-complex="11pt" style:language-asian="en" style:country-asian="GB"/>
    </style:style>
    <style:style style:name="T255" style:parent-style-name="DefaultParagraphFont" style:family="text">
      <style:text-properties fo:font-weight="bold" style:font-weight-asian="bold" style:font-weight-complex="bold" fo:font-size="11pt" style:font-size-asian="11pt" style:language-asian="en" style:country-asian="GB"/>
    </style:style>
    <style:style style:name="T256" style:parent-style-name="DefaultParagraphFont" style:family="text">
      <style:text-properties style:font-name-complex="Arial" style:font-weight-complex="bold" fo:font-size="11pt" style:font-size-asian="11pt" style:font-size-complex="11pt" style:language-asian="en" style:country-asian="GB"/>
    </style:style>
    <style:style style:name="T257" style:parent-style-name="DefaultParagraphFont" style:family="text">
      <style:text-properties style:font-name-complex="Arial" style:font-weight-complex="bold" fo:font-size="11pt" style:font-size-asian="11pt" style:font-size-complex="11pt" style:language-asian="en" style:country-asian="GB"/>
    </style:style>
    <style:style style:name="T258" style:parent-style-name="DefaultParagraphFont" style:family="text">
      <style:text-properties style:font-weight-complex="bold" fo:font-size="11pt" style:font-size-asian="11pt" style:font-size-complex="11pt" style:language-asian="en" style:country-asian="GB"/>
    </style:style>
    <style:style style:name="T259" style:parent-style-name="DefaultParagraphFont" style:family="text">
      <style:text-properties style:font-weight-complex="bold" fo:font-size="11pt" style:font-size-asian="11pt" style:font-size-complex="11pt" style:language-asian="en" style:country-asian="GB"/>
    </style:style>
    <style:style style:name="T260" style:parent-style-name="DefaultParagraphFont" style:family="text">
      <style:text-properties style:font-weight-complex="bold" fo:font-size="11pt" style:font-size-asian="11pt" style:font-size-complex="11pt" style:language-asian="en" style:country-asian="GB"/>
    </style:style>
    <style:style style:name="P261" style:parent-style-name="Normal" style:family="paragraph">
      <style:paragraph-properties style:text-autospace="none" fo:text-align="justify" fo:margin-top="0.1666in" fo:margin-bottom="0.0416in">
        <style:tab-stops>
          <style:tab-stop style:type="left" style:position="0.7291in"/>
        </style:tab-stops>
      </style:paragraph-properties>
      <style:text-properties fo:font-weight="bold" style:font-weight-asian="bold" style:font-weight-complex="bold" style:language-asian="en" style:country-asian="GB"/>
    </style:style>
    <style:style style:name="P262" style:parent-style-name="Normal" style:family="paragraph">
      <style:paragraph-properties fo:margin-top="0.0694in" fo:margin-bottom="0.0694in"/>
    </style:style>
    <style:style style:name="T263"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T264"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265" style:parent-style-name="Normal" style:family="paragraph">
      <style:paragraph-properties fo:margin-top="0.0694in" fo:margin-bottom="0.0694in"/>
    </style:style>
    <style:style style:name="T266"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267"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268" style:parent-style-name="Normal" style:family="paragraph">
      <style:paragraph-properties fo:margin-top="0.0694in" fo:margin-bottom="0.0694in"/>
    </style:style>
    <style:style style:name="T269"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270"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271"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272" style:parent-style-name="Normal" style:family="paragraph"/>
    <style:style style:name="T273" style:parent-style-name="DefaultParagraphFont" style:family="text">
      <style:text-properties style:font-weight-complex="bold" fo:font-size="11pt" style:font-size-asian="11pt" style:language-asian="en" style:country-asian="GB"/>
    </style:style>
    <style:style style:name="T274" style:parent-style-name="DefaultParagraphFont" style:family="text">
      <style:text-properties style:font-name-complex="Arial" style:font-weight-complex="bold" fo:font-size="11pt" style:font-size-asian="11pt" style:font-size-complex="11pt" style:language-asian="en" style:country-asian="GB"/>
    </style:style>
    <style:style style:name="T275" style:parent-style-name="DefaultParagraphFont" style:family="text">
      <style:text-properties style:font-weight-complex="bold" fo:font-size="11pt" style:font-size-asian="11pt" style:language-asian="en" style:country-asian="GB"/>
    </style:style>
    <style:style style:name="T276" style:parent-style-name="DefaultParagraphFont" style:family="text">
      <style:text-properties fo:font-weight="bold" style:font-weight-asian="bold" style:font-weight-complex="bold" fo:font-size="11pt" style:font-size-asian="11pt" style:language-asian="en" style:country-asian="GB"/>
    </style:style>
    <style:style style:name="T277" style:parent-style-name="DefaultParagraphFont" style:family="text">
      <style:text-properties style:font-name-complex="Arial" style:font-weight-complex="bold" fo:font-size="11pt" style:font-size-asian="11pt" style:font-size-complex="11pt" style:language-asian="en" style:country-asian="GB"/>
    </style:style>
    <style:style style:name="T278" style:parent-style-name="DefaultParagraphFont" style:family="text">
      <style:text-properties style:font-name-complex="Arial" style:font-weight-complex="bold" fo:font-size="11pt" style:font-size-asian="11pt" style:font-size-complex="11pt" style:language-asian="en" style:country-asian="GB"/>
    </style:style>
    <style:style style:name="T279" style:parent-style-name="DefaultParagraphFont" style:family="text">
      <style:text-properties style:font-name-complex="Arial" style:font-weight-complex="bold" fo:font-size="11pt" style:font-size-asian="11pt" style:font-size-complex="11pt" style:language-asian="en" style:country-asian="GB"/>
    </style:style>
    <style:style style:name="T280" style:parent-style-name="DefaultParagraphFont" style:family="text">
      <style:text-properties style:font-name-complex="Arial" style:font-weight-complex="bold" fo:font-size="11pt" style:font-size-asian="11pt" style:font-size-complex="11pt" style:language-asian="en" style:country-asian="GB"/>
    </style:style>
    <style:style style:name="T281" style:parent-style-name="DefaultParagraphFont" style:family="text">
      <style:text-properties style:font-name-complex="Arial" style:font-weight-complex="bold" fo:font-size="11pt" style:font-size-asian="11pt" style:font-size-complex="11pt" style:language-asian="en" style:country-asian="GB"/>
    </style:style>
    <style:style style:name="T282" style:parent-style-name="DefaultParagraphFont" style:family="text">
      <style:text-properties style:font-name-complex="Arial" style:font-weight-complex="bold" fo:font-size="11pt" style:font-size-asian="11pt" style:font-size-complex="11pt" style:language-asian="en" style:country-asian="GB"/>
    </style:style>
    <style:style style:name="P283" style:parent-style-name="Normal" style:family="paragraph">
      <style:paragraph-properties fo:widows="0" fo:orphans="0" style:text-autospace="none" style:vertical-align="middle" fo:margin-bottom="0.0625in"/>
      <style:text-properties style:font-name-complex="Arial" fo:font-weight="bold" style:font-weight-asian="bold" style:font-weight-complex="bold" style:font-style-complex="italic" style:language-asian="en" style:country-asian="GB"/>
    </style:style>
    <style:style style:name="P284" style:parent-style-name="Normal" style:family="paragraph">
      <style:paragraph-properties fo:margin-top="0.0694in" fo:margin-bottom="0.0694in"/>
    </style:style>
    <style:style style:name="T285"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286" style:parent-style-name="Normal" style:family="paragraph">
      <style:paragraph-properties fo:margin-top="0.0694in" fo:margin-bottom="0.0694in"/>
    </style:style>
    <style:style style:name="T287"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288"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28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290" style:parent-style-name="Normal" style:family="paragraph"/>
    <style:style style:name="T291"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292"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293"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294" style:parent-style-name="Normal" style:family="paragraph">
      <style:paragraph-properties style:text-autospace="none" fo:text-align="justify">
        <style:tab-stops>
          <style:tab-stop style:type="left" style:position="0.7291in"/>
        </style:tab-stops>
      </style:paragraph-properties>
      <style:text-properties style:font-name-complex="Arial" fo:font-weight="bold" style:font-weight-asian="bold" style:font-weight-complex="bold"/>
    </style:style>
    <style:style style:name="P295" style:parent-style-name="ListParagraph" style:family="paragraph">
      <style:paragraph-properties style:text-autospace="none">
        <style:tab-stops>
          <style:tab-stop style:type="left" style:position="0in"/>
          <style:tab-stop style:type="left" style:position="0.2291in"/>
        </style:tab-stops>
      </style:paragraph-properties>
    </style:style>
    <style:style style:name="T296" style:parent-style-name="DefaultParagraphFont" style:family="text">
      <style:text-properties style:font-weight-complex="bold" fo:font-size="11pt" style:font-size-asian="11pt" style:text-underline-type="single" style:text-underline-style="solid" style:text-underline-width="auto" style:text-underline-mode="continuous" style:language-asian="en" style:country-asian="GB"/>
    </style:style>
    <style:style style:name="T297" style:parent-style-name="DefaultParagraphFont" style:family="text">
      <style:text-properties style:font-name-complex="Arial" style:font-weight-complex="bold" fo:font-size="11pt" style:font-size-asian="11pt" style:font-size-complex="11pt" style:language-asian="en" style:country-asian="GB"/>
    </style:style>
    <style:style style:name="T298" style:parent-style-name="DefaultParagraphFont" style:family="text">
      <style:text-properties style:font-name-complex="Arial" style:font-weight-complex="bold" fo:font-size="11pt" style:font-size-asian="11pt" style:font-size-complex="11pt" style:language-asian="en" style:country-asian="GB"/>
    </style:style>
    <style:style style:name="T299" style:parent-style-name="DefaultParagraphFont" style:family="text">
      <style:text-properties style:font-weight-complex="bold" fo:font-size="11pt" style:font-size-asian="11pt" style:font-size-complex="11pt" style:language-asian="en" style:country-asian="GB"/>
    </style:style>
    <style:style style:name="T300" style:parent-style-name="DefaultParagraphFont" style:family="text">
      <style:text-properties style:font-weight-complex="bold" fo:font-size="11pt" style:font-size-asian="11pt" style:font-size-complex="11pt" style:language-asian="en" style:country-asian="GB"/>
    </style:style>
    <style:style style:name="T301" style:parent-style-name="DefaultParagraphFont" style:family="text">
      <style:text-properties style:font-weight-complex="bold" fo:font-size="11pt" style:font-size-asian="11pt" style:language-asian="en" style:country-asian="GB"/>
    </style:style>
    <style:style style:name="T302" style:parent-style-name="DefaultParagraphFont" style:family="text">
      <style:text-properties style:font-weight-complex="bold" fo:font-size="11pt" style:font-size-asian="11pt" style:font-size-complex="11pt" style:language-asian="en" style:country-asian="GB"/>
    </style:style>
    <style:style style:name="T303"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304"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305" style:parent-style-name="DefaultParagraphFont" style:family="text">
      <style:text-properties style:font-weight-complex="bold" fo:font-size="11pt" style:font-size-asian="11pt" style:font-size-complex="11pt" style:language-asian="en" style:country-asian="GB"/>
    </style:style>
    <style:style style:name="P306" style:parent-style-name="ListParagraph" style:family="paragraph">
      <style:paragraph-properties style:text-autospace="none">
        <style:tab-stops>
          <style:tab-stop style:type="left" style:position="0in"/>
          <style:tab-stop style:type="left" style:position="0.2291in"/>
        </style:tab-stops>
      </style:paragraph-properties>
    </style:style>
    <style:style style:name="T307" style:parent-style-name="DefaultParagraphFont" style:family="text">
      <style:text-properties style:font-weight-complex="bold" fo:font-size="11pt" style:font-size-asian="11pt" style:text-underline-type="single" style:text-underline-style="solid" style:text-underline-width="auto" style:text-underline-mode="continuous" style:language-asian="en" style:country-asian="GB"/>
    </style:style>
    <style:style style:name="T308"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language-asian="en" style:country-asian="GB"/>
    </style:style>
    <style:style style:name="T309" style:parent-style-name="DefaultParagraphFont" style:family="text">
      <style:text-properties style:font-weight-complex="bold" fo:font-size="11pt" style:font-size-asian="11pt" style:text-underline-type="single" style:text-underline-style="solid" style:text-underline-width="auto" style:text-underline-mode="continuous" style:language-asian="en" style:country-asian="GB"/>
    </style:style>
    <style:style style:name="T310" style:parent-style-name="DefaultParagraphFont" style:family="text">
      <style:text-properties fo:font-weight="bold" style:font-weight-asian="bold" style:font-weight-complex="bold" fo:font-size="11pt" style:font-size-asian="11pt" style:language-asian="en" style:country-asian="GB"/>
    </style:style>
    <style:style style:name="T311" style:parent-style-name="DefaultParagraphFont" style:family="text">
      <style:text-properties fo:font-weight="bold" style:font-weight-asian="bold" style:font-weight-complex="bold" fo:font-size="11pt" style:font-size-asian="11pt" style:language-asian="en" style:country-asian="GB"/>
    </style:style>
    <style:style style:name="T312" style:parent-style-name="DefaultParagraphFont" style:family="text">
      <style:text-properties style:font-name-complex="Arial" style:font-weight-complex="bold" fo:font-size="11pt" style:font-size-asian="11pt" style:font-size-complex="11pt" style:language-asian="en" style:country-asian="GB"/>
    </style:style>
    <style:style style:name="T313" style:parent-style-name="DefaultParagraphFont" style:family="text">
      <style:text-properties style:font-name-complex="Arial" style:font-weight-complex="bold" fo:font-size="11pt" style:font-size-asian="11pt" style:font-size-complex="11pt" style:language-asian="en" style:country-asian="GB"/>
    </style:style>
    <style:style style:name="T314" style:parent-style-name="DefaultParagraphFont" style:family="text">
      <style:text-properties style:font-name-complex="Arial" style:font-weight-complex="bold" fo:font-size="11pt" style:font-size-asian="11pt" style:font-size-complex="11pt" style:language-asian="en" style:country-asian="GB"/>
    </style:style>
    <style:style style:name="T315" style:parent-style-name="DefaultParagraphFont" style:family="text">
      <style:text-properties style:font-name-complex="Arial" style:font-weight-complex="bold" fo:font-size="11pt" style:font-size-asian="11pt" style:font-size-complex="11pt" style:language-asian="en" style:country-asian="GB"/>
    </style:style>
    <style:style style:name="P316" style:parent-style-name="ListParagraph" style:family="paragraph">
      <style:paragraph-properties style:text-autospace="none" fo:margin-bottom="0.0833in">
        <style:tab-stops>
          <style:tab-stop style:type="left" style:position="0in"/>
          <style:tab-stop style:type="left" style:position="0.2291in"/>
        </style:tab-stops>
      </style:paragraph-properties>
    </style:style>
    <style:style style:name="T317" style:parent-style-name="DefaultParagraphFont" style:family="text">
      <style:text-properties style:font-weight-complex="bold" fo:font-size="11pt" style:font-size-asian="11pt" style:text-underline-type="single" style:text-underline-style="solid" style:text-underline-width="auto" style:text-underline-mode="continuous" style:language-asian="en" style:country-asian="GB"/>
    </style:style>
    <style:style style:name="T318"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319" style:parent-style-name="DefaultParagraphFont" style:family="text">
      <style:text-properties style:font-name-complex="Arial" style:font-weight-complex="bold" fo:font-size="11pt" style:font-size-asian="11pt" style:font-size-complex="11pt" style:language-asian="en" style:country-asian="GB"/>
    </style:style>
    <style:style style:name="T320" style:parent-style-name="DefaultParagraphFont" style:family="text">
      <style:text-properties style:font-name-complex="Arial" style:font-weight-complex="bold" fo:font-size="11pt" style:font-size-asian="11pt" style:font-size-complex="11pt" style:language-asian="en" style:country-asian="GB"/>
    </style:style>
    <style:style style:name="P321" style:parent-style-name="ListParagraph" style:family="paragraph">
      <style:paragraph-properties style:text-autospace="none" fo:margin-bottom="0.0833in">
        <style:tab-stops>
          <style:tab-stop style:type="left" style:position="0in"/>
          <style:tab-stop style:type="left" style:position="0.2291in"/>
        </style:tab-stops>
      </style:paragraph-properties>
    </style:style>
    <style:style style:name="T322" style:parent-style-name="DefaultParagraphFont" style:family="text">
      <style:text-properties style:font-weight-complex="bold" fo:font-size="11pt" style:font-size-asian="11pt" style:text-underline-type="single" style:text-underline-style="solid" style:text-underline-width="auto" style:text-underline-mode="continuous" style:language-asian="en" style:country-asian="GB"/>
    </style:style>
    <style:style style:name="T323" style:parent-style-name="DefaultParagraphFont" style:family="text">
      <style:text-properties style:font-name-complex="Arial" style:font-weight-complex="bold" fo:font-size="11pt" style:font-size-asian="11pt" style:font-size-complex="11pt" style:language-asian="en" style:country-asian="GB"/>
    </style:style>
    <style:style style:name="T324" style:parent-style-name="DefaultParagraphFont" style:family="text">
      <style:text-properties style:font-name-complex="Arial" style:font-weight-complex="bold" fo:font-size="11pt" style:font-size-asian="11pt" style:font-size-complex="11pt" style:language-asian="en" style:country-asian="GB"/>
    </style:style>
    <style:style style:name="T325" style:parent-style-name="DefaultParagraphFont" style:family="text">
      <style:text-properties style:font-name-complex="Arial" style:font-weight-complex="bold" fo:font-size="11pt" style:font-size-asian="11pt" style:font-size-complex="11pt" style:language-asian="en" style:country-asian="GB"/>
    </style:style>
    <style:style style:name="T326" style:parent-style-name="DefaultParagraphFont" style:family="text">
      <style:text-properties style:font-name-complex="Arial" style:font-weight-complex="bold" fo:font-size="11pt" style:font-size-asian="11pt" style:font-size-complex="11pt" style:language-asian="en" style:country-asian="GB"/>
    </style:style>
    <style:style style:name="P327" style:parent-style-name="Normal" style:family="paragraph">
      <style:paragraph-properties fo:margin-top="0.1666in" fo:margin-bottom="0.0416in"/>
    </style:style>
    <style:style style:name="T328"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329" style:parent-style-name="Normal" style:family="paragraph">
      <style:paragraph-properties fo:margin-top="0.1666in" fo:margin-bottom="0.0416in"/>
    </style:style>
    <style:style style:name="T330" style:parent-style-name="DefaultParagraphFont" style:family="text">
      <style:text-properties style:font-weight-complex="bold" fo:font-size="11pt" style:font-size-asian="11pt" style:font-size-complex="11pt" style:language-asian="en" style:country-asian="GB"/>
    </style:style>
    <style:style style:name="T331" style:parent-style-name="DefaultParagraphFont" style:family="text">
      <style:text-properties style:font-weight-complex="bold" fo:font-size="11pt" style:font-size-asian="11pt" style:font-size-complex="11pt" style:language-asian="en" style:country-asian="GB"/>
    </style:style>
    <style:style style:name="T332" style:parent-style-name="DefaultParagraphFont" style:family="text">
      <style:text-properties style:font-weight-complex="bold" fo:font-size="11pt" style:font-size-asian="11pt" style:font-size-complex="11pt" style:language-asian="en" style:country-asian="GB"/>
    </style:style>
    <style:style style:name="P333" style:parent-style-name="Normal" style:family="paragraph">
      <style:paragraph-properties fo:margin-top="0.1666in" fo:margin-bottom="0.0416in"/>
    </style:style>
    <style:style style:name="T334" style:parent-style-name="DefaultParagraphFont" style:family="text">
      <style:text-properties style:font-weight-complex="bold" fo:font-size="11pt" style:font-size-asian="11pt" style:font-size-complex="11pt" style:language-asian="en" style:country-asian="GB"/>
    </style:style>
    <style:style style:name="T33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336" style:parent-style-name="DefaultParagraphFont" style:family="text">
      <style:text-properties style:font-weight-complex="bold" fo:font-size="11pt" style:font-size-asian="11pt" style:font-size-complex="11pt" style:language-asian="en" style:country-asian="GB"/>
    </style:style>
    <style:style style:name="T337" style:parent-style-name="DefaultParagraphFont" style:family="text">
      <style:text-properties style:font-weight-complex="bold" style:language-asian="en" style:country-asian="GB"/>
    </style:style>
    <style:style style:name="T338" style:parent-style-name="DefaultParagraphFont" style:family="text">
      <style:text-properties style:font-weight-complex="bold" fo:font-size="11pt" style:font-size-asian="11pt" style:font-size-complex="11pt" style:language-asian="en" style:country-asian="GB"/>
    </style:style>
    <style:style style:name="T339" style:parent-style-name="DefaultParagraphFont" style:family="text">
      <style:text-properties style:font-weight-complex="bold" fo:font-size="11pt" style:font-size-asian="11pt" style:font-size-complex="11pt" style:language-asian="en" style:country-asian="GB"/>
    </style:style>
    <style:style style:name="T340" style:parent-style-name="DefaultParagraphFont" style:family="text">
      <style:text-properties style:font-weight-complex="bold" fo:font-size="11pt" style:font-size-asian="11pt" style:font-size-complex="11pt" style:language-asian="en" style:country-asian="GB"/>
    </style:style>
    <style:style style:name="P341" style:parent-style-name="Normal" style:family="paragraph">
      <style:paragraph-properties fo:margin-top="0.1666in" fo:margin-bottom="0.0416in"/>
    </style:style>
    <style:style style:name="T342" style:parent-style-name="DefaultParagraphFont" style:family="text">
      <style:text-properties style:font-weight-complex="bold" fo:font-size="11pt" style:font-size-asian="11pt" style:font-size-complex="11pt" style:language-asian="en" style:country-asian="GB"/>
    </style:style>
    <style:style style:name="T343" style:parent-style-name="DefaultParagraphFont" style:family="text">
      <style:text-properties style:font-weight-complex="bold" fo:font-size="11pt" style:font-size-asian="11pt" style:font-size-complex="11pt" style:language-asian="en" style:country-asian="GB"/>
    </style:style>
    <style:style style:name="T344" style:parent-style-name="DefaultParagraphFont" style:family="text">
      <style:text-properties style:font-weight-complex="bold" fo:font-size="11pt" style:font-size-asian="11pt" style:font-size-complex="11pt" style:language-asian="en" style:country-asian="GB"/>
    </style:style>
    <style:style style:name="P345" style:parent-style-name="Normal" style:family="paragraph">
      <style:text-properties fo:font-weight="bold" style:font-weight-asian="bold" style:font-weight-complex="bold" style:language-asian="en" style:country-asian="GB"/>
    </style:style>
    <style:style style:name="T34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347"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348" style:parent-style-name="DefaultParagraphFont" style:family="text">
      <style:text-properties style:font-weight-complex="bold" fo:font-style="italic" style:font-style-asian="italic" fo:font-size="11pt" style:font-size-asian="11pt" style:font-size-complex="11pt" style:language-asian="en" style:country-asian="GB"/>
    </style:style>
    <style:style style:name="P349" style:parent-style-name="Normal" style:family="paragraph">
      <style:text-properties fo:font-weight="bold" style:font-weight-asian="bold" style:font-weight-complex="bold" style:language-asian="en" style:country-asian="GB"/>
    </style:style>
    <style:style style:name="T350"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351"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352" style:parent-style-name="DefaultParagraphFont" style:family="text">
      <style:text-properties style:font-weight-complex="bold" fo:font-style="italic" style:font-style-asian="italic" fo:font-size="11pt" style:font-size-asian="11pt" style:font-size-complex="11pt" style:language-asian="en" style:country-asian="GB"/>
    </style:style>
    <style:style style:name="P353" style:parent-style-name="Normal" style:family="paragraph">
      <style:text-properties fo:font-weight="bold" style:font-weight-asian="bold" style:font-weight-complex="bold" style:language-asian="en" style:country-asian="GB"/>
    </style:style>
    <style:style style:name="TableColumn355" style:family="table-column">
      <style:table-column-properties style:column-width="7.125in"/>
    </style:style>
    <style:style style:name="Table354" style:family="table">
      <style:table-properties style:width="7.125in" fo:margin-left="0in" table:align="left"/>
    </style:style>
    <style:style style:name="TableRow356" style:family="table-row">
      <style:table-row-properties/>
    </style:style>
    <style:style style:name="TableCell357" style:family="table-cell">
      <style:table-cell-properties fo:border-top="0.0104in solid #000000" fo:border-left="0.0208in solid #000000" fo:border-bottom="none" fo:border-right="0.0208in solid #000000" fo:padding-top="0in" fo:padding-left="0.075in" fo:padding-bottom="0in" fo:padding-right="0.075in"/>
    </style:style>
    <style:style style:name="P358" style:parent-style-name="Normal" style:family="paragraph">
      <style:paragraph-properties fo:margin-top="0.0277in" fo:margin-bottom="0.0277in"/>
    </style:style>
    <style:style style:name="T359" style:parent-style-name="DefaultParagraphFont" style:family="text">
      <style:text-properties fo:font-weight="bold" style:font-weight-asian="bold" style:font-weight-complex="bold" style:language-asian="en" style:country-asian="GB"/>
    </style:style>
    <style:style style:name="T360" style:parent-style-name="DefaultParagraphFont" style:family="text">
      <style:text-properties style:font-weight-complex="bold" style:language-asian="en" style:country-asian="GB"/>
    </style:style>
    <style:style style:name="T361" style:parent-style-name="DefaultParagraphFont" style:family="text">
      <style:text-properties style:font-weight-complex="bold" style:language-asian="en" style:country-asian="GB"/>
    </style:style>
    <style:style style:name="T362" style:parent-style-name="DefaultParagraphFont" style:family="text">
      <style:text-properties style:font-weight-complex="bold" style:language-asian="en" style:country-asian="GB"/>
    </style:style>
    <style:style style:name="TableRow363" style:family="table-row">
      <style:table-row-properties/>
    </style:style>
    <style:style style:name="TableCell364" style:family="table-cell">
      <style:table-cell-properties fo:border-top="none" fo:border-left="0.0208in solid #000000" fo:border-bottom="none" fo:border-right="0.0208in solid #000000" fo:padding-top="0in" fo:padding-left="0.075in" fo:padding-bottom="0in" fo:padding-right="0.075in"/>
    </style:style>
    <style:style style:name="P365" style:parent-style-name="Normal" style:family="paragraph">
      <style:paragraph-properties fo:margin-top="0.1666in" fo:margin-bottom="0.0416in"/>
    </style:style>
    <style:style style:name="T36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367" style:parent-style-name="Normal" style:family="paragraph">
      <style:paragraph-properties fo:margin-top="0.1666in" fo:margin-bottom="0.0416in"/>
    </style:style>
    <style:style style:name="T368" style:parent-style-name="DefaultParagraphFont" style:family="text">
      <style:text-properties style:font-weight-complex="bold" fo:font-size="11pt" style:font-size-asian="11pt" style:font-size-complex="11pt" style:language-asian="en" style:country-asian="GB"/>
    </style:style>
    <style:style style:name="T369" style:parent-style-name="DefaultParagraphFont" style:family="text">
      <style:text-properties style:font-weight-complex="bold" fo:font-size="11pt" style:font-size-asian="11pt" style:font-size-complex="11pt" style:language-asian="en" style:country-asian="GB"/>
    </style:style>
    <style:style style:name="TableRow370" style:family="table-row">
      <style:table-row-properties/>
    </style:style>
    <style:style style:name="TableCell371" style:family="table-cell">
      <style:table-cell-properties fo:border-top="none" fo:border-left="0.0208in solid #000000" fo:border-bottom="0.0104in solid #000000" fo:border-right="0.0208in solid #000000" fo:padding-top="0in" fo:padding-left="0.075in" fo:padding-bottom="0in" fo:padding-right="0.075in"/>
    </style:style>
    <style:style style:name="P372" style:parent-style-name="Normal" style:family="paragraph">
      <style:paragraph-properties fo:margin-top="0.1666in" fo:margin-bottom="0.0416in"/>
    </style:style>
    <style:style style:name="T373"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374" style:parent-style-name="Normal" style:family="paragraph">
      <style:paragraph-properties fo:margin-top="0.0694in" fo:margin-bottom="0.0694in"/>
    </style:style>
    <style:style style:name="T375"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376" style:parent-style-name="Normal" style:family="paragraph">
      <style:paragraph-properties fo:margin-top="0.0694in" fo:margin-bottom="0.0694in"/>
    </style:style>
    <style:style style:name="T377"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378"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379" style:parent-style-name="Normal" style:family="paragraph">
      <style:paragraph-properties fo:margin-top="0.0694in" fo:margin-bottom="0.0694in"/>
    </style:style>
    <style:style style:name="T380"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381"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382" style:parent-style-name="DefaultParagraphFont" style:family="text">
      <style:text-properties style:font-name-complex="Arial" fo:font-weight="bold" style:font-weight-asian="bold" style:font-weight-complex="bold" fo:color="#222222" fo:font-size="11pt" style:font-size-asian="11pt" style:font-size-complex="11pt" style:language-asian="en" style:country-asian="GB"/>
    </style:style>
    <style:style style:name="P383" style:parent-style-name="Normal" style:family="paragraph">
      <style:paragraph-properties fo:widows="0" fo:orphans="0" style:text-autospace="none" style:vertical-align="middle" fo:margin-bottom="0.0625in"/>
    </style:style>
    <style:style style:name="T384"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385"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386" style:parent-style-name="DefaultParagraphFont" style:family="text">
      <style:text-properties style:font-name-complex="Arial" style:font-weight-complex="bold" style:font-style-complex="italic" fo:font-size="11pt" style:font-size-asian="11pt" style:font-size-complex="11pt" fo:language="en" fo:country="US" style:language-asian="en" style:country-asian="GB"/>
    </style:style>
    <style:style style:name="T387" style:parent-style-name="DefaultParagraphFont" style:family="text">
      <style:text-properties style:font-name-complex="Arial" style:font-weight-complex="bold" style:font-style-complex="italic" fo:font-size="11pt" style:font-size-asian="11pt" style:font-size-complex="11pt" fo:language="en" fo:country="US" style:language-asian="en" style:country-asian="GB"/>
    </style:style>
    <style:style style:name="P388" style:parent-style-name="Normal" style:family="paragraph">
      <style:paragraph-properties fo:widows="0" fo:orphans="0" style:text-autospace="none" style:vertical-align="middle" fo:margin-bottom="0.0625in"/>
    </style:style>
    <style:style style:name="T389"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390"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P391" style:parent-style-name="Normal" style:family="paragraph">
      <style:paragraph-properties fo:widows="0" fo:orphans="0" style:text-autospace="none" style:vertical-align="middle" fo:margin-bottom="0.0625in"/>
    </style:style>
    <style:style style:name="T392"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P393" style:parent-style-name="Normal" style:family="paragraph">
      <style:paragraph-properties fo:widows="0" fo:orphans="0" style:text-autospace="none" style:vertical-align="middle" fo:margin-bottom="0.0625in"/>
    </style:style>
    <style:style style:name="T394"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P395" style:parent-style-name="Normal" style:family="paragraph">
      <style:paragraph-properties fo:widows="0" fo:orphans="0" style:text-autospace="none" style:vertical-align="middle" fo:margin-bottom="0.0625in"/>
    </style:style>
    <style:style style:name="T396"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397"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P398" style:parent-style-name="Normal" style:family="paragraph">
      <style:paragraph-properties fo:widows="0" fo:orphans="0" style:text-autospace="none" style:vertical-align="middle" fo:margin-bottom="0.0625in"/>
    </style:style>
    <style:style style:name="T399"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P400" style:parent-style-name="Normal" style:family="paragraph">
      <style:paragraph-properties fo:widows="0" fo:orphans="0" style:text-autospace="none" style:vertical-align="middle" fo:margin-bottom="0.0625in" fo:margin-left="0.5in">
        <style:tab-stops/>
      </style:paragraph-properties>
      <style:text-properties style:font-name-complex="Arial" fo:font-weight="bold" style:font-weight-asian="bold" style:font-weight-complex="bold" style:font-style-complex="italic" style:language-asian="en" style:country-asian="GB"/>
    </style:style>
    <style:style style:name="P401" style:parent-style-name="Normal" style:family="paragraph">
      <style:paragraph-properties fo:widows="0" fo:orphans="0" style:text-autospace="none" style:vertical-align="middle" fo:margin-bottom="0.0625in"/>
    </style:style>
    <style:style style:name="T402"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403" style:parent-style-name="Normal" style:family="paragraph">
      <style:paragraph-properties fo:margin-top="0.0694in" fo:margin-bottom="0.0694in"/>
    </style:style>
    <style:style style:name="T404"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405"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40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407" style:parent-style-name="Normal" style:family="paragraph">
      <style:paragraph-properties fo:margin-top="0.0694in" fo:margin-bottom="0.0694in"/>
    </style:style>
    <style:style style:name="T408"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40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410" style:parent-style-name="Normal" style:family="paragraph">
      <style:paragraph-properties fo:widows="0" fo:orphans="0" style:text-autospace="none" style:vertical-align="middle" fo:margin-bottom="0.0833in"/>
    </style:style>
    <style:style style:name="T411" style:parent-style-name="DefaultParagraphFont" style:family="text">
      <style:text-properties style:font-name-complex="Arial" style:font-weight-complex="bold" fo:letter-spacing="-0.0013in" fo:font-size="11pt" style:font-size-asian="11pt" style:font-size-complex="11pt" style:language-asian="en" style:country-asian="GB"/>
    </style:style>
    <style:style style:name="T412"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413"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414" style:parent-style-name="DefaultParagraphFont" style:family="text">
      <style:text-properties style:font-name-complex="Arial" style:font-weight-complex="bold" fo:color="#222222" fo:font-size="11pt" style:font-size-asian="11pt" style:font-size-complex="11pt" fo:background-color="#FFFFFF" style:language-asian="en" style:country-asian="GB"/>
    </style:style>
    <style:style style:name="T415" style:parent-style-name="DefaultParagraphFont" style:family="text">
      <style:text-properties style:font-name-complex="Arial" style:font-weight-complex="bold" fo:color="#222222" fo:font-size="11pt" style:font-size-asian="11pt" style:font-size-complex="11pt" fo:background-color="#FFFFFF" style:language-asian="en" style:country-asian="GB"/>
    </style:style>
    <style:style style:name="P416" style:parent-style-name="Normal" style:family="paragraph">
      <style:paragraph-properties fo:margin-top="0.0694in" fo:margin-bottom="0.0694in"/>
    </style:style>
    <style:style style:name="T417" style:parent-style-name="DefaultParagraphFont" style:family="text">
      <style:text-properties style:font-name-complex="Arial" fo:font-weight="bold" style:font-weight-asian="bold" style:font-weight-complex="bold" fo:font-size="11pt" style:font-size-asian="11pt" style:font-size-complex="10pt" style:language-asian="en" style:country-asian="GB"/>
    </style:style>
    <style:style style:name="P418" style:parent-style-name="Normal" style:family="paragraph">
      <style:paragraph-properties fo:margin-top="0.0694in" fo:margin-bottom="0.0694in"/>
    </style:style>
    <style:style style:name="T419"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0pt" style:language-asian="en" style:country-asian="GB"/>
    </style:style>
    <style:style style:name="T420" style:parent-style-name="DefaultParagraphFont" style:family="text">
      <style:text-properties style:font-name-complex="Arial" fo:font-weight="bold" style:font-weight-asian="bold" style:font-weight-complex="bold" fo:font-size="11pt" style:font-size-asian="11pt" style:font-size-complex="10pt" style:language-asian="en" style:country-asian="GB"/>
    </style:style>
    <style:style style:name="P421" style:parent-style-name="Normal" style:family="paragraph">
      <style:paragraph-properties fo:margin-top="0.0694in" fo:margin-bottom="0.0694in"/>
    </style:style>
    <style:style style:name="T422"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0pt" style:language-asian="en" style:country-asian="GB"/>
    </style:style>
    <style:style style:name="T423" style:parent-style-name="DefaultParagraphFont" style:family="text">
      <style:text-properties style:font-name-complex="Arial" fo:font-weight="bold" style:font-weight-asian="bold" style:font-weight-complex="bold" fo:font-size="11pt" style:font-size-asian="11pt" style:font-size-complex="10pt" style:language-asian="en" style:country-asian="GB"/>
    </style:style>
    <style:style style:name="T424" style:parent-style-name="DefaultParagraphFont" style:family="text">
      <style:text-properties style:font-name-complex="Arial" fo:font-weight="bold" style:font-weight-asian="bold" style:font-weight-complex="bold" fo:color="#222222" fo:font-size="11pt" style:font-size-asian="11pt" style:font-size-complex="10pt" style:language-asian="en" style:country-asian="GB"/>
    </style:style>
    <style:style style:name="P425" style:parent-style-name="Normal" style:family="paragraph">
      <style:paragraph-properties fo:margin-top="0.0694in" fo:margin-bottom="0.0694in"/>
    </style:style>
    <style:style style:name="T426"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427"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P428" style:parent-style-name="Normal" style:family="paragraph">
      <style:paragraph-properties fo:margin-top="0.0694in" fo:margin-bottom="0.0694in"/>
    </style:style>
    <style:style style:name="T42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430"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431" style:parent-style-name="Normal" style:family="paragraph">
      <style:paragraph-properties fo:margin-top="0.0694in" fo:margin-bottom="0.0694in"/>
    </style:style>
    <style:style style:name="T432"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433"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434" style:parent-style-name="Normal" style:family="paragraph">
      <style:paragraph-properties fo:margin-top="0.0694in" fo:margin-bottom="0.0694in"/>
    </style:style>
    <style:style style:name="T435"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43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437" style:parent-style-name="DefaultParagraphFont" style:family="text">
      <style:text-properties style:font-name-complex="Arial" fo:font-weight="bold" style:font-weight-asian="bold" style:font-weight-complex="bold" fo:color="#222222" fo:font-size="11pt" style:font-size-asian="11pt" style:font-size-complex="11pt" style:language-asian="en" style:country-asian="GB"/>
    </style:style>
    <style:style style:name="P438" style:parent-style-name="Normal" style:family="paragraph">
      <style:paragraph-properties fo:widows="0" fo:orphans="0" style:text-autospace="none" style:vertical-align="middle" fo:margin-bottom="0.0625in"/>
    </style:style>
    <style:style style:name="T439" style:parent-style-name="DefaultParagraphFont" style:family="text">
      <style:text-properties style:font-name-complex="Arial" style:font-weight-complex="bold" fo:font-size="11pt" style:font-size-asian="11pt" style:font-size-complex="11pt" style:language-asian="en" style:country-asian="GB"/>
    </style:style>
    <style:style style:name="T440" style:parent-style-name="DefaultParagraphFont" style:family="text">
      <style:text-properties style:font-name-complex="Arial" style:font-weight-complex="bold" fo:font-size="11pt" style:font-size-asian="11pt" style:font-size-complex="11pt" style:language-asian="ja" style:country-asian="JP"/>
    </style:style>
    <style:style style:name="T441" style:parent-style-name="DefaultParagraphFont" style:family="text">
      <style:text-properties style:font-name-complex="Arial" style:font-weight-complex="bold" fo:letter-spacing="-0.0013in" fo:font-size="11pt" style:font-size-asian="11pt" style:font-size-complex="11pt" style:language-asian="en" style:country-asian="GB"/>
    </style:style>
    <style:style style:name="T442" style:parent-style-name="DefaultParagraphFont" style:family="text">
      <style:text-properties style:font-name-complex="Arial" style:font-weight-complex="bold" fo:letter-spacing="-0.0013in" fo:font-size="11pt" style:font-size-asian="11pt" style:font-size-complex="11pt" style:language-asian="en" style:country-asian="GB"/>
    </style:style>
    <style:style style:name="P443" style:parent-style-name="Normal" style:family="paragraph">
      <style:paragraph-properties fo:widows="0" fo:orphans="0" style:text-autospace="none" style:vertical-align="middle" fo:margin-bottom="0.0625in"/>
    </style:style>
    <style:style style:name="T444" style:parent-style-name="DefaultParagraphFont" style:family="text">
      <style:text-properties style:font-name-complex="Arial" style:font-weight-complex="bold" fo:letter-spacing="-0.0013in" fo:font-size="11pt" style:font-size-asian="11pt" style:font-size-complex="11pt" style:language-asian="en" style:country-asian="GB"/>
    </style:style>
    <style:style style:name="T445" style:parent-style-name="DefaultParagraphFont" style:family="text">
      <style:text-properties style:font-name-complex="Arial" style:font-weight-complex="bold" fo:letter-spacing="-0.0013in" fo:font-size="11pt" style:font-size-asian="11pt" style:font-size-complex="11pt" style:language-asian="en" style:country-asian="GB"/>
    </style:style>
    <style:style style:name="T446" style:parent-style-name="DefaultParagraphFont" style:family="text">
      <style:text-properties style:font-name-complex="Arial" style:font-weight-complex="bold" fo:letter-spacing="-0.0013in" fo:font-size="11pt" style:font-size-asian="11pt" style:font-size-complex="11pt" style:language-asian="en" style:country-asian="GB"/>
    </style:style>
    <style:style style:name="P447" style:parent-style-name="Normal" style:family="paragraph">
      <style:paragraph-properties fo:widows="0" fo:orphans="0" style:text-autospace="none" style:vertical-align="middle" fo:margin-bottom="0.0625in"/>
      <style:text-properties style:font-name-complex="Arial" fo:font-weight="bold" style:font-weight-asian="bold" style:font-weight-complex="bold" fo:letter-spacing="-0.0013in" style:language-asian="en" style:country-asian="GB"/>
    </style:style>
    <style:style style:name="P448" style:parent-style-name="Normal" style:family="paragraph">
      <style:paragraph-properties fo:widows="0" fo:orphans="0" style:text-autospace="none" style:vertical-align="middle" fo:margin-bottom="0.0625in"/>
    </style:style>
    <style:style style:name="T449" style:parent-style-name="DefaultParagraphFont" style:family="text">
      <style:text-properties style:font-name-complex="Arial" style:font-weight-complex="bold" fo:font-size="11pt" style:font-size-asian="11pt" style:font-size-complex="11pt" style:language-asian="ja" style:country-asian="JP"/>
    </style:style>
    <style:style style:name="T450" style:parent-style-name="DefaultParagraphFont" style:family="text">
      <style:text-properties style:font-name-complex="Arial" style:font-weight-complex="bold" fo:font-size="11pt" style:font-size-asian="11pt" style:font-size-complex="11pt" style:language-asian="ja" style:country-asian="JP"/>
    </style:style>
    <style:style style:name="T451" style:parent-style-name="DefaultParagraphFont" style:family="text">
      <style:text-properties style:font-name-complex="Arial" style:font-weight-complex="bold" fo:font-size="11pt" style:font-size-asian="11pt" style:font-size-complex="11pt" style:language-asian="ja" style:country-asian="JP"/>
    </style:style>
    <style:style style:name="P452" style:parent-style-name="Normal" style:family="paragraph">
      <style:paragraph-properties fo:margin-top="0.0694in" fo:margin-bottom="0.0694in"/>
    </style:style>
    <style:style style:name="T453" style:parent-style-name="DefaultParagraphFont" style:family="text">
      <style:text-properties style:font-name-complex="Arial" style:font-weight-complex="bold" style:font-style-complex="italic" fo:color="#000000" fo:font-size="11pt" style:font-size-asian="11pt" style:font-size-complex="11pt" fo:language="en" fo:country="US" style:language-asian="en" style:country-asian="GB"/>
    </style:style>
    <style:style style:name="T454" style:parent-style-name="DefaultParagraphFont" style:family="text">
      <style:text-properties style:font-name-complex="Arial" style:font-weight-complex="bold" style:font-style-complex="italic" fo:color="#000000" fo:font-size="11pt" style:font-size-asian="11pt" style:font-size-complex="11pt" fo:language="en" fo:country="US" style:language-asian="en" style:country-asian="GB"/>
    </style:style>
    <style:style style:name="T455" style:parent-style-name="DefaultParagraphFont" style:family="text">
      <style:text-properties style:font-name-complex="Arial" style:font-weight-complex="bold" fo:letter-spacing="-0.0013in" fo:font-size="11pt" style:font-size-asian="11pt" style:font-size-complex="11pt" fo:language="en" fo:country="US" style:language-asian="en" style:country-asian="GB"/>
    </style:style>
    <style:style style:name="T456" style:parent-style-name="DefaultParagraphFont" style:family="text">
      <style:text-properties style:font-name-complex="Arial" style:font-weight-complex="bold" fo:letter-spacing="-0.0013in" fo:font-size="11pt" style:font-size-asian="11pt" style:font-size-complex="11pt" fo:language="en" fo:country="US" style:language-asian="en" style:country-asian="GB"/>
    </style:style>
    <style:style style:name="T457" style:parent-style-name="DefaultParagraphFont" style:family="text">
      <style:text-properties style:font-name-complex="Arial" style:font-weight-complex="bold" fo:letter-spacing="-0.0013in" fo:font-size="11pt" style:font-size-asian="11pt" style:font-size-complex="11pt" fo:language="en" fo:country="US" style:language-asian="en" style:country-asian="GB"/>
    </style:style>
    <style:style style:name="P458" style:parent-style-name="Normal" style:family="paragraph">
      <style:paragraph-properties fo:margin-top="0.0694in" fo:margin-bottom="0.0694in"/>
    </style:style>
    <style:style style:name="T459" style:parent-style-name="DefaultParagraphFont" style:family="text">
      <style:text-properties style:font-name-complex="Arial" fo:font-weight="bold" style:font-weight-asian="bold" style:font-weight-complex="bold" style:font-style-complex="italic" fo:font-size="11pt" style:font-size-asian="11pt" style:font-size-complex="11pt" style:language-asian="en" style:country-asian="GB"/>
    </style:style>
    <style:style style:name="P460" style:parent-style-name="Normal" style:family="paragraph">
      <style:paragraph-properties fo:margin-top="0.0694in" fo:margin-bottom="0.0694in"/>
    </style:style>
    <style:style style:name="T461" style:parent-style-name="DefaultParagraphFont" style:family="text">
      <style:text-properties style:font-name-complex="Arial" fo:font-weight="bold" style:font-weight-asian="bold" style:font-weight-complex="bold" style:font-style-complex="italic" fo:font-size="11pt" style:font-size-asian="11pt" style:font-size-complex="11pt" style:language-asian="en" style:country-asian="GB"/>
    </style:style>
    <style:style style:name="T462"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463"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464" style:parent-style-name="Normal" style:family="paragraph">
      <style:paragraph-properties fo:margin-top="0.0694in" fo:margin-bottom="0.0694in"/>
    </style:style>
    <style:style style:name="T465" style:parent-style-name="DefaultParagraphFont" style:family="text">
      <style:text-properties style:font-name-complex="Arial" fo:font-weight="bold" style:font-weight-asian="bold" style:font-weight-complex="bold" style:font-style-complex="italic" fo:font-size="11pt" style:font-size-asian="11pt" style:font-size-complex="11pt" style:language-asian="en" style:country-asian="GB"/>
    </style:style>
    <style:style style:name="T46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467" style:parent-style-name="DefaultParagraphFont" style:family="text">
      <style:text-properties style:font-name-complex="Arial" fo:font-weight="bold" style:font-weight-asian="bold" style:font-weight-complex="bold" fo:color="#222222" fo:font-size="11pt" style:font-size-asian="11pt" style:font-size-complex="11pt" style:language-asian="en" style:country-asian="GB"/>
    </style:style>
    <style:style style:name="P468" style:parent-style-name="Normal" style:family="paragraph">
      <style:paragraph-properties fo:widows="0" fo:orphans="0" style:text-autospace="none" style:vertical-align="middle" fo:margin-bottom="0.0625in"/>
    </style:style>
    <style:style style:name="T469" style:parent-style-name="DefaultParagraphFont" style:family="text">
      <style:text-properties style:font-name-complex="Arial" style:font-weight-complex="bold" fo:font-size="11pt" style:font-size-asian="11pt" style:font-size-complex="11pt" style:language-asian="ja" style:country-asian="JP"/>
    </style:style>
    <style:style style:name="T470"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471" style:parent-style-name="DefaultParagraphFont" style:family="text">
      <style:text-properties style:font-name-complex="Arial" style:font-weight-complex="bold" style:font-style-complex="italic" fo:font-size="11pt" style:font-size-asian="11pt" style:font-size-complex="11pt" style:language-asian="en" style:country-asian="GB"/>
    </style:style>
    <style:style style:name="T472" style:parent-style-name="DefaultParagraphFont" style:family="text">
      <style:text-properties style:font-name-complex="Arial" style:font-weight-complex="bold" fo:font-size="11pt" style:font-size-asian="11pt" style:font-size-complex="11pt" style:language-asian="ja" style:country-asian="JP"/>
    </style:style>
    <style:style style:name="T473" style:parent-style-name="DefaultParagraphFont" style:family="text">
      <style:text-properties style:font-name-complex="Arial" style:font-weight-complex="bold" fo:font-size="11pt" style:font-size-asian="11pt" style:font-size-complex="11pt" style:language-asian="ja" style:country-asian="JP"/>
    </style:style>
    <style:style style:name="T474" style:parent-style-name="DefaultParagraphFont" style:family="text">
      <style:text-properties style:font-name-complex="Arial" style:font-weight-complex="bold" fo:font-size="11pt" style:font-size-asian="11pt" style:font-size-complex="11pt" style:language-asian="ja" style:country-asian="JP"/>
    </style:style>
    <style:style style:name="P475" style:parent-style-name="Normal" style:family="paragraph">
      <style:paragraph-properties fo:margin-top="0.1666in" fo:margin-bottom="0.0416in"/>
    </style:style>
    <style:style style:name="T47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477" style:parent-style-name="Normal" style:family="paragraph">
      <style:paragraph-properties fo:margin-top="0.1666in" fo:margin-bottom="0.0416in"/>
    </style:style>
    <style:style style:name="T478" style:parent-style-name="DefaultParagraphFont" style:family="text">
      <style:text-properties style:font-weight-complex="bold" fo:font-size="11pt" style:font-size-asian="11pt" style:font-size-complex="11pt" style:language-asian="en" style:country-asian="GB"/>
    </style:style>
    <style:style style:name="T479" style:parent-style-name="DefaultParagraphFont" style:family="text">
      <style:text-properties style:font-weight-complex="bold" fo:font-size="11pt" style:font-size-asian="11pt" style:font-size-complex="11pt" style:language-asian="en" style:country-asian="GB"/>
    </style:style>
    <style:style style:name="T480" style:parent-style-name="DefaultParagraphFont" style:family="text">
      <style:text-properties style:font-weight-complex="bold" fo:font-size="11pt" style:font-size-asian="11pt" style:font-size-complex="11pt" style:language-asian="en" style:country-asian="GB"/>
    </style:style>
    <style:style style:name="P481" style:parent-style-name="CommentText" style:family="paragraph">
      <style:text-properties fo:font-weight="bold" style:font-weight-asian="bold" style:font-weight-complex="bold" style:language-asian="en" style:country-asian="GB"/>
    </style:style>
    <style:style style:name="T482" style:parent-style-name="DefaultParagraphFont" style:family="text">
      <style:text-properties style:font-weight-complex="bold" fo:font-size="11pt" style:font-size-asian="11pt" style:font-size-complex="11pt" style:language-asian="en" style:country-asian="GB"/>
    </style:style>
    <style:style style:name="T483" style:parent-style-name="DefaultParagraphFont" style:family="text">
      <style:text-properties style:font-weight-complex="bold" fo:font-size="11pt" style:font-size-asian="11pt" style:font-size-complex="11pt" style:language-asian="en" style:country-asian="GB"/>
    </style:style>
    <style:style style:name="T484" style:parent-style-name="DefaultParagraphFont" style:family="text">
      <style:text-properties style:font-weight-complex="bold" fo:font-size="11pt" style:font-size-asian="11pt" style:font-size-complex="11pt" style:language-asian="en" style:country-asian="GB"/>
    </style:style>
    <style:style style:name="T485" style:parent-style-name="DefaultParagraphFont" style:family="text">
      <style:text-properties style:font-weight-complex="bold" fo:font-size="11pt" style:font-size-asian="11pt" style:font-size-complex="11pt" style:language-asian="en" style:country-asian="GB"/>
    </style:style>
    <style:style style:name="P486" style:parent-style-name="CommentText" style:family="paragraph">
      <style:text-properties fo:font-weight="bold" style:font-weight-asian="bold" style:font-weight-complex="bold" style:language-asian="en" style:country-asian="GB"/>
    </style:style>
    <style:style style:name="T487" style:parent-style-name="DefaultParagraphFont" style:family="text">
      <style:text-properties style:font-weight-complex="bold" fo:font-size="11pt" style:font-size-asian="11pt" style:font-size-complex="11pt" style:language-asian="en" style:country-asian="GB"/>
    </style:style>
    <style:style style:name="T488" style:parent-style-name="DefaultParagraphFont" style:family="text">
      <style:text-properties style:font-weight-complex="bold" fo:font-size="11pt" style:font-size-asian="11pt" style:font-size-complex="11pt" style:language-asian="en" style:country-asian="GB"/>
    </style:style>
    <style:style style:name="P489" style:parent-style-name="Normal" style:family="paragraph">
      <style:text-properties fo:font-weight="bold" style:font-weight-asian="bold" style:font-weight-complex="bold" style:language-asian="en" style:country-asian="GB"/>
    </style:style>
    <style:style style:name="P490" style:parent-style-name="Normal" style:family="paragraph">
      <style:text-properties fo:font-weight="bold" style:font-weight-asian="bold" style:font-weight-complex="bold" style:language-asian="en" style:country-asian="GB"/>
    </style:style>
    <style:style style:name="T491"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49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493" style:parent-style-name="DefaultParagraphFont" style:family="text">
      <style:text-properties style:font-weight-complex="bold" fo:font-style="italic" style:font-style-asian="italic" fo:font-size="11pt" style:font-size-asian="11pt" style:font-size-complex="11pt" style:language-asian="en" style:country-asian="GB"/>
    </style:style>
    <style:style style:name="P494" style:parent-style-name="Normal" style:family="paragraph">
      <style:text-properties fo:font-weight="bold" style:font-weight-asian="bold" style:font-weight-complex="bold" style:language-asian="en" style:country-asian="GB"/>
    </style:style>
    <style:style style:name="T49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49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497" style:parent-style-name="DefaultParagraphFont" style:family="text">
      <style:text-properties style:font-weight-complex="bold" fo:font-style="italic" style:font-style-asian="italic" fo:font-size="11pt" style:font-size-asian="11pt" style:font-size-complex="11pt" style:language-asian="en" style:country-asian="GB"/>
    </style:style>
    <style:style style:name="P498" style:parent-style-name="Normal" style:family="paragraph">
      <style:text-properties fo:font-weight="bold" style:font-weight-asian="bold" style:font-weight-complex="bold" style:language-asian="en" style:country-asian="GB"/>
    </style:style>
    <style:style style:name="TableColumn500" style:family="table-column">
      <style:table-column-properties style:column-width="7.125in"/>
    </style:style>
    <style:style style:name="Table499" style:family="table">
      <style:table-properties style:width="7.125in" fo:margin-left="0in" table:align="left"/>
    </style:style>
    <style:style style:name="TableRow501" style:family="table-row">
      <style:table-row-properties/>
    </style:style>
    <style:style style:name="TableCell502" style:family="table-cell">
      <style:table-cell-properties fo:border-top="0.0104in solid #000000" fo:border-left="0.0208in solid #000000" fo:border-bottom="none" fo:border-right="0.0208in solid #000000" fo:padding-top="0in" fo:padding-left="0.075in" fo:padding-bottom="0in" fo:padding-right="0.075in"/>
    </style:style>
    <style:style style:name="P503" style:parent-style-name="Normal" style:family="paragraph">
      <style:paragraph-properties fo:margin-top="0.0277in" fo:margin-bottom="0.0277in"/>
      <style:text-properties fo:font-weight="bold" style:font-weight-asian="bold" style:font-weight-complex="bold" style:language-asian="en" style:country-asian="GB"/>
    </style:style>
    <style:style style:name="P504" style:parent-style-name="Normal" style:family="paragraph">
      <style:paragraph-properties fo:margin-top="0.0277in" fo:margin-bottom="0.0277in"/>
      <style:text-properties fo:font-weight="bold" style:font-weight-asian="bold" style:font-weight-complex="bold" style:language-asian="en" style:country-asian="GB"/>
    </style:style>
    <style:style style:name="P505" style:parent-style-name="Normal" style:family="paragraph">
      <style:paragraph-properties fo:margin-top="0.0277in" fo:margin-bottom="0.0277in"/>
    </style:style>
    <style:style style:name="T506" style:parent-style-name="DefaultParagraphFont" style:family="text">
      <style:text-properties fo:font-weight="bold" style:font-weight-asian="bold" style:font-weight-complex="bold" style:language-asian="en" style:country-asian="GB"/>
    </style:style>
    <style:style style:name="T507" style:parent-style-name="DefaultParagraphFont" style:family="text">
      <style:text-properties style:font-weight-complex="bold" style:language-asian="en" style:country-asian="GB"/>
    </style:style>
    <style:style style:name="T508" style:parent-style-name="DefaultParagraphFont" style:family="text">
      <style:text-properties style:font-weight-complex="bold" style:language-asian="en" style:country-asian="GB"/>
    </style:style>
    <style:style style:name="T509" style:parent-style-name="DefaultParagraphFont" style:family="text">
      <style:text-properties style:font-weight-complex="bold" style:language-asian="en" style:country-asian="GB"/>
    </style:style>
    <style:style style:name="P510" style:parent-style-name="Normal" style:family="paragraph">
      <style:paragraph-properties fo:margin-top="0.0277in" fo:margin-bottom="0.0277in" fo:margin-left="0.5in">
        <style:tab-stops/>
      </style:paragraph-properties>
      <style:text-properties fo:font-weight="bold" style:font-weight-asian="bold" style:font-weight-complex="bold" fo:font-size="9pt" style:font-size-asian="9pt" style:font-size-complex="9pt" style:language-asian="en" style:country-asian="GB"/>
    </style:style>
    <style:style style:name="TableRow511" style:family="table-row">
      <style:table-row-properties/>
    </style:style>
    <style:style style:name="TableCell512" style:family="table-cell">
      <style:table-cell-properties fo:border-top="none" fo:border-left="0.0208in solid #000000" fo:border-bottom="none" fo:border-right="0.0208in solid #000000" fo:padding-top="0in" fo:padding-left="0.075in" fo:padding-bottom="0in" fo:padding-right="0.075in"/>
    </style:style>
    <style:style style:name="P513" style:parent-style-name="Normal" style:family="paragraph">
      <style:paragraph-properties fo:margin-top="0.1666in" fo:margin-bottom="0.0416in"/>
    </style:style>
    <style:style style:name="T514"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515" style:parent-style-name="Normal" style:family="paragraph">
      <style:paragraph-properties fo:margin-top="0.1666in" fo:margin-bottom="0.0416in"/>
    </style:style>
    <style:style style:name="T51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517" style:parent-style-name="Normal" style:family="paragraph">
      <style:paragraph-properties fo:margin-top="0.1666in" fo:margin-bottom="0.0416in"/>
    </style:style>
    <style:style style:name="T518" style:parent-style-name="DefaultParagraphFont" style:family="text">
      <style:text-properties style:font-weight-complex="bold" fo:font-size="11pt" style:font-size-asian="11pt" style:font-size-complex="11pt" style:language-asian="en" style:country-asian="GB"/>
    </style:style>
    <style:style style:name="TableRow519" style:family="table-row">
      <style:table-row-properties/>
    </style:style>
    <style:style style:name="TableCell520" style:family="table-cell">
      <style:table-cell-properties fo:border-top="none" fo:border-left="0.0208in solid #000000" fo:border-bottom="none" fo:border-right="0.0208in solid #000000" fo:padding-top="0in" fo:padding-left="0.075in" fo:padding-bottom="0in" fo:padding-right="0.075in"/>
    </style:style>
    <style:style style:name="P521" style:parent-style-name="Normal" style:family="paragraph">
      <style:paragraph-properties fo:margin-top="0.1666in" fo:margin-bottom="0.0416in"/>
    </style:style>
    <style:style style:name="T52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523" style:parent-style-name="Normal" style:family="paragraph">
      <style:paragraph-properties fo:margin-top="0.0694in" fo:margin-bottom="0.0694in"/>
    </style:style>
    <style:style style:name="T524"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T525"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526" style:parent-style-name="Normal" style:family="paragraph">
      <style:paragraph-properties fo:margin-top="0.0694in" fo:margin-bottom="0.0694in"/>
    </style:style>
    <style:style style:name="T527" style:parent-style-name="DefaultParagraphFont" style:family="text">
      <style:text-properties style:font-name-complex="Arial" fo:font-weight="bold" style:font-weight-asian="bold" style:font-weight-complex="bold" style:font-style-complex="italic" fo:font-size="11pt" style:font-size-asian="11pt" style:font-size-complex="11pt" style:language-asian="en" style:country-asian="GB"/>
    </style:style>
    <style:style style:name="T528"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529" style:parent-style-name="Normal" style:family="paragraph">
      <style:paragraph-properties fo:margin-top="0.0694in" fo:margin-bottom="0.0694in"/>
    </style:style>
    <style:style style:name="T530" style:parent-style-name="DefaultParagraphFont" style:family="text">
      <style:text-properties style:font-name-complex="Arial" fo:font-weight="bold" style:font-weight-asian="bold" style:font-weight-complex="bold" style:font-style-complex="italic" fo:font-size="11pt" style:font-size-asian="11pt" style:font-size-complex="11pt" style:language-asian="en" style:country-asian="GB"/>
    </style:style>
    <style:style style:name="T531"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532" style:parent-style-name="DefaultParagraphFont" style:family="text">
      <style:text-properties style:font-name-complex="Arial" fo:font-weight="bold" style:font-weight-asian="bold" style:font-weight-complex="bold" fo:color="#222222" fo:font-size="11pt" style:font-size-asian="11pt" style:font-size-complex="11pt" style:language-asian="en" style:country-asian="GB"/>
    </style:style>
    <style:style style:name="P533" style:parent-style-name="Normal" style:family="paragraph">
      <style:paragraph-properties fo:margin-top="0.0694in" fo:margin-bottom="0.0694in"/>
    </style:style>
    <style:style style:name="T534" style:parent-style-name="DefaultParagraphFont" style:family="text">
      <style:text-properties style:font-name-complex="Arial" style:font-weight-complex="bold" fo:font-size="11pt" style:font-size-asian="11pt" style:font-size-complex="11pt" style:language-asian="en" style:country-asian="GB"/>
    </style:style>
    <style:style style:name="T535" style:parent-style-name="DefaultParagraphFont" style:family="text">
      <style:text-properties style:font-name-complex="Arial" style:font-weight-complex="bold" fo:font-size="11pt" style:font-size-asian="11pt" style:font-size-complex="11pt" style:language-asian="en" style:country-asian="GB"/>
    </style:style>
    <style:style style:name="T536" style:parent-style-name="DefaultParagraphFont" style:family="text">
      <style:text-properties style:font-name-complex="Arial" style:font-weight-complex="bold" fo:font-size="11pt" style:font-size-asian="11pt" style:font-size-complex="11pt" style:language-asian="en" style:country-asian="GB"/>
    </style:style>
    <style:style style:name="T537" style:parent-style-name="DefaultParagraphFont" style:family="text">
      <style:text-properties style:font-name-complex="Arial" style:font-weight-complex="bold" fo:font-size="11pt" style:font-size-asian="11pt" style:font-size-complex="11pt" style:language-asian="en" style:country-asian="GB"/>
    </style:style>
    <style:style style:name="P538" style:parent-style-name="Normal" style:family="paragraph">
      <style:text-properties style:font-name-complex="Arial" fo:font-weight="bold" style:font-weight-asian="bold" style:font-weight-complex="bold" style:language-asian="en" style:country-asian="GB"/>
    </style:style>
    <style:style style:name="T539"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540" style:parent-style-name="Normal" style:family="paragraph">
      <style:paragraph-properties fo:margin-top="0.0694in" fo:margin-bottom="0.0694in"/>
    </style:style>
    <style:style style:name="T541"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542"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543" style:parent-style-name="Normal" style:family="paragraph">
      <style:paragraph-properties fo:margin-top="0.0694in" fo:margin-bottom="0.0694in"/>
    </style:style>
    <style:style style:name="T544"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545"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546" style:parent-style-name="Normal" style:family="paragraph">
      <style:paragraph-properties fo:widows="0" fo:orphans="0" style:text-autospace="none" style:vertical-align="middle" fo:margin-bottom="0.0833in"/>
    </style:style>
    <style:style style:name="T547" style:parent-style-name="DefaultParagraphFont" style:family="text">
      <style:text-properties style:font-name-complex="Arial" style:font-weight-complex="bold" fo:font-size="11pt" style:font-size-asian="11pt" style:font-size-complex="11pt" style:language-asian="en" style:country-asian="GB"/>
    </style:style>
    <style:style style:name="T548" style:parent-style-name="DefaultParagraphFont" style:family="text">
      <style:text-properties style:font-name-complex="Arial" style:font-weight-complex="bold" fo:font-size="11pt" style:font-size-asian="11pt" style:font-size-complex="11pt" style:language-asian="en" style:country-asian="GB"/>
    </style:style>
    <style:style style:name="P549" style:parent-style-name="Normal" style:family="paragraph">
      <style:paragraph-properties fo:widows="0" fo:orphans="0" style:text-autospace="none" style:vertical-align="middle" fo:margin-bottom="0.0833in"/>
    </style:style>
    <style:style style:name="T550" style:parent-style-name="DefaultParagraphFont" style:family="text">
      <style:text-properties style:font-name-complex="Arial" style:font-weight-complex="bold" fo:font-size="11pt" style:font-size-asian="11pt" style:font-size-complex="11pt" style:language-asian="en" style:country-asian="GB"/>
    </style:style>
    <style:style style:name="T551" style:parent-style-name="DefaultParagraphFont" style:family="text">
      <style:text-properties style:font-name-complex="Arial" style:font-weight-complex="bold" fo:font-size="11pt" style:font-size-asian="11pt" style:font-size-complex="11pt" style:language-asian="en" style:country-asian="GB"/>
    </style:style>
    <style:style style:name="T552" style:parent-style-name="DefaultParagraphFont" style:family="text">
      <style:text-properties style:font-name-complex="Arial" style:font-weight-complex="bold" fo:font-size="11pt" style:font-size-asian="11pt" style:font-size-complex="11pt" style:language-asian="en" style:country-asian="GB"/>
    </style:style>
    <style:style style:name="T553" style:parent-style-name="DefaultParagraphFont" style:family="text">
      <style:text-properties style:font-name-complex="Arial" style:font-weight-complex="bold" fo:font-size="11pt" style:font-size-asian="11pt" style:font-size-complex="11pt" style:language-asian="en" style:country-asian="GB"/>
    </style:style>
    <style:style style:name="T554" style:parent-style-name="DefaultParagraphFont" style:family="text">
      <style:text-properties style:font-name-complex="Arial" style:font-weight-complex="bold" fo:font-size="11pt" style:font-size-asian="11pt" style:font-size-complex="11pt" style:language-asian="en" style:country-asian="GB"/>
    </style:style>
    <style:style style:name="T555" style:parent-style-name="DefaultParagraphFont" style:family="text">
      <style:text-properties style:font-name-complex="Arial" style:font-weight-complex="bold" fo:font-size="11pt" style:font-size-asian="11pt" style:font-size-complex="11pt" style:language-asian="en" style:country-asian="GB"/>
    </style:style>
    <style:style style:name="P556" style:parent-style-name="Normal" style:family="paragraph">
      <style:paragraph-properties fo:margin-top="0.0694in" fo:margin-bottom="0.0694in"/>
    </style:style>
    <style:style style:name="T557"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558" style:parent-style-name="Normal" style:family="paragraph">
      <style:paragraph-properties fo:margin-top="0.0694in" fo:margin-bottom="0.0694in"/>
    </style:style>
    <style:style style:name="T559" style:parent-style-name="DefaultParagraphFont" style:family="text">
      <style:text-properties style:font-name-complex="Arial" fo:font-weight="bold" style:font-weight-asian="bold" style:font-weight-complex="bold" fo:font-style="italic" style:font-style-asian="italic" style:font-style-complex="italic" fo:color="#000000" fo:font-size="11pt" style:font-size-asian="11pt" style:font-size-complex="11pt" style:language-asian="en" style:country-asian="GB"/>
    </style:style>
    <style:style style:name="T560"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561" style:parent-style-name="Normal" style:family="paragraph">
      <style:paragraph-properties fo:margin-top="0.0694in" fo:margin-bottom="0.0694in"/>
    </style:style>
    <style:style style:name="T562"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T563" style:parent-style-name="DefaultParagraphFont" style:family="text">
      <style:text-properties style:font-name-complex="Arial" style:font-weight-complex="bold" fo:font-size="11pt" style:font-size-asian="11pt" style:font-size-complex="11pt" style:language-asian="en" style:country-asian="GB"/>
    </style:style>
    <style:style style:name="T564" style:parent-style-name="DefaultParagraphFont" style:family="text">
      <style:text-properties style:font-name-complex="Arial" style:font-weight-complex="bold" fo:font-size="11pt" style:font-size-asian="11pt" style:font-size-complex="11pt" style:language-asian="en" style:country-asian="GB"/>
    </style:style>
    <style:style style:name="T565" style:parent-style-name="DefaultParagraphFont" style:family="text">
      <style:text-properties style:font-name-complex="Arial" style:font-weight-complex="bold" fo:font-size="11pt" style:font-size-asian="11pt" style:font-size-complex="11pt" style:language-asian="en" style:country-asian="GB"/>
    </style:style>
    <style:style style:name="T566" style:parent-style-name="DefaultParagraphFont" style:family="text">
      <style:text-properties style:font-name-complex="Arial" style:font-weight-complex="bold" fo:font-size="11pt" style:font-size-asian="11pt" style:font-size-complex="11pt" style:language-asian="en" style:country-asian="GB"/>
    </style:style>
    <style:style style:name="T567" style:parent-style-name="DefaultParagraphFont" style:family="text">
      <style:text-properties style:font-name-complex="Arial" style:font-weight-complex="bold" fo:font-size="11pt" style:font-size-asian="11pt" style:font-size-complex="11pt" style:language-asian="en" style:country-asian="GB"/>
    </style:style>
    <style:style style:name="P568" style:parent-style-name="Normal" style:family="paragraph">
      <style:text-properties style:font-name-complex="Arial" fo:font-weight="bold" style:font-weight-asian="bold" style:font-weight-complex="bold" style:language-asian="en" style:country-asian="GB"/>
    </style:style>
    <style:style style:name="T569" style:parent-style-name="DefaultParagraphFont" style:family="text">
      <style:text-properties style:font-name-complex="Arial" style:font-weight-complex="bold" fo:font-size="11pt" style:font-size-asian="11pt" style:font-size-complex="11pt" style:language-asian="en" style:country-asian="GB"/>
    </style:style>
    <style:style style:name="T570" style:parent-style-name="DefaultParagraphFont" style:family="text">
      <style:text-properties style:font-name-complex="Arial" style:font-weight-complex="bold" fo:font-size="11pt" style:font-size-asian="11pt" style:font-size-complex="11pt" style:language-asian="en" style:country-asian="GB"/>
    </style:style>
    <style:style style:name="P571" style:parent-style-name="ListParagraph" style:family="paragraph">
      <style:paragraph-properties fo:margin-top="0.0694in" fo:margin-bottom="0.0694in"/>
    </style:style>
    <style:style style:name="T572"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573" style:parent-style-name="Normal" style:family="paragraph">
      <style:paragraph-properties fo:margin-top="0.0694in" fo:margin-bottom="0.0694in"/>
    </style:style>
    <style:style style:name="T574" style:parent-style-name="DefaultParagraphFont" style:family="text">
      <style:text-properties style:font-name-complex="Arial" fo:font-weight="bold" style:font-weight-asian="bold" style:font-weight-complex="bold" fo:font-style="italic" style:font-style-asian="italic" style:font-style-complex="italic" fo:color="#000000" fo:font-size="11pt" style:font-size-asian="11pt" style:font-size-complex="11pt" style:language-asian="en" style:country-asian="GB"/>
    </style:style>
    <style:style style:name="T575"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576" style:parent-style-name="Normal" style:family="paragraph">
      <style:paragraph-properties fo:margin-top="0.0694in" fo:margin-bottom="0.0694in"/>
    </style:style>
    <style:style style:name="T577"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578"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579" style:parent-style-name="DefaultParagraphFont" style:family="text">
      <style:text-properties style:font-name-complex="Arial" fo:font-weight="bold" style:font-weight-asian="bold" style:font-weight-complex="bold" fo:color="#222222" fo:font-size="11pt" style:font-size-asian="11pt" style:font-size-complex="11pt" style:language-asian="en" style:country-asian="GB"/>
    </style:style>
    <style:style style:name="P580" style:parent-style-name="Normal" style:family="paragraph">
      <style:paragraph-properties fo:widows="0" fo:orphans="0" style:text-autospace="none" style:vertical-align="middle" fo:margin-bottom="0.0833in"/>
    </style:style>
    <style:style style:name="T581" style:parent-style-name="DefaultParagraphFont" style:family="text">
      <style:text-properties style:font-name-complex="Arial" style:font-weight-complex="bold" fo:font-size="11pt" style:font-size-asian="11pt" style:font-size-complex="11pt" style:language-asian="en" style:country-asian="GB"/>
    </style:style>
    <style:style style:name="T582" style:parent-style-name="DefaultParagraphFont" style:family="text">
      <style:text-properties style:font-name-complex="Arial" style:font-weight-complex="bold" fo:font-size="11pt" style:font-size-asian="11pt" style:font-size-complex="11pt" style:language-asian="en" style:country-asian="GB"/>
    </style:style>
    <style:style style:name="T583" style:parent-style-name="DefaultParagraphFont" style:family="text">
      <style:text-properties style:font-name-complex="Arial" style:font-weight-complex="bold" fo:font-size="11pt" style:font-size-asian="11pt" style:font-size-complex="11pt" style:language-asian="en" style:country-asian="GB"/>
    </style:style>
    <style:style style:name="T584" style:parent-style-name="DefaultParagraphFont" style:family="text">
      <style:text-properties style:font-name-asian="MS Mincho" style:font-name-complex="Arial" style:font-weight-complex="bold" fo:color="#1A1A1A" fo:font-size="11pt" style:font-size-asian="11pt" style:font-size-complex="11pt" style:language-asian="en" style:country-asian="GB"/>
    </style:style>
    <style:style style:name="P585" style:parent-style-name="Normal" style:family="paragraph">
      <style:paragraph-properties fo:widows="0" fo:orphans="0" style:text-autospace="none" style:vertical-align="middle" fo:margin-bottom="0.0833in"/>
    </style:style>
    <style:style style:name="T586" style:parent-style-name="DefaultParagraphFont" style:family="text">
      <style:text-properties style:font-name-asian="MS Mincho" style:font-name-complex="Arial" style:font-weight-complex="bold" fo:color="#1A1A1A" fo:font-size="11pt" style:font-size-asian="11pt" style:font-size-complex="11pt" style:language-asian="en" style:country-asian="GB"/>
    </style:style>
    <style:style style:name="T587" style:parent-style-name="DefaultParagraphFont" style:family="text">
      <style:text-properties style:font-name-asian="MS Mincho" style:font-name-complex="Arial" style:font-weight-complex="bold" fo:color="#1A1A1A" fo:font-size="11pt" style:font-size-asian="11pt" style:font-size-complex="11pt" style:language-asian="en" style:country-asian="GB"/>
    </style:style>
    <style:style style:name="T588" style:parent-style-name="DefaultParagraphFont" style:family="text">
      <style:text-properties style:font-name-asian="MS Mincho" style:font-name-complex="Arial" style:font-weight-complex="bold" fo:color="#1A1A1A" fo:font-size="11pt" style:font-size-asian="11pt" style:font-size-complex="11pt" style:language-asian="en" style:country-asian="GB"/>
    </style:style>
    <style:style style:name="P589" style:parent-style-name="Normal" style:family="paragraph">
      <style:paragraph-properties fo:margin-top="0.0694in" fo:margin-bottom="0.0694in"/>
    </style:style>
    <style:style style:name="T590"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591" style:parent-style-name="Normal" style:family="paragraph">
      <style:paragraph-properties fo:margin-top="0.0694in" fo:margin-bottom="0.0694in"/>
    </style:style>
    <style:style style:name="T592" style:parent-style-name="DefaultParagraphFont" style:family="text">
      <style:text-properties style:font-name-complex="Arial" fo:font-weight="bold" style:font-weight-asian="bold" style:font-weight-complex="bold" fo:font-style="italic" style:font-style-asian="italic" style:font-style-complex="italic" fo:color="#000000" fo:font-size="11pt" style:font-size-asian="11pt" style:font-size-complex="11pt" style:language-asian="en" style:country-asian="GB"/>
    </style:style>
    <style:style style:name="T593" style:parent-style-name="DefaultParagraphFont" style:family="text">
      <style:text-properties style:font-name-complex="Arial" fo:font-weight="bold" style:font-weight-asian="bold" style:font-weight-complex="bold" fo:color="#000000" fo:font-size="11pt" style:font-size-asian="11pt" style:font-size-complex="11pt" style:language-asian="en" style:country-asian="GB"/>
    </style:style>
    <style:style style:name="P594" style:parent-style-name="Normal" style:family="paragraph">
      <style:paragraph-properties fo:margin-top="0.0694in" fo:margin-bottom="0.0694in"/>
    </style:style>
    <style:style style:name="T595"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language-asian="en" style:country-asian="GB"/>
    </style:style>
    <style:style style:name="T59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597" style:parent-style-name="DefaultParagraphFont" style:family="text">
      <style:text-properties style:font-name-complex="Arial" fo:font-weight="bold" style:font-weight-asian="bold" style:font-weight-complex="bold" fo:color="#222222" fo:font-size="11pt" style:font-size-asian="11pt" style:font-size-complex="11pt" style:language-asian="en" style:country-asian="GB"/>
    </style:style>
    <style:style style:name="P598" style:parent-style-name="Normal" style:family="paragraph">
      <style:paragraph-properties fo:margin-top="0.0694in" fo:margin-bottom="0.0694in"/>
    </style:style>
    <style:style style:name="T599" style:parent-style-name="DefaultParagraphFont" style:family="text">
      <style:text-properties style:font-name-complex="Arial" style:font-weight-complex="bold" fo:font-size="11pt" style:font-size-asian="11pt" style:font-size-complex="11pt" style:language-asian="en" style:country-asian="GB"/>
    </style:style>
    <style:style style:name="T600" style:parent-style-name="DefaultParagraphFont" style:family="text">
      <style:text-properties style:font-name-complex="Arial" style:font-weight-complex="bold" fo:font-size="11pt" style:font-size-asian="11pt" style:font-size-complex="11pt" style:language-asian="en" style:country-asian="GB"/>
    </style:style>
    <style:style style:name="T601" style:parent-style-name="DefaultParagraphFont" style:family="text">
      <style:text-properties style:font-name-complex="Arial" style:font-weight-complex="bold" fo:font-size="11pt" style:font-size-asian="11pt" style:font-size-complex="11pt" style:language-asian="en" style:country-asian="GB"/>
    </style:style>
    <style:style style:name="T602" style:parent-style-name="DefaultParagraphFont" style:family="text">
      <style:text-properties style:font-name-complex="Arial" style:font-weight-complex="bold" fo:font-size="11pt" style:font-size-asian="11pt" style:font-size-complex="11pt" style:language-asian="en" style:country-asian="GB"/>
    </style:style>
    <style:style style:name="T603" style:parent-style-name="DefaultParagraphFont" style:family="text">
      <style:text-properties style:font-name-complex="Arial" style:font-weight-complex="bold" fo:font-size="11pt" style:font-size-asian="11pt" style:font-size-complex="11pt" style:language-asian="en" style:country-asian="GB"/>
    </style:style>
    <style:style style:name="T604" style:parent-style-name="DefaultParagraphFont" style:family="text">
      <style:text-properties style:font-name-complex="Arial" style:font-weight-complex="bold" fo:font-size="11pt" style:font-size-asian="11pt" style:font-size-complex="11pt" style:language-asian="en" style:country-asian="GB"/>
    </style:style>
    <style:style style:name="T605" style:parent-style-name="DefaultParagraphFont" style:family="text">
      <style:text-properties style:font-name-complex="Arial" style:font-weight-complex="bold" fo:font-size="11pt" style:font-size-asian="11pt" style:font-size-complex="11pt" style:language-asian="en" style:country-asian="GB"/>
    </style:style>
    <style:style style:name="P606" style:parent-style-name="Normal" style:family="paragraph">
      <style:text-properties style:font-name-complex="Arial" fo:font-weight="bold" style:font-weight-asian="bold" style:font-weight-complex="bold" style:language-asian="en" style:country-asian="GB"/>
    </style:style>
    <style:style style:name="T607" style:parent-style-name="DefaultParagraphFont" style:family="text">
      <style:text-properties style:font-name-complex="Arial" style:font-weight-complex="bold" fo:font-size="11pt" style:font-size-asian="11pt" style:font-size-complex="11pt" style:language-asian="en" style:country-asian="GB"/>
    </style:style>
    <style:style style:name="T608" style:parent-style-name="DefaultParagraphFont" style:family="text">
      <style:text-properties style:font-name-complex="Arial" style:font-weight-complex="bold" fo:font-size="11pt" style:font-size-asian="11pt" style:font-size-complex="11pt" style:language-asian="en" style:country-asian="GB"/>
    </style:style>
    <style:style style:name="P609" style:parent-style-name="Normal" style:family="paragraph">
      <style:text-properties style:font-name-complex="Arial" fo:font-weight="bold" style:font-weight-asian="bold" style:font-weight-complex="bold" style:language-asian="en" style:country-asian="GB"/>
    </style:style>
    <style:style style:name="T610" style:parent-style-name="DefaultParagraphFont" style:family="text">
      <style:text-properties style:font-name-complex="Arial" style:font-weight-complex="bold" fo:font-size="11pt" style:font-size-asian="11pt" style:font-size-complex="11pt" style:language-asian="en" style:country-asian="GB"/>
    </style:style>
    <style:style style:name="T611" style:parent-style-name="DefaultParagraphFont" style:family="text">
      <style:text-properties style:font-name-complex="Arial" style:font-weight-complex="bold" fo:font-size="11pt" style:font-size-asian="11pt" style:font-size-complex="11pt" style:language-asian="en" style:country-asian="GB"/>
    </style:style>
    <style:style style:name="P612" style:parent-style-name="Normal" style:family="paragraph">
      <style:text-properties style:font-name-complex="Arial" fo:font-weight="bold" style:font-weight-asian="bold" style:font-weight-complex="bold" style:language-asian="en" style:country-asian="GB"/>
    </style:style>
    <style:style style:name="T613" style:parent-style-name="DefaultParagraphFont" style:family="text">
      <style:text-properties style:font-name-complex="Arial" style:font-weight-complex="bold" fo:font-size="11pt" style:font-size-asian="11pt" style:font-size-complex="11pt" style:language-asian="en" style:country-asian="GB"/>
    </style:style>
    <style:style style:name="T614" style:parent-style-name="DefaultParagraphFont" style:family="text">
      <style:text-properties style:font-name-complex="Arial" style:font-weight-complex="bold" fo:font-size="11pt" style:font-size-asian="11pt" style:font-size-complex="11pt" style:language-asian="en" style:country-asian="GB"/>
    </style:style>
    <style:style style:name="T615" style:parent-style-name="DefaultParagraphFont" style:family="text">
      <style:text-properties style:font-name-complex="Arial" style:font-weight-complex="bold" fo:font-size="11pt" style:font-size-asian="11pt" style:font-size-complex="11pt" style:language-asian="en" style:country-asian="GB"/>
    </style:style>
    <style:style style:name="P616" style:parent-style-name="Normal" style:family="paragraph">
      <style:text-properties style:font-name-complex="Arial" fo:font-weight="bold" style:font-weight-asian="bold" style:font-weight-complex="bold" style:language-asian="en" style:country-asian="GB"/>
    </style:style>
    <style:style style:name="P617" style:parent-style-name="Normal" style:family="paragraph">
      <style:text-properties style:font-name-complex="Arial" fo:font-weight="bold" style:font-weight-asian="bold" style:font-weight-complex="bold" style:language-asian="en" style:country-asian="GB"/>
    </style:style>
    <style:style style:name="P618" style:parent-style-name="Normal" style:family="paragraph">
      <style:paragraph-properties fo:margin-top="0.1666in" fo:margin-bottom="0.0416in"/>
    </style:style>
    <style:style style:name="T619"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620" style:parent-style-name="Normal" style:family="paragraph">
      <style:paragraph-properties fo:text-align="justify" fo:margin-top="0.1666in" fo:margin-bottom="0.0416in"/>
    </style:style>
    <style:style style:name="T621" style:parent-style-name="DefaultParagraphFont" style:family="text">
      <style:text-properties style:font-weight-complex="bold" fo:font-size="11pt" style:font-size-asian="11pt" style:font-size-complex="11pt" style:language-asian="en" style:country-asian="GB"/>
    </style:style>
    <style:style style:name="T622" style:parent-style-name="DefaultParagraphFont" style:family="text">
      <style:text-properties style:font-name-complex="Arial" style:font-weight-complex="bold" fo:font-size="11pt" style:font-size-asian="11pt" style:font-size-complex="11pt" style:language-asian="en" style:country-asian="GB"/>
    </style:style>
    <style:style style:name="T623" style:parent-style-name="DefaultParagraphFont" style:family="text">
      <style:text-properties style:font-name-complex="Arial" style:font-weight-complex="bold" fo:font-size="11pt" style:font-size-asian="11pt" style:font-size-complex="11pt" style:language-asian="en" style:country-asian="GB"/>
    </style:style>
    <style:style style:name="P624" style:parent-style-name="Normal" style:family="paragraph">
      <style:paragraph-properties fo:text-align="justify"/>
      <style:text-properties style:font-name-complex="Arial" fo:font-weight="bold" style:font-weight-asian="bold" style:font-weight-complex="bold" style:language-asian="en" style:country-asian="GB"/>
    </style:style>
    <style:style style:name="T625" style:parent-style-name="DefaultParagraphFont" style:family="text">
      <style:text-properties style:font-name-complex="Arial" style:font-weight-complex="bold" fo:font-size="11pt" style:font-size-asian="11pt" style:font-size-complex="11pt" style:language-asian="en" style:country-asian="GB"/>
    </style:style>
    <style:style style:name="T626" style:parent-style-name="DefaultParagraphFont" style:family="text">
      <style:text-properties style:font-name-complex="Arial" style:font-weight-complex="bold" fo:font-size="11pt" style:font-size-asian="11pt" style:font-size-complex="11pt" style:language-asian="en" style:country-asian="GB"/>
    </style:style>
    <style:style style:name="T627" style:parent-style-name="DefaultParagraphFont" style:family="text">
      <style:text-properties style:font-name-complex="Arial" style:font-weight-complex="bold" fo:font-size="11pt" style:font-size-asian="11pt" style:font-size-complex="11pt" style:language-asian="en" style:country-asian="GB"/>
    </style:style>
    <style:style style:name="T628" style:parent-style-name="DefaultParagraphFont" style:family="text">
      <style:text-properties style:font-name-complex="Arial" style:font-weight-complex="bold" fo:font-size="11pt" style:font-size-asian="11pt" style:font-size-complex="11pt" style:language-asian="en" style:country-asian="GB"/>
    </style:style>
    <style:style style:name="T629" style:parent-style-name="DefaultParagraphFont" style:family="text">
      <style:text-properties style:font-name-complex="Arial" style:font-weight-complex="bold" fo:font-size="11pt" style:font-size-asian="11pt" style:font-size-complex="11pt" style:language-asian="en" style:country-asian="GB"/>
    </style:style>
    <style:style style:name="P630" style:parent-style-name="Normal" style:family="paragraph">
      <style:text-properties style:font-name-complex="Arial" fo:font-weight="bold" style:font-weight-asian="bold" style:font-weight-complex="bold" style:language-asian="en" style:country-asian="GB"/>
    </style:style>
    <style:style style:name="T631" style:parent-style-name="DefaultParagraphFont" style:family="text">
      <style:text-properties style:font-name-complex="Arial" style:font-weight-complex="bold" fo:font-size="11pt" style:font-size-asian="11pt" style:font-size-complex="11pt" style:language-asian="en" style:country-asian="GB"/>
    </style:style>
    <style:style style:name="T632" style:parent-style-name="DefaultParagraphFont" style:family="text">
      <style:text-properties style:font-name-complex="Arial" style:font-weight-complex="bold" fo:font-size="11pt" style:font-size-asian="11pt" style:font-size-complex="11pt" style:language-asian="en" style:country-asian="GB"/>
    </style:style>
    <style:style style:name="T633" style:parent-style-name="DefaultParagraphFont" style:family="text">
      <style:text-properties style:font-name-complex="Arial" style:font-weight-complex="bold" fo:font-size="11pt" style:font-size-asian="11pt" style:font-size-complex="11pt" style:language-asian="en" style:country-asian="GB"/>
    </style:style>
    <style:style style:name="P634" style:parent-style-name="Normal" style:family="paragraph">
      <style:text-properties style:font-name-complex="Arial" fo:font-weight="bold" style:font-weight-asian="bold" style:font-weight-complex="bold" style:language-asian="en" style:country-asian="GB"/>
    </style:style>
    <style:style style:name="T635" style:parent-style-name="DefaultParagraphFont" style:family="text">
      <style:text-properties style:font-name-complex="Arial" style:font-weight-complex="bold" fo:font-size="11pt" style:font-size-asian="11pt" style:font-size-complex="11pt" style:language-asian="en" style:country-asian="GB"/>
    </style:style>
    <style:style style:name="T636" style:parent-style-name="DefaultParagraphFont" style:family="text">
      <style:text-properties style:font-name-complex="Arial" style:font-weight-complex="bold" fo:font-size="11pt" style:font-size-asian="11pt" style:font-size-complex="11pt" style:language-asian="en" style:country-asian="GB"/>
    </style:style>
    <style:style style:name="T637" style:parent-style-name="DefaultParagraphFont" style:family="text">
      <style:text-properties style:font-name-complex="Arial" style:font-weight-complex="bold" fo:font-size="11pt" style:font-size-asian="11pt" style:font-size-complex="11pt" fo:background-color="#FFFFFF" fo:language="en" fo:country="US" style:language-asian="en" style:country-asian="GB"/>
    </style:style>
    <style:style style:name="T638" style:parent-style-name="DefaultParagraphFont" style:family="text">
      <style:text-properties style:font-name-complex="Arial" style:font-weight-complex="bold" fo:font-size="11pt" style:font-size-asian="11pt" style:font-size-complex="11pt" fo:background-color="#FFFFFF" fo:language="en" fo:country="US" style:language-asian="en" style:country-asian="GB"/>
    </style:style>
    <style:style style:name="T639" style:parent-style-name="DefaultParagraphFont" style:family="text">
      <style:text-properties style:font-name="Calibri" style:font-weight-complex="bold" fo:color="#1F497D" fo:font-size="11pt" style:font-size-asian="11pt" style:font-size-complex="11pt" fo:background-color="#FFFFFF" fo:language="en" fo:country="US" style:language-asian="en" style:country-asian="GB"/>
    </style:style>
    <style:style style:name="P640" style:parent-style-name="CommentText" style:family="paragraph">
      <style:text-properties fo:font-weight="bold" style:font-weight-asian="bold" style:font-weight-complex="bold" style:language-asian="en" style:country-asian="GB"/>
    </style:style>
    <style:style style:name="P641" style:parent-style-name="Normal" style:family="paragraph">
      <style:text-properties fo:font-weight="bold" style:font-weight-asian="bold" style:font-weight-complex="bold" style:language-asian="en" style:country-asian="GB"/>
    </style:style>
    <style:style style:name="P642" style:parent-style-name="Normal" style:family="paragraph">
      <style:text-properties fo:font-weight="bold" style:font-weight-asian="bold" style:font-weight-complex="bold" style:language-asian="en" style:country-asian="GB"/>
    </style:style>
    <style:style style:name="T643"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644"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64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646" style:parent-style-name="DefaultParagraphFont" style:family="text">
      <style:text-properties style:font-weight-complex="bold" fo:font-size="11pt" style:font-size-asian="11pt" style:font-size-complex="11pt" style:language-asian="en" style:country-asian="GB"/>
    </style:style>
    <style:style style:name="P647" style:parent-style-name="Normal" style:family="paragraph">
      <style:text-properties fo:font-weight="bold" style:font-weight-asian="bold" style:font-weight-complex="bold" style:language-asian="en" style:country-asian="GB"/>
    </style:style>
    <style:style style:name="T648"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649"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650" style:parent-style-name="DefaultParagraphFont" style:family="text">
      <style:text-properties style:font-weight-complex="bold" fo:font-size="11pt" style:font-size-asian="11pt" style:font-size-complex="11pt" style:language-asian="en" style:country-asian="GB"/>
    </style:style>
    <style:style style:name="P651" style:parent-style-name="Normal" style:family="paragraph">
      <style:text-properties fo:font-weight="bold" style:font-weight-asian="bold" style:font-weight-complex="bold" style:language-asian="en" style:country-asian="GB"/>
    </style:style>
    <style:style style:name="TableRow652" style:family="table-row">
      <style:table-row-properties/>
    </style:style>
    <style:style style:name="TableCell653" style:family="table-cell">
      <style:table-cell-properties fo:border-top="none" fo:border-left="0.0208in solid #000000" fo:border-bottom="0.0104in solid #000000" fo:border-right="0.0208in solid #000000" fo:padding-top="0in" fo:padding-left="0.075in" fo:padding-bottom="0in" fo:padding-right="0.075in"/>
    </style:style>
    <style:style style:name="P654" style:parent-style-name="Normal" style:family="paragraph">
      <style:paragraph-properties fo:margin-top="0.1666in" fo:margin-bottom="0.0416in"/>
      <style:text-properties fo:font-weight="bold" style:font-weight-asian="bold" style:font-weight-complex="bold" style:language-asian="en" style:country-asian="GB"/>
    </style:style>
    <style:style style:name="P655" style:parent-style-name="Heading2" style:family="paragraph">
      <style:text-properties fo:font-style="normal" style:font-style-asian="normal"/>
    </style:style>
    <style:style style:name="TableColumn657" style:family="table-column">
      <style:table-column-properties style:column-width="7.125in"/>
    </style:style>
    <style:style style:name="Table656" style:family="table">
      <style:table-properties style:width="7.125in" fo:margin-left="0in" table:align="left"/>
    </style:style>
    <style:style style:name="TableRow658" style:family="table-row">
      <style:table-row-properties/>
    </style:style>
    <style:style style:name="TableCell659" style:family="table-cell">
      <style:table-cell-properties fo:border-top="0.0104in solid #000000" fo:border-left="0.0208in solid #000000" fo:border-bottom="none" fo:border-right="0.0208in solid #000000" fo:padding-top="0in" fo:padding-left="0.075in" fo:padding-bottom="0in" fo:padding-right="0.075in"/>
    </style:style>
    <style:style style:name="T660"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661" style:family="table-row">
      <style:table-row-properties/>
    </style:style>
    <style:style style:name="TableCell662" style:family="table-cell">
      <style:table-cell-properties fo:border-top="none" fo:border-left="0.0208in solid #000000" fo:border-bottom="none" fo:border-right="0.0208in solid #000000" fo:padding-top="0in" fo:padding-left="0.075in" fo:padding-bottom="0in" fo:padding-right="0.075in"/>
    </style:style>
    <style:style style:name="P663" style:parent-style-name="Heading2" style:family="paragraph">
      <style:text-properties fo:font-weight="normal" style:font-weight-asian="normal" style:font-weight-complex="normal" fo:font-size="12pt" style:font-size-asian="12pt" style:font-size-complex="12pt" style:language-asian="en" style:country-asian="GB"/>
    </style:style>
    <style:style style:name="TableRow664" style:family="table-row">
      <style:table-row-properties/>
    </style:style>
    <style:style style:name="TableCell665" style:family="table-cell">
      <style:table-cell-properties fo:border-top="none" fo:border-left="0.0208in solid #000000" fo:border-bottom="none" fo:border-right="0.0208in solid #000000" fo:padding-top="0in" fo:padding-left="0.075in" fo:padding-bottom="0in" fo:padding-right="0.075in"/>
    </style:style>
    <style:style style:name="P666" style:parent-style-name="Normal" style:family="paragraph">
      <style:paragraph-properties fo:margin-top="0.1666in" fo:margin-bottom="0.0416in"/>
    </style:style>
    <style:style style:name="T667"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668" style:parent-style-name="Normal" style:family="paragraph">
      <style:paragraph-properties fo:margin-top="0.1666in" fo:margin-bottom="0.0416in"/>
    </style:style>
    <style:style style:name="T669" style:parent-style-name="DefaultParagraphFont" style:family="text">
      <style:text-properties style:font-weight-complex="bold" fo:font-size="11pt" style:font-size-asian="11pt" style:font-size-complex="11pt" style:language-asian="en" style:country-asian="GB"/>
    </style:style>
    <style:style style:name="T670" style:parent-style-name="DefaultParagraphFont" style:family="text">
      <style:text-properties style:font-weight-complex="bold" fo:font-size="11pt" style:font-size-asian="11pt" style:font-size-complex="11pt" style:language-asian="en" style:country-asian="GB"/>
    </style:style>
    <style:style style:name="T671" style:parent-style-name="DefaultParagraphFont" style:family="text">
      <style:text-properties style:font-weight-complex="bold" fo:font-size="11pt" style:font-size-asian="11pt" style:font-size-complex="11pt" style:language-asian="en" style:country-asian="GB"/>
    </style:style>
    <style:style style:name="T672" style:parent-style-name="DefaultParagraphFont" style:family="text">
      <style:text-properties style:font-weight-complex="bold" fo:font-size="11pt" style:font-size-asian="11pt" style:font-size-complex="11pt" style:language-asian="en" style:country-asian="GB"/>
    </style:style>
    <style:style style:name="P673" style:parent-style-name="Normal" style:family="paragraph">
      <style:paragraph-properties fo:margin-top="0.1666in" fo:margin-bottom="0.0416in"/>
      <style:text-properties fo:font-weight="bold" style:font-weight-asian="bold" style:font-weight-complex="bold" fo:font-style="italic" style:font-style-asian="italic" style:language-asian="en" style:country-asian="GB"/>
    </style:style>
    <style:style style:name="P674" style:parent-style-name="Normal" style:family="paragraph">
      <style:paragraph-properties fo:margin-top="0.1666in" fo:margin-bottom="0.0416in"/>
    </style:style>
    <style:style style:name="T67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67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677" style:parent-style-name="Normal" style:family="paragraph">
      <style:paragraph-properties fo:text-align="justify" fo:margin-top="0.1666in" fo:margin-bottom="0.0416in"/>
    </style:style>
    <style:style style:name="T678" style:parent-style-name="DefaultParagraphFont" style:family="text">
      <style:text-properties style:font-weight-complex="bold" fo:font-size="11pt" style:font-size-asian="11pt" style:font-size-complex="11pt" style:language-asian="en" style:country-asian="GB"/>
    </style:style>
    <style:style style:name="T679"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680" style:parent-style-name="Normal" style:family="paragraph">
      <style:paragraph-properties fo:margin-top="0.1666in" fo:margin-bottom="0.0416in"/>
    </style:style>
    <style:style style:name="T681" style:parent-style-name="DefaultParagraphFont" style:family="text">
      <style:text-properties style:font-weight-complex="bold" fo:font-size="11pt" style:font-size-asian="11pt" style:font-size-complex="11pt" style:language-asian="en" style:country-asian="GB"/>
    </style:style>
    <style:style style:name="T682" style:parent-style-name="DefaultParagraphFont" style:family="text">
      <style:text-properties style:font-weight-complex="bold" fo:font-size="11pt" style:font-size-asian="11pt" style:font-size-complex="11pt" style:language-asian="en" style:country-asian="GB"/>
    </style:style>
    <style:style style:name="T683" style:parent-style-name="DefaultParagraphFont" style:family="text">
      <style:text-properties style:font-weight-complex="bold" fo:font-size="11pt" style:font-size-asian="11pt" style:font-size-complex="11pt" style:language-asian="en" style:country-asian="GB"/>
    </style:style>
    <style:style style:name="T684" style:parent-style-name="DefaultParagraphFont" style:family="text">
      <style:text-properties style:font-weight-complex="bold" fo:font-size="11pt" style:font-size-asian="11pt" style:font-size-complex="11pt" style:language-asian="en" style:country-asian="GB"/>
    </style:style>
    <style:style style:name="P685" style:parent-style-name="Normal" style:family="paragraph">
      <style:paragraph-properties fo:margin-top="0.1666in" fo:margin-bottom="0.0416in"/>
    </style:style>
    <style:style style:name="T68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687" style:parent-style-name="Normal" style:family="paragraph">
      <style:paragraph-properties fo:text-align="justify" fo:margin-right="-0.25in"/>
      <style:text-properties style:font-name-complex="Arial" fo:font-weight="bold" style:font-weight-asian="bold" style:font-weight-complex="bold" fo:font-style="italic" style:font-style-asian="italic" style:language-asian="en" style:country-asian="GB"/>
    </style:style>
    <style:style style:name="P688" style:parent-style-name="Normal" style:family="paragraph">
      <style:paragraph-properties fo:text-align="justify" fo:margin-right="-0.25in"/>
    </style:style>
    <style:style style:name="T689"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T690"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T691"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P692" style:parent-style-name="ListParagraph" style:family="paragraph">
      <style:paragraph-properties fo:text-align="justify"/>
    </style:style>
    <style:style style:name="T693" style:parent-style-name="DefaultParagraphFont" style:family="text">
      <style:text-properties style:font-name-complex="Arial" style:font-weight-complex="bold" fo:font-size="11pt" style:font-size-asian="11pt" style:font-size-complex="11pt" style:language-asian="en" style:country-asian="GB"/>
    </style:style>
    <style:style style:name="T694" style:parent-style-name="DefaultParagraphFont" style:family="text">
      <style:text-properties style:font-name-complex="Arial" style:font-weight-complex="bold" fo:font-size="11pt" style:font-size-asian="11pt" style:font-size-complex="11pt" style:language-asian="en" style:country-asian="GB"/>
    </style:style>
    <style:style style:name="T695" style:parent-style-name="DefaultParagraphFont" style:family="text">
      <style:text-properties style:font-name-complex="Arial" style:font-weight-complex="bold" fo:font-size="11pt" style:font-size-asian="11pt" style:font-size-complex="11pt" style:language-asian="en" style:country-asian="GB"/>
    </style:style>
    <style:style style:name="P696" style:parent-style-name="ListParagraph" style:family="paragraph">
      <style:paragraph-properties style:text-autospace="none" fo:text-align="justify" fo:margin-left="0in">
        <style:tab-stops>
          <style:tab-stop style:type="left" style:position="0.7291in"/>
        </style:tab-stops>
      </style:paragraph-properties>
      <style:text-properties style:font-name-complex="Arial" fo:font-weight="bold" style:font-weight-asian="bold" style:font-weight-complex="bold" style:language-asian="en" style:country-asian="GB"/>
    </style:style>
    <style:style style:name="P697" style:parent-style-name="Normal" style:family="paragraph">
      <style:paragraph-properties style:text-autospace="none" fo:text-align="justify">
        <style:tab-stops>
          <style:tab-stop style:type="left" style:position="0.7291in"/>
        </style:tab-stops>
      </style:paragraph-properties>
    </style:style>
    <style:style style:name="T698"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P699" style:parent-style-name="Normal" style:family="paragraph">
      <style:paragraph-properties style:text-autospace="none" fo:text-align="justify">
        <style:tab-stops>
          <style:tab-stop style:type="left" style:position="0.7291in"/>
        </style:tab-stops>
      </style:paragraph-properties>
      <style:text-properties style:font-name-complex="Arial" fo:font-weight="bold" style:font-weight-asian="bold" style:font-weight-complex="bold" style:language-asian="en" style:country-asian="GB"/>
    </style:style>
    <style:style style:name="P700" style:parent-style-name="ListParagraph" style:family="paragraph">
      <style:paragraph-properties fo:text-align="justify" fo:margin-top="0.0013in" fo:margin-bottom="0.0013in" fo:margin-right="-0.1875in"/>
    </style:style>
    <style:style style:name="T701" style:parent-style-name="hps" style:family="text">
      <style:text-properties style:font-name-complex="Arial" style:font-weight-complex="bold" fo:font-size="11pt" style:font-size-asian="11pt" style:font-size-complex="11pt" style:language-asian="en" style:country-asian="GB"/>
    </style:style>
    <style:style style:name="T702" style:parent-style-name="DefaultParagraphFont" style:family="text">
      <style:text-properties style:font-name-complex="Arial" style:font-weight-complex="bold" fo:font-size="11pt" style:font-size-asian="11pt" style:font-size-complex="11pt" style:language-asian="en" style:country-asian="GB"/>
    </style:style>
    <style:style style:name="T703" style:parent-style-name="hps" style:family="text">
      <style:text-properties style:font-name-complex="Arial" style:font-weight-complex="bold" fo:font-size="11pt" style:font-size-asian="11pt" style:font-size-complex="11pt" style:language-asian="en" style:country-asian="GB"/>
    </style:style>
    <style:style style:name="T704" style:parent-style-name="DefaultParagraphFont" style:family="text">
      <style:text-properties style:font-name-complex="Arial" style:font-weight-complex="bold" fo:font-size="11pt" style:font-size-asian="11pt" style:font-size-complex="11pt" style:language-asian="en" style:country-asian="GB"/>
    </style:style>
    <style:style style:name="T705" style:parent-style-name="hps" style:family="text">
      <style:text-properties style:font-name-complex="Arial" style:font-weight-complex="bold" fo:font-size="11pt" style:font-size-asian="11pt" style:font-size-complex="11pt" style:language-asian="en" style:country-asian="GB"/>
    </style:style>
    <style:style style:name="T706" style:parent-style-name="DefaultParagraphFont" style:family="text">
      <style:text-properties style:font-name-complex="Arial" style:font-weight-complex="bold" fo:font-size="11pt" style:font-size-asian="11pt" style:font-size-complex="11pt" style:language-asian="en" style:country-asian="GB"/>
    </style:style>
    <style:style style:name="T707" style:parent-style-name="hps" style:family="text">
      <style:text-properties style:font-name-complex="Arial" style:font-weight-complex="bold" fo:font-size="11pt" style:font-size-asian="11pt" style:font-size-complex="11pt" style:language-asian="en" style:country-asian="GB"/>
    </style:style>
    <style:style style:name="T708" style:parent-style-name="hps" style:family="text">
      <style:text-properties style:font-name-complex="Arial" style:font-weight-complex="bold" fo:font-size="11pt" style:font-size-asian="11pt" style:font-size-complex="11pt" style:language-asian="en" style:country-asian="GB"/>
    </style:style>
    <style:style style:name="T709" style:parent-style-name="DefaultParagraphFont" style:family="text">
      <style:text-properties style:font-name-complex="Arial" style:font-weight-complex="bold" fo:font-size="11pt" style:font-size-asian="11pt" style:font-size-complex="11pt" style:language-asian="en" style:country-asian="GB"/>
    </style:style>
    <style:style style:name="T710" style:parent-style-name="hps" style:family="text">
      <style:text-properties style:font-name-complex="Arial" style:font-weight-complex="bold" fo:font-size="11pt" style:font-size-asian="11pt" style:font-size-complex="11pt" style:language-asian="en" style:country-asian="GB"/>
    </style:style>
    <style:style style:name="T711" style:parent-style-name="DefaultParagraphFont" style:family="text">
      <style:text-properties style:font-name-complex="Arial" style:font-weight-complex="bold" fo:font-size="11pt" style:font-size-asian="11pt" style:font-size-complex="11pt" style:language-asian="en" style:country-asian="GB"/>
    </style:style>
    <style:style style:name="T712" style:parent-style-name="hps" style:family="text">
      <style:text-properties style:font-name-complex="Arial" style:font-weight-complex="bold" fo:font-size="11pt" style:font-size-asian="11pt" style:font-size-complex="11pt" style:language-asian="en" style:country-asian="GB"/>
    </style:style>
    <style:style style:name="T713" style:parent-style-name="DefaultParagraphFont" style:family="text">
      <style:text-properties style:font-name-complex="Arial" style:font-weight-complex="bold" fo:font-size="11pt" style:font-size-asian="11pt" style:font-size-complex="11pt" style:language-asian="en" style:country-asian="GB"/>
    </style:style>
    <style:style style:name="T714" style:parent-style-name="hps" style:family="text">
      <style:text-properties style:font-name-complex="Arial" style:font-weight-complex="bold" fo:font-size="11pt" style:font-size-asian="11pt" style:font-size-complex="11pt" style:language-asian="en" style:country-asian="GB"/>
    </style:style>
    <style:style style:name="T715" style:parent-style-name="DefaultParagraphFont" style:family="text">
      <style:text-properties style:font-name-complex="Arial" style:font-weight-complex="bold" fo:font-size="11pt" style:font-size-asian="11pt" style:font-size-complex="11pt" style:language-asian="en" style:country-asian="GB"/>
    </style:style>
    <style:style style:name="T716" style:parent-style-name="hps" style:family="text">
      <style:text-properties style:font-name-complex="Arial" style:font-weight-complex="bold" fo:font-size="11pt" style:font-size-asian="11pt" style:font-size-complex="11pt" style:language-asian="en" style:country-asian="GB"/>
    </style:style>
    <style:style style:name="T717" style:parent-style-name="DefaultParagraphFont" style:family="text">
      <style:text-properties style:font-name-complex="Arial" style:font-weight-complex="bold" fo:font-size="11pt" style:font-size-asian="11pt" style:font-size-complex="11pt" style:language-asian="en" style:country-asian="GB"/>
    </style:style>
    <style:style style:name="T718" style:parent-style-name="hps" style:family="text">
      <style:text-properties style:font-name-complex="Arial" style:font-weight-complex="bold" fo:font-size="11pt" style:font-size-asian="11pt" style:font-size-complex="11pt" style:language-asian="en" style:country-asian="GB"/>
    </style:style>
    <style:style style:name="T719" style:parent-style-name="DefaultParagraphFont" style:family="text">
      <style:text-properties style:font-name-complex="Arial" style:font-weight-complex="bold" fo:font-size="11pt" style:font-size-asian="11pt" style:font-size-complex="11pt" style:language-asian="en" style:country-asian="GB"/>
    </style:style>
    <style:style style:name="T720" style:parent-style-name="hps" style:family="text">
      <style:text-properties style:font-name-complex="Arial" style:font-weight-complex="bold" fo:font-size="11pt" style:font-size-asian="11pt" style:font-size-complex="11pt" style:language-asian="en" style:country-asian="GB"/>
    </style:style>
    <style:style style:name="T721" style:parent-style-name="DefaultParagraphFont" style:family="text">
      <style:text-properties style:font-name-complex="Arial" style:font-weight-complex="bold" fo:font-size="11pt" style:font-size-asian="11pt" style:font-size-complex="11pt" style:language-asian="en" style:country-asian="GB"/>
    </style:style>
    <style:style style:name="T722" style:parent-style-name="hps" style:family="text">
      <style:text-properties style:font-name-complex="Arial" style:font-weight-complex="bold" fo:font-size="11pt" style:font-size-asian="11pt" style:font-size-complex="11pt" style:language-asian="en" style:country-asian="GB"/>
    </style:style>
    <style:style style:name="T723" style:parent-style-name="DefaultParagraphFont" style:family="text">
      <style:text-properties style:font-name-complex="Arial" style:font-weight-complex="bold" fo:font-size="11pt" style:font-size-asian="11pt" style:font-size-complex="11pt" style:language-asian="en" style:country-asian="GB"/>
    </style:style>
    <style:style style:name="T724" style:parent-style-name="hps" style:family="text">
      <style:text-properties style:font-name-complex="Arial" style:font-weight-complex="bold" fo:font-size="11pt" style:font-size-asian="11pt" style:font-size-complex="11pt" style:language-asian="en" style:country-asian="GB"/>
    </style:style>
    <style:style style:name="T725" style:parent-style-name="DefaultParagraphFont" style:family="text">
      <style:text-properties style:font-name-complex="Arial" style:font-weight-complex="bold" fo:font-size="11pt" style:font-size-asian="11pt" style:font-size-complex="11pt" style:language-asian="en" style:country-asian="GB"/>
    </style:style>
    <style:style style:name="T726" style:parent-style-name="hps" style:family="text">
      <style:text-properties style:font-name-complex="Arial" style:font-weight-complex="bold" fo:font-size="11pt" style:font-size-asian="11pt" style:font-size-complex="11pt" style:language-asian="en" style:country-asian="GB"/>
    </style:style>
    <style:style style:name="T727" style:parent-style-name="DefaultParagraphFont" style:family="text">
      <style:text-properties style:font-name-complex="Arial" style:font-weight-complex="bold" fo:font-size="11pt" style:font-size-asian="11pt" style:font-size-complex="11pt" style:language-asian="en" style:country-asian="GB"/>
    </style:style>
    <style:style style:name="T728" style:parent-style-name="hps" style:family="text">
      <style:text-properties style:font-name-complex="Arial" style:font-weight-complex="bold" fo:font-size="11pt" style:font-size-asian="11pt" style:font-size-complex="11pt" style:language-asian="en" style:country-asian="GB"/>
    </style:style>
    <style:style style:name="T729" style:parent-style-name="DefaultParagraphFont" style:family="text">
      <style:text-properties style:font-name-complex="Arial" style:font-weight-complex="bold" fo:font-size="11pt" style:font-size-asian="11pt" style:font-size-complex="11pt" style:language-asian="en" style:country-asian="GB"/>
    </style:style>
    <style:style style:name="T730" style:parent-style-name="hps" style:family="text">
      <style:text-properties style:font-name-complex="Arial" style:font-weight-complex="bold" fo:font-size="11pt" style:font-size-asian="11pt" style:font-size-complex="11pt" style:language-asian="en" style:country-asian="GB"/>
    </style:style>
    <style:style style:name="T731" style:parent-style-name="DefaultParagraphFont" style:family="text">
      <style:text-properties style:font-name-complex="Arial" style:font-weight-complex="bold" fo:font-size="11pt" style:font-size-asian="11pt" style:font-size-complex="11pt" style:language-asian="en" style:country-asian="GB"/>
    </style:style>
    <style:style style:name="T732" style:parent-style-name="hps" style:family="text">
      <style:text-properties style:font-name-complex="Arial" style:font-weight-complex="bold" fo:font-size="11pt" style:font-size-asian="11pt" style:font-size-complex="11pt" style:language-asian="en" style:country-asian="GB"/>
    </style:style>
    <style:style style:name="T733" style:parent-style-name="DefaultParagraphFont" style:family="text">
      <style:text-properties style:font-name-complex="Arial" style:font-weight-complex="bold" fo:font-size="11pt" style:font-size-asian="11pt" style:font-size-complex="11pt" style:language-asian="en" style:country-asian="GB"/>
    </style:style>
    <style:style style:name="T734" style:parent-style-name="hps" style:family="text">
      <style:text-properties style:font-name-complex="Arial" style:font-weight-complex="bold" fo:font-size="11pt" style:font-size-asian="11pt" style:font-size-complex="11pt" style:language-asian="en" style:country-asian="GB"/>
    </style:style>
    <style:style style:name="P735" style:parent-style-name="Normal" style:family="paragraph">
      <style:paragraph-properties fo:text-align="justify" fo:margin-top="0.0013in" fo:margin-bottom="0.0013in" fo:margin-right="-0.1875in"/>
    </style:style>
    <style:style style:name="T736"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737" style:parent-style-name="ListParagraph" style:family="paragraph">
      <style:paragraph-properties style:text-autospace="none" fo:text-align="justify" fo:margin-left="0in">
        <style:tab-stops>
          <style:tab-stop style:type="left" style:position="0.7291in"/>
        </style:tab-stops>
      </style:paragraph-properties>
      <style:text-properties style:font-name-complex="Arial" fo:font-weight="bold" style:font-weight-asian="bold" style:font-weight-complex="bold" style:language-asian="en" style:country-asian="GB"/>
    </style:style>
    <style:style style:name="P738" style:parent-style-name="Normal" style:family="paragraph">
      <style:paragraph-properties style:text-autospace="none" fo:text-align="justify">
        <style:tab-stops>
          <style:tab-stop style:type="left" style:position="0.7291in"/>
        </style:tab-stops>
      </style:paragraph-properties>
    </style:style>
    <style:style style:name="T739" style:parent-style-name="DefaultParagraphFont" style:family="text">
      <style:text-properties style:font-name-complex="Arial" style:font-weight-complex="bold" fo:font-style="italic" style:font-style-asian="italic" fo:font-size="11pt" style:font-size-asian="11pt" style:font-size-complex="11pt" style:language-asian="en" style:country-asian="GB"/>
    </style:style>
    <style:style style:name="P740" style:parent-style-name="Normal" style:family="paragraph">
      <style:paragraph-properties style:text-autospace="none" fo:text-align="justify" fo:margin-left="0.25in">
        <style:tab-stops>
          <style:tab-stop style:type="left" style:position="0.4791in"/>
        </style:tab-stops>
      </style:paragraph-properties>
      <style:text-properties style:font-name-complex="Arial" fo:font-weight="bold" style:font-weight-asian="bold" style:font-weight-complex="bold" fo:font-style="italic" style:font-style-asian="italic" style:language-asian="en" style:country-asian="GB"/>
    </style:style>
    <style:style style:name="P741" style:parent-style-name="ListParagraph" style:family="paragraph">
      <style:paragraph-properties style:text-autospace="none" fo:text-align="justify">
        <style:tab-stops>
          <style:tab-stop style:type="left" style:position="0.2291in"/>
        </style:tab-stops>
      </style:paragraph-properties>
    </style:style>
    <style:style style:name="T742" style:parent-style-name="DefaultParagraphFont" style:family="text">
      <style:text-properties style:font-name-complex="Arial" style:font-weight-complex="bold" fo:font-size="11pt" style:font-size-asian="11pt" style:font-size-complex="11pt" style:language-asian="en" style:country-asian="GB"/>
    </style:style>
    <style:style style:name="T743" style:parent-style-name="DefaultParagraphFont" style:family="text">
      <style:text-properties style:font-name-complex="Arial" style:font-weight-complex="bold" fo:font-size="11pt" style:font-size-asian="11pt" style:font-size-complex="11pt" style:language-asian="en" style:country-asian="GB"/>
    </style:style>
    <style:style style:name="P744" style:parent-style-name="Normal" style:family="paragraph">
      <style:paragraph-properties fo:text-align="justify" fo:margin-top="0.0013in" fo:margin-bottom="0.0013in" fo:margin-right="-0.1875in"/>
      <style:text-properties style:font-name-complex="Arial" fo:font-weight="bold" style:font-weight-asian="bold" style:font-weight-complex="bold" style:language-asian="en" style:country-asian="GB"/>
    </style:style>
    <style:style style:name="P745" style:parent-style-name="Normal" style:family="paragraph">
      <style:paragraph-properties fo:text-align="justify" fo:margin-top="0.0013in" fo:margin-bottom="0.0013in" fo:margin-right="-0.1875in"/>
    </style:style>
    <style:style style:name="T746" style:parent-style-name="DefaultParagraphFont" style:family="text">
      <style:text-properties style:font-name-complex="Arial" style:font-weight-complex="bold" fo:font-size="11pt" style:font-size-asian="11pt" style:font-size-complex="11pt" style:language-asian="en" style:country-asian="GB"/>
    </style:style>
    <style:style style:name="P747" style:parent-style-name="Normal" style:family="paragraph">
      <style:paragraph-properties fo:text-align="justify" fo:margin-top="0.0013in" fo:margin-bottom="0.0013in" fo:margin-right="-0.1875in"/>
      <style:text-properties style:font-name-complex="Arial" fo:font-weight="bold" style:font-weight-asian="bold" style:font-weight-complex="bold" style:language-asian="en" style:country-asian="GB"/>
    </style:style>
    <style:style style:name="P748" style:parent-style-name="ListParagraph" style:family="paragraph">
      <style:paragraph-properties fo:text-align="justify"/>
    </style:style>
    <style:style style:name="T749" style:parent-style-name="DefaultParagraphFont" style:family="text">
      <style:text-properties style:font-name-complex="Arial" style:font-weight-complex="bold" fo:font-size="11pt" style:font-size-asian="11pt" style:font-size-complex="11pt" fo:language="en" fo:country="US" style:language-asian="en" style:country-asian="GB"/>
    </style:style>
    <style:style style:name="T750" style:parent-style-name="DefaultParagraphFont" style:family="text">
      <style:text-properties style:font-name-complex="Arial" style:font-weight-complex="bold" fo:font-size="11pt" style:font-size-asian="11pt" style:font-size-complex="11pt" fo:language="en" fo:country="US" style:language-asian="en" style:country-asian="GB"/>
    </style:style>
    <style:style style:name="P751" style:parent-style-name="Normal" style:family="paragraph">
      <style:paragraph-properties fo:text-align="justify"/>
      <style:text-properties style:font-name-complex="Arial" fo:font-weight="bold" style:font-weight-asian="bold" style:font-weight-complex="bold" style:text-underline-type="single" style:text-underline-style="solid" style:text-underline-width="auto" style:text-underline-mode="continuous" fo:language="en" fo:country="US" style:language-asian="en" style:country-asian="GB"/>
    </style:style>
    <style:style style:name="P752" style:parent-style-name="ListParagraph" style:family="paragraph"/>
    <style:style style:name="T753" style:parent-style-name="DefaultParagraphFont" style:family="text">
      <style:text-properties style:font-name-complex="Arial" style:font-weight-complex="bold" fo:font-size="11pt" style:font-size-asian="11pt" style:font-size-complex="11pt" style:language-asian="en" style:country-asian="GB"/>
    </style:style>
    <style:style style:name="T754" style:parent-style-name="DefaultParagraphFont" style:family="text">
      <style:text-properties style:font-name-complex="Arial" style:font-weight-complex="bold" fo:font-size="11pt" style:font-size-asian="11pt" style:font-size-complex="11pt" style:language-asian="en" style:country-asian="GB"/>
    </style:style>
    <style:style style:name="P755" style:parent-style-name="ListParagraph" style:family="paragraph"/>
    <style:style style:name="T756" style:parent-style-name="DefaultParagraphFont" style:family="text">
      <style:text-properties style:font-name-complex="Arial" style:font-weight-complex="bold" fo:font-size="11pt" style:font-size-asian="11pt" style:font-size-complex="11pt" fo:language="en" fo:country="US" style:language-asian="en" style:country-asian="GB"/>
    </style:style>
    <style:style style:name="T757" style:parent-style-name="DefaultParagraphFont" style:family="text">
      <style:text-properties style:font-name-complex="Arial" style:font-weight-complex="bold" fo:font-size="11pt" style:font-size-asian="11pt" style:font-size-complex="11pt" fo:language="en" fo:country="US" style:language-asian="en" style:country-asian="GB"/>
    </style:style>
    <style:style style:name="P758" style:parent-style-name="ListParagraph" style:family="paragraph"/>
    <style:style style:name="T759" style:parent-style-name="DefaultParagraphFont" style:family="text">
      <style:text-properties style:font-name-complex="Arial" style:font-weight-complex="bold" fo:font-size="11pt" style:font-size-asian="11pt" style:font-size-complex="11pt" style:language-asian="en" style:country-asian="GB"/>
    </style:style>
    <style:style style:name="P760" style:parent-style-name="Normal" style:family="paragraph">
      <style:text-properties style:font-name-complex="Arial" fo:font-weight="bold" style:font-weight-asian="bold" style:font-weight-complex="bold" style:language-asian="en" style:country-asian="GB"/>
    </style:style>
    <style:style style:name="T761" style:parent-style-name="DefaultParagraphFont" style:family="text">
      <style:text-properties style:font-name-complex="Arial" style:font-weight-complex="bold" fo:font-size="11pt" style:font-size-asian="11pt" style:font-size-complex="11pt" style:language-asian="en" style:country-asian="GB"/>
    </style:style>
    <style:style style:name="P762" style:parent-style-name="Normal" style:family="paragraph">
      <style:text-properties style:font-name-complex="Arial" fo:font-weight="bold" style:font-weight-asian="bold" style:font-weight-complex="bold" style:language-asian="en" style:country-asian="GB"/>
    </style:style>
    <style:style style:name="P763" style:parent-style-name="ListParagraph" style:family="paragraph"/>
    <style:style style:name="T764" style:parent-style-name="DefaultParagraphFont" style:family="text">
      <style:text-properties style:font-weight-complex="bold" fo:font-size="11pt" style:font-size-asian="11pt" style:font-size-complex="11pt" fo:language="en" fo:country="US" style:language-asian="en" style:country-asian="GB"/>
    </style:style>
    <style:style style:name="T765" style:parent-style-name="DefaultParagraphFont" style:family="text">
      <style:text-properties style:font-weight-complex="bold" fo:font-size="11pt" style:font-size-asian="11pt" style:font-size-complex="11pt" fo:language="en" fo:country="US" style:language-asian="en" style:country-asian="GB"/>
    </style:style>
    <style:style style:name="P766" style:parent-style-name="ListParagraph" style:family="paragraph"/>
    <style:style style:name="T767" style:parent-style-name="DefaultParagraphFont" style:family="text">
      <style:text-properties style:font-weight-complex="bold" fo:font-size="11pt" style:font-size-asian="11pt" style:font-size-complex="11pt" fo:language="en" fo:country="US" style:language-asian="en" style:country-asian="GB"/>
    </style:style>
    <style:style style:name="T768" style:parent-style-name="DefaultParagraphFont" style:family="text">
      <style:text-properties style:font-weight-complex="bold" fo:font-size="11pt" style:font-size-asian="11pt" style:font-size-complex="11pt" fo:language="en" fo:country="US" style:language-asian="en" style:country-asian="GB"/>
    </style:style>
    <style:style style:name="P769" style:parent-style-name="Normal" style:family="paragraph">
      <style:text-properties style:font-name-complex="Arial" fo:font-weight="bold" style:font-weight-asian="bold" style:font-weight-complex="bold" style:language-asian="en" style:country-asian="GB"/>
    </style:style>
    <style:style style:name="TableRow770" style:family="table-row">
      <style:table-row-properties style:min-row-height="1.3104in"/>
    </style:style>
    <style:style style:name="TableCell771" style:family="table-cell">
      <style:table-cell-properties fo:border-top="none" fo:border-left="0.0208in solid #000000" fo:border-bottom="none" fo:border-right="0.0208in solid #000000" fo:padding-top="0in" fo:padding-left="0.075in" fo:padding-bottom="0in" fo:padding-right="0.075in"/>
    </style:style>
    <style:style style:name="P772" style:parent-style-name="Normal" style:family="paragraph">
      <style:paragraph-properties fo:margin-top="0.1666in" fo:margin-bottom="0.0416in"/>
    </style:style>
    <style:style style:name="T773"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774" style:parent-style-name="Normal" style:family="paragraph">
      <style:paragraph-properties fo:margin-top="0.1666in" fo:margin-bottom="0.0416in"/>
    </style:style>
    <style:style style:name="T775" style:parent-style-name="DefaultParagraphFont" style:family="text">
      <style:text-properties style:font-weight-complex="bold" fo:font-size="11pt" style:font-size-asian="11pt" style:font-size-complex="11pt" style:language-asian="en" style:country-asian="GB"/>
    </style:style>
    <style:style style:name="T776" style:parent-style-name="DefaultParagraphFont" style:family="text">
      <style:text-properties style:font-weight-complex="bold" fo:font-size="11pt" style:font-size-asian="11pt" style:font-size-complex="11pt" style:language-asian="en" style:country-asian="GB"/>
    </style:style>
    <style:style style:name="T777" style:parent-style-name="DefaultParagraphFont" style:family="text">
      <style:text-properties style:font-weight-complex="bold" fo:font-size="11pt" style:font-size-asian="11pt" style:font-size-complex="11pt" style:language-asian="en" style:country-asian="GB"/>
    </style:style>
    <style:style style:name="P778" style:parent-style-name="Normal" style:family="paragraph">
      <style:paragraph-properties fo:margin-top="0.1666in" fo:margin-bottom="0.0416in"/>
      <style:text-properties fo:font-weight="bold" style:font-weight-asian="bold" style:font-weight-complex="bold" fo:color="#E36C0A" style:language-asian="en" style:country-asian="GB"/>
    </style:style>
    <style:style style:name="TableRow779" style:family="table-row">
      <style:table-row-properties style:min-row-height="1.8951in"/>
    </style:style>
    <style:style style:name="TableCell780" style:family="table-cell">
      <style:table-cell-properties fo:border-top="none" fo:border-left="0.0208in solid #000000" fo:border-bottom="none" fo:border-right="0.0208in solid #000000" fo:padding-top="0in" fo:padding-left="0.075in" fo:padding-bottom="0in" fo:padding-right="0.075in"/>
    </style:style>
    <style:style style:name="P781" style:parent-style-name="Normal" style:family="paragraph">
      <style:paragraph-properties fo:margin-top="0.1666in" fo:margin-bottom="0.0416in"/>
    </style:style>
    <style:style style:name="T78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783" style:parent-style-name="DefaultParagraphFont" style:family="text">
      <style:text-properties fo:font-weight="bold" style:font-weight-asian="bold" style:font-weight-complex="bold" fo:color="#FF0000" fo:font-size="11pt" style:font-size-asian="11pt" style:font-size-complex="11pt" style:language-asian="en" style:country-asian="GB"/>
    </style:style>
    <style:style style:name="T784"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785" style:parent-style-name="Normal" style:family="paragraph">
      <style:paragraph-properties fo:margin-top="0.1666in" fo:margin-bottom="0.0416in"/>
    </style:style>
    <style:style style:name="T786" style:parent-style-name="DefaultParagraphFont" style:family="text">
      <style:text-properties style:font-weight-complex="bold" fo:font-size="11pt" style:font-size-asian="11pt" style:font-size-complex="11pt" style:language-asian="en" style:country-asian="GB"/>
    </style:style>
    <style:style style:name="T787" style:parent-style-name="DefaultParagraphFont" style:family="text">
      <style:text-properties style:font-weight-complex="bold" fo:font-size="11pt" style:font-size-asian="11pt" style:font-size-complex="11pt" style:language-asian="en" style:country-asian="GB"/>
    </style:style>
    <style:style style:name="P788" style:parent-style-name="Normal" style:family="paragraph">
      <style:paragraph-properties fo:margin-top="0.1666in" fo:margin-bottom="0.0416in"/>
    </style:style>
    <style:style style:name="T789" style:parent-style-name="DefaultParagraphFont" style:family="text">
      <style:text-properties style:font-weight-complex="bold" fo:font-size="11pt" style:font-size-asian="11pt" style:font-size-complex="11pt" style:language-asian="en" style:country-asian="GB"/>
    </style:style>
    <style:style style:name="T790" style:parent-style-name="DefaultParagraphFont" style:family="text">
      <style:text-properties style:font-weight-complex="bold" fo:font-size="11pt" style:font-size-asian="11pt" style:font-size-complex="11pt" style:language-asian="en" style:country-asian="GB"/>
    </style:style>
    <style:style style:name="P791" style:parent-style-name="ListParagraph" style:family="paragraph">
      <style:paragraph-properties fo:margin-top="0.1666in" fo:margin-bottom="0.0416in"/>
    </style:style>
    <style:style style:name="T79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793" style:parent-style-name="ListParagraph" style:family="paragraph">
      <style:paragraph-properties fo:margin-top="0.1666in" fo:margin-bottom="0.0416in"/>
    </style:style>
    <style:style style:name="T794"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79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796" style:parent-style-name="ListParagraph" style:family="paragraph">
      <style:paragraph-properties fo:margin-top="0.1666in" fo:margin-bottom="0.0416in"/>
    </style:style>
    <style:style style:name="T797"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798" style:parent-style-name="ListParagraph" style:family="paragraph">
      <style:paragraph-properties fo:margin-top="0.1666in" fo:margin-bottom="0.0416in"/>
    </style:style>
    <style:style style:name="T799"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800" style:parent-style-name="ListParagraph" style:family="paragraph">
      <style:paragraph-properties fo:margin-top="0.1666in" fo:margin-bottom="0.0416in"/>
    </style:style>
    <style:style style:name="T801"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80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803" style:parent-style-name="Normal" style:family="paragraph">
      <style:paragraph-properties fo:text-align="justify" fo:margin-top="0.1666in" fo:margin-bottom="0.0416in"/>
    </style:style>
    <style:style style:name="T804"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05"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06"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07"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P808" style:parent-style-name="Normal" style:family="paragraph">
      <style:paragraph-properties fo:text-align="justify" fo:margin-top="0.1666in" fo:margin-bottom="0.0416in"/>
    </style:style>
    <style:style style:name="T809" style:parent-style-name="DefaultParagraphFont" style:family="text">
      <style:text-properties style:font-name-complex="Arial" style:font-weight-complex="bold" fo:font-size="11pt" style:font-size-asian="11pt" style:font-size-complex="11pt" style:language-asian="en" style:country-asian="GB"/>
    </style:style>
    <style:style style:name="T810" style:parent-style-name="DefaultParagraphFont" style:family="text">
      <style:text-properties style:font-name-complex="Arial" style:font-weight-complex="bold" fo:font-size="11pt" style:font-size-asian="11pt" style:font-size-complex="11pt" style:language-asian="en" style:country-asian="GB"/>
    </style:style>
    <style:style style:name="T811" style:parent-style-name="DefaultParagraphFont" style:family="text">
      <style:text-properties style:font-name-complex="Arial" style:font-weight-complex="bold" fo:font-size="11pt" style:font-size-asian="11pt" style:font-size-complex="11pt" style:language-asian="en" style:country-asian="GB"/>
    </style:style>
    <style:style style:name="P812" style:parent-style-name="Normal" style:family="paragraph">
      <style:paragraph-properties fo:text-align="justify"/>
      <style:text-properties style:font-name-complex="Arial" fo:font-weight="bold" style:font-weight-asian="bold" style:font-weight-complex="bold" style:language-asian="en" style:country-asian="GB"/>
    </style:style>
    <style:style style:name="P813" style:parent-style-name="Normal" style:family="paragraph">
      <style:paragraph-properties fo:text-align="justify" fo:margin-top="0.1666in" fo:margin-bottom="0.0416in"/>
    </style:style>
    <style:style style:name="T814"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15" style:parent-style-name="DefaultParagraphFont" style:family="text">
      <style:text-properties fo:font-weight="bold" style:font-weight-asian="bold" style:font-weight-complex="bold" fo:font-style="italic" style:font-style-asian="italic" fo:font-size="11pt" style:font-size-asian="11pt" style:font-size-complex="11pt" style:language-asian="en" style:country-asian="GB"/>
    </style:style>
    <style:style style:name="T816"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17"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18"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P819" style:parent-style-name="Normal" style:family="paragraph">
      <style:paragraph-properties fo:text-align="justify"/>
      <style:text-properties style:font-name-complex="Arial" fo:font-weight="bold" style:font-weight-asian="bold" style:font-weight-complex="bold" style:language-asian="en" style:country-asian="GB"/>
    </style:style>
    <style:style style:name="P820" style:parent-style-name="Normal" style:family="paragraph">
      <style:paragraph-properties fo:text-align="justify"/>
    </style:style>
    <style:style style:name="T821" style:parent-style-name="DefaultParagraphFont" style:family="text">
      <style:text-properties style:font-name-complex="Arial" style:font-weight-complex="bold" fo:font-size="11pt" style:font-size-asian="11pt" style:font-size-complex="11pt" style:language-asian="en" style:country-asian="GB"/>
    </style:style>
    <style:style style:name="T822" style:parent-style-name="DefaultParagraphFont" style:family="text">
      <style:text-properties style:font-name-complex="Arial" style:font-weight-complex="bold" fo:font-size="11pt" style:font-size-asian="11pt" style:font-size-complex="11pt" style:language-asian="en" style:country-asian="GB"/>
    </style:style>
    <style:style style:name="T823" style:parent-style-name="DefaultParagraphFont" style:family="text">
      <style:text-properties style:font-name-complex="Arial" style:font-weight-complex="bold" fo:font-size="11pt" style:font-size-asian="11pt" style:font-size-complex="11pt" style:language-asian="en" style:country-asian="GB"/>
    </style:style>
    <style:style style:name="T824" style:parent-style-name="DefaultParagraphFont" style:family="text">
      <style:text-properties style:font-name-complex="Arial" style:font-weight-complex="bold" fo:font-size="11pt" style:font-size-asian="11pt" style:font-size-complex="11pt" style:language-asian="en" style:country-asian="GB"/>
    </style:style>
    <style:style style:name="T825" style:parent-style-name="DefaultParagraphFont" style:family="text">
      <style:text-properties style:font-name-complex="Arial" style:font-weight-complex="bold" fo:font-size="11pt" style:font-size-asian="11pt" style:font-size-complex="11pt" style:language-asian="en" style:country-asian="GB"/>
    </style:style>
    <style:style style:name="P826" style:parent-style-name="Normal" style:family="paragraph">
      <style:paragraph-properties fo:text-align="justify"/>
      <style:text-properties style:font-name-complex="Arial" fo:font-weight="bold" style:font-weight-asian="bold" style:font-weight-complex="bold" style:language-asian="en" style:country-asian="GB"/>
    </style:style>
    <style:style style:name="P827" style:parent-style-name="Normal" style:family="paragraph">
      <style:paragraph-properties fo:text-align="justify" fo:margin-left="0.5in">
        <style:tab-stops/>
      </style:paragraph-properties>
      <style:text-properties style:font-name-complex="Arial" fo:font-weight="bold" style:font-weight-asian="bold" style:font-weight-complex="bold" style:language-asian="en" style:country-asian="GB"/>
    </style:style>
    <style:style style:name="P828" style:parent-style-name="Normal" style:family="paragraph">
      <style:paragraph-properties fo:text-align="justify"/>
    </style:style>
    <style:style style:name="T829" style:parent-style-name="DefaultParagraphFont" style:family="text">
      <style:text-properties style:font-name-complex="Arial" style:font-weight-complex="bold" fo:font-size="11pt" style:font-size-asian="11pt" style:font-size-complex="11pt" style:language-asian="en" style:country-asian="GB"/>
    </style:style>
    <style:style style:name="T830" style:parent-style-name="DefaultParagraphFont" style:family="text">
      <style:text-properties style:font-name-complex="Arial" style:font-weight-complex="bold" fo:font-size="11pt" style:font-size-asian="11pt" style:font-size-complex="11pt" style:language-asian="en" style:country-asian="GB"/>
    </style:style>
    <style:style style:name="T831" style:parent-style-name="DefaultParagraphFont" style:family="text">
      <style:text-properties style:font-name-complex="Arial" style:font-weight-complex="bold" fo:font-size="11pt" style:font-size-asian="11pt" style:font-size-complex="11pt" style:language-asian="en" style:country-asian="GB"/>
    </style:style>
    <style:style style:name="P832" style:parent-style-name="Normal" style:family="paragraph">
      <style:paragraph-properties fo:text-align="justify" fo:margin-left="0.5in">
        <style:tab-stops/>
      </style:paragraph-properties>
      <style:text-properties style:font-name-complex="Arial" fo:font-weight="bold" style:font-weight-asian="bold" style:font-weight-complex="bold" style:language-asian="en" style:country-asian="GB"/>
    </style:style>
    <style:style style:name="P833" style:parent-style-name="Normal" style:family="paragraph">
      <style:paragraph-properties fo:text-align="justify" fo:margin-top="0.1666in" fo:margin-bottom="0.0416in"/>
    </style:style>
    <style:style style:name="T834"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35"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36"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37"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P838" style:parent-style-name="Normal" style:family="paragraph">
      <style:paragraph-properties fo:text-align="justify" fo:margin-top="0.1666in" fo:margin-bottom="0.0416in"/>
    </style:style>
    <style:style style:name="T839" style:parent-style-name="DefaultParagraphFont" style:family="text">
      <style:text-properties style:font-name-complex="Arial" style:font-weight-complex="bold" fo:font-size="11pt" style:font-size-asian="11pt" style:font-size-complex="11pt" style:language-asian="en" style:country-asian="GB"/>
    </style:style>
    <style:style style:name="T840" style:parent-style-name="DefaultParagraphFont" style:family="text">
      <style:text-properties style:font-name-complex="Arial" style:font-weight-complex="bold" fo:font-size="11pt" style:font-size-asian="11pt" style:font-size-complex="11pt" style:language-asian="en" style:country-asian="GB"/>
    </style:style>
    <style:style style:name="T841" style:parent-style-name="DefaultParagraphFont" style:family="text">
      <style:text-properties style:font-name-complex="Arial" style:font-weight-complex="bold" fo:font-size="11pt" style:font-size-asian="11pt" style:font-size-complex="11pt" style:language-asian="en" style:country-asian="GB"/>
    </style:style>
    <style:style style:name="P842" style:parent-style-name="Normal" style:family="paragraph">
      <style:paragraph-properties fo:text-align="justify" fo:margin-top="0.1666in" fo:margin-bottom="0.0416in"/>
    </style:style>
    <style:style style:name="T843" style:parent-style-name="DefaultParagraphFont" style:family="text">
      <style:text-properties style:font-name-complex="Arial" style:font-weight-complex="bold" fo:font-size="11pt" style:font-size-asian="11pt" style:font-size-complex="11pt" style:language-asian="en" style:country-asian="GB"/>
    </style:style>
    <style:style style:name="T844"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45"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46"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47"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P848" style:parent-style-name="Normal" style:family="paragraph">
      <style:paragraph-properties fo:margin-top="0.1666in" fo:margin-bottom="0.0416in"/>
    </style:style>
    <style:style style:name="T849" style:parent-style-name="DefaultParagraphFont" style:family="text">
      <style:text-properties style:font-name-complex="Arial" style:font-weight-complex="bold" fo:font-size="11pt" style:font-size-asian="11pt" style:font-size-complex="11pt" style:language-asian="en" style:country-asian="GB"/>
    </style:style>
    <style:style style:name="T850" style:parent-style-name="DefaultParagraphFont" style:family="text">
      <style:text-properties style:font-name-complex="Arial" style:font-weight-complex="bold" fo:font-size="11pt" style:font-size-asian="11pt" style:font-size-complex="11pt" style:language-asian="en" style:country-asian="GB"/>
    </style:style>
    <style:style style:name="T851" style:parent-style-name="DefaultParagraphFont" style:family="text">
      <style:text-properties style:font-name-complex="Arial" style:font-weight-complex="bold" fo:font-size="11pt" style:font-size-asian="11pt" style:font-size-complex="11pt" style:language-asian="en" style:country-asian="GB"/>
    </style:style>
    <style:style style:name="T852" style:parent-style-name="DefaultParagraphFont" style:family="text">
      <style:text-properties style:font-name-complex="Arial" style:font-weight-complex="bold" fo:font-size="11pt" style:font-size-asian="11pt" style:font-size-complex="11pt" style:language-asian="en" style:country-asian="GB"/>
    </style:style>
    <style:style style:name="P853" style:parent-style-name="Normal" style:family="paragraph">
      <style:paragraph-properties fo:margin-top="0.1666in" fo:margin-bottom="0.0416in"/>
    </style:style>
    <style:style style:name="T854"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T855"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P856" style:parent-style-name="Normal" style:family="paragraph">
      <style:paragraph-properties fo:margin-top="0.1666in" fo:margin-bottom="0.0416in"/>
    </style:style>
    <style:style style:name="T857" style:parent-style-name="DefaultParagraphFont" style:family="text">
      <style:text-properties style:font-name-complex="Arial" style:font-weight-complex="bold" fo:font-size="11pt" style:font-size-asian="11pt" style:font-size-complex="11pt" style:language-asian="en" style:country-asian="GB"/>
    </style:style>
    <style:style style:name="T858" style:parent-style-name="DefaultParagraphFont" style:family="text">
      <style:text-properties style:font-name-complex="Arial" style:font-weight-complex="bold" fo:font-size="11pt" style:font-size-asian="11pt" style:font-size-complex="11pt" style:language-asian="en" style:country-asian="GB"/>
    </style:style>
    <style:style style:name="T859" style:parent-style-name="DefaultParagraphFont" style:family="text">
      <style:text-properties style:font-name-complex="Arial" style:font-weight-complex="bold" fo:font-size="11pt" style:font-size-asian="11pt" style:font-size-complex="11pt" style:language-asian="en" style:country-asian="GB"/>
    </style:style>
    <style:style style:name="T860"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T861" style:parent-style-name="DefaultParagraphFont" style:family="text">
      <style:text-properties style:font-name-complex="Arial" style:font-weight-complex="bold" fo:font-size="11pt" style:font-size-asian="11pt" style:font-size-complex="11pt" style:language-asian="en" style:country-asian="GB"/>
    </style:style>
    <style:style style:name="TableRow862" style:family="table-row">
      <style:table-row-properties style:min-row-height="2.7479in"/>
    </style:style>
    <style:style style:name="TableCell863" style:family="table-cell">
      <style:table-cell-properties fo:border-top="none" fo:border-left="0.0208in solid #000000" fo:border-bottom="0.0104in solid #000000" fo:border-right="0.0208in solid #000000" fo:padding-top="0in" fo:padding-left="0.075in" fo:padding-bottom="0in" fo:padding-right="0.075in"/>
    </style:style>
    <style:style style:name="P864" style:parent-style-name="Normal" style:family="paragraph">
      <style:paragraph-properties fo:margin-top="0.1666in" fo:margin-bottom="0.0416in"/>
    </style:style>
    <style:style style:name="T86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86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867" style:parent-style-name="Normal" style:family="paragraph">
      <style:paragraph-properties fo:margin-top="0.1666in" fo:margin-bottom="0.0416in"/>
    </style:style>
    <style:style style:name="T868" style:parent-style-name="DefaultParagraphFont" style:family="text">
      <style:text-properties style:font-weight-complex="bold" fo:font-size="11pt" style:font-size-asian="11pt" style:font-size-complex="11pt" style:language-asian="en" style:country-asian="GB"/>
    </style:style>
    <style:style style:name="T869" style:parent-style-name="DefaultParagraphFont" style:family="text">
      <style:text-properties style:font-weight-complex="bold" fo:font-size="11pt" style:font-size-asian="11pt" style:font-size-complex="11pt" style:language-asian="en" style:country-asian="GB"/>
    </style:style>
    <style:style style:name="T870" style:parent-style-name="DefaultParagraphFont" style:family="text">
      <style:text-properties style:font-weight-complex="bold" fo:font-size="11pt" style:font-size-asian="11pt" style:font-size-complex="11pt" style:language-asian="en" style:country-asian="GB"/>
    </style:style>
    <style:style style:name="P871" style:parent-style-name="Normal" style:family="paragraph">
      <style:paragraph-properties fo:margin-top="0.1666in" fo:margin-bottom="0.0416in"/>
    </style:style>
    <style:style style:name="T872" style:parent-style-name="DefaultParagraphFont" style:family="text">
      <style:text-properties style:font-weight-complex="bold" fo:font-size="11pt" style:font-size-asian="11pt" style:font-size-complex="11pt" style:language-asian="en" style:country-asian="GB"/>
    </style:style>
    <style:style style:name="T873" style:parent-style-name="DefaultParagraphFont" style:family="text">
      <style:text-properties style:font-weight-complex="bold" fo:font-size="11pt" style:font-size-asian="11pt" style:font-size-complex="11pt" style:language-asian="en" style:country-asian="GB"/>
    </style:style>
    <style:style style:name="P874" style:parent-style-name="Normal" style:family="paragraph">
      <style:paragraph-properties fo:margin-top="0.1666in" fo:margin-bottom="0.0416in"/>
      <style:text-properties fo:font-weight="bold" style:font-weight-asian="bold" style:font-weight-complex="bold" style:language-asian="en" style:country-asian="GB"/>
    </style:style>
    <style:style style:name="TableColumn876" style:family="table-column">
      <style:table-column-properties style:column-width="7.125in"/>
    </style:style>
    <style:style style:name="Table875" style:family="table">
      <style:table-properties style:width="7.125in" fo:margin-left="0in" table:align="left"/>
    </style:style>
    <style:style style:name="TableRow877" style:family="table-row">
      <style:table-row-properties/>
    </style:style>
    <style:style style:name="TableCell878" style:family="table-cell">
      <style:table-cell-properties fo:border-top="0.0104in solid #000000" fo:border-left="0.0208in solid #000000" fo:border-bottom="none" fo:border-right="0.0208in solid #000000" fo:padding-top="0in" fo:padding-left="0.075in" fo:padding-bottom="0in" fo:padding-right="0.075in"/>
    </style:style>
    <style:style style:name="T879"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880"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881" style:family="table-row">
      <style:table-row-properties/>
    </style:style>
    <style:style style:name="TableCell882" style:family="table-cell">
      <style:table-cell-properties fo:border-top="none" fo:border-left="0.0208in solid #000000" fo:border-bottom="0.0104in solid #000000" fo:border-right="0.0208in solid #000000" fo:padding-top="0in" fo:padding-left="0.075in" fo:padding-bottom="0in" fo:padding-right="0.075in"/>
    </style:style>
    <style:style style:name="P883" style:parent-style-name="Normal" style:family="paragraph">
      <style:paragraph-properties fo:margin-top="0.1666in" fo:margin-bottom="0.0416in"/>
    </style:style>
    <style:style style:name="T884"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885" style:parent-style-name="Normal" style:family="paragraph">
      <style:paragraph-properties fo:margin-top="0.1666in" fo:margin-bottom="0.0416in"/>
    </style:style>
    <style:style style:name="T886" style:parent-style-name="DefaultParagraphFont" style:family="text">
      <style:text-properties style:font-weight-complex="bold" fo:font-size="11pt" style:font-size-asian="11pt" style:font-size-complex="11pt" style:language-asian="en" style:country-asian="GB"/>
    </style:style>
    <style:style style:name="T887" style:parent-style-name="DefaultParagraphFont" style:family="text">
      <style:text-properties style:font-weight-complex="bold" fo:font-size="11pt" style:font-size-asian="11pt" style:font-size-complex="11pt" style:language-asian="en" style:country-asian="GB"/>
    </style:style>
    <style:style style:name="P888" style:parent-style-name="Normal" style:family="paragraph">
      <style:text-properties fo:font-weight="bold" style:font-weight-asian="bold" style:font-weight-complex="bold" style:language-asian="en" style:country-asian="GB"/>
    </style:style>
    <style:style style:name="P889" style:parent-style-name="Normal" style:family="paragraph">
      <style:text-properties fo:font-weight="bold" style:font-weight-asian="bold" style:font-weight-complex="bold" style:language-asian="en" style:country-asian="GB"/>
    </style:style>
    <style:style style:name="T890"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891" style:parent-style-name="Normal" style:family="paragraph">
      <style:text-properties fo:font-weight="bold" style:font-weight-asian="bold" style:font-weight-complex="bold" style:language-asian="en" style:country-asian="GB"/>
    </style:style>
    <style:style style:name="T892" style:parent-style-name="DefaultParagraphFont" style:family="text">
      <style:text-properties style:font-weight-complex="bold" fo:font-size="11pt" style:font-size-asian="11pt" style:font-size-complex="11pt" style:language-asian="en" style:country-asian="GB"/>
    </style:style>
    <style:style style:name="T893" style:parent-style-name="DefaultParagraphFont" style:family="text">
      <style:text-properties style:font-weight-complex="bold" fo:font-size="11pt" style:font-size-asian="11pt" style:font-size-complex="11pt" style:language-asian="en" style:country-asian="GB"/>
    </style:style>
    <style:style style:name="P894" style:parent-style-name="Normal" style:family="paragraph">
      <style:paragraph-properties fo:margin-top="0.1666in" fo:margin-bottom="0.0416in"/>
    </style:style>
    <style:style style:name="T89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896" style:parent-style-name="Normal" style:family="paragraph">
      <style:paragraph-properties fo:margin-top="0.1666in" fo:margin-bottom="0.0416in"/>
    </style:style>
    <style:style style:name="T897" style:parent-style-name="DefaultParagraphFont" style:family="text">
      <style:text-properties style:font-weight-complex="bold" fo:font-size="11pt" style:font-size-asian="11pt" style:font-size-complex="11pt" style:language-asian="en" style:country-asian="GB"/>
    </style:style>
    <style:style style:name="P898" style:parent-style-name="Normal" style:family="paragraph">
      <style:paragraph-properties fo:margin-top="0.1666in" fo:margin-bottom="0.0416in"/>
      <style:text-properties fo:font-weight="bold" style:font-weight-asian="bold" style:font-weight-complex="bold" fo:font-style="italic" style:font-style-asian="italic" fo:color="#FF0000" style:language-asian="en" style:country-asian="GB"/>
    </style:style>
    <style:style style:name="TableColumn900" style:family="table-column">
      <style:table-column-properties style:column-width="7.125in"/>
    </style:style>
    <style:style style:name="Table899" style:family="table">
      <style:table-properties style:width="7.125in" fo:margin-left="0in" table:align="left"/>
    </style:style>
    <style:style style:name="TableRow901" style:family="table-row">
      <style:table-row-properties/>
    </style:style>
    <style:style style:name="TableCell902" style:family="table-cell">
      <style:table-cell-properties fo:border-top="0.0104in solid #000000" fo:border-left="0.0208in solid #000000" fo:border-bottom="none" fo:border-right="0.0208in solid #000000" fo:padding-top="0in" fo:padding-left="0.075in" fo:padding-bottom="0in" fo:padding-right="0.075in"/>
    </style:style>
    <style:style style:name="T903"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904" style:family="table-row">
      <style:table-row-properties/>
    </style:style>
    <style:style style:name="TableCell905" style:family="table-cell">
      <style:table-cell-properties fo:border-top="none" fo:border-left="0.0208in solid #000000" fo:border-bottom="0.0104in solid #000000" fo:border-right="0.0208in solid #000000" fo:padding-top="0in" fo:padding-left="0.075in" fo:padding-bottom="0in" fo:padding-right="0.075in"/>
    </style:style>
    <style:style style:name="P906" style:parent-style-name="Normal" style:family="paragraph">
      <style:paragraph-properties fo:margin-top="0.1666in" fo:margin-bottom="0.0416in"/>
    </style:style>
    <style:style style:name="T907"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908"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909" style:parent-style-name="Normal" style:family="paragraph">
      <style:paragraph-properties fo:text-align="justify"/>
      <style:text-properties style:font-name-complex="Arial" fo:font-weight="bold" style:font-weight-asian="bold" style:font-weight-complex="bold" style:language-asian="en" style:country-asian="GB"/>
    </style:style>
    <style:style style:name="P910" style:parent-style-name="Normal" style:family="paragraph">
      <style:paragraph-properties fo:text-align="justify"/>
    </style:style>
    <style:style style:name="T911" style:parent-style-name="DefaultParagraphFont" style:family="text">
      <style:text-properties style:font-name-complex="Arial" style:font-weight-complex="bold" fo:font-size="11pt" style:font-size-asian="11pt" style:font-size-complex="11pt" style:language-asian="en" style:country-asian="GB"/>
    </style:style>
    <style:style style:name="T912" style:parent-style-name="DefaultParagraphFont" style:family="text">
      <style:text-properties style:font-name-complex="Arial" style:font-weight-complex="bold" fo:font-size="11pt" style:font-size-asian="11pt" style:font-size-complex="11pt" style:language-asian="en" style:country-asian="GB"/>
    </style:style>
    <style:style style:name="T913" style:parent-style-name="DefaultParagraphFont" style:family="text">
      <style:text-properties style:font-name-complex="Arial" style:font-weight-complex="bold" fo:font-size="11pt" style:font-size-asian="11pt" style:font-size-complex="11pt" style:language-asian="en" style:country-asian="GB"/>
    </style:style>
    <style:style style:name="T914" style:parent-style-name="DefaultParagraphFont" style:family="text">
      <style:text-properties style:font-name-complex="Arial" style:font-weight-complex="bold" fo:font-size="11pt" style:font-size-asian="11pt" style:font-size-complex="11pt" style:language-asian="en" style:country-asian="GB"/>
    </style:style>
    <style:style style:name="T915" style:parent-style-name="DefaultParagraphFont" style:family="text">
      <style:text-properties style:font-name-complex="Arial" style:font-weight-complex="bold" fo:font-size="11pt" style:font-size-asian="11pt" style:font-size-complex="11pt" style:language-asian="en" style:country-asian="GB"/>
    </style:style>
    <style:style style:name="P916" style:parent-style-name="Normal" style:family="paragraph">
      <style:text-properties style:font-name-complex="Arial" fo:font-weight="bold" style:font-weight-asian="bold" style:font-weight-complex="bold" style:language-asian="en" style:country-asian="GB"/>
    </style:style>
    <style:style style:name="P917" style:parent-style-name="Normal" style:family="paragraph">
      <style:paragraph-properties fo:margin-top="0.1666in" fo:margin-bottom="0.0416in"/>
    </style:style>
    <style:style style:name="T918"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919" style:parent-style-name="DefaultParagraphFont" style:family="text">
      <style:text-properties style:font-name-complex="Arial" fo:font-weight="bold" style:font-weight-asian="bold" style:font-weight-complex="bold" fo:font-size="11pt" style:font-size-asian="11pt" style:font-size-complex="11pt" style:language-asian="en" style:country-asian="GB"/>
    </style:style>
    <style:style style:name="P920" style:parent-style-name="Normal" style:family="paragraph">
      <style:paragraph-properties fo:margin-top="0.1666in" fo:margin-bottom="0.0416in"/>
    </style:style>
    <style:style style:name="T921" style:parent-style-name="DefaultParagraphFont" style:family="text">
      <style:text-properties style:font-weight-complex="bold" fo:font-size="11pt" style:font-size-asian="11pt" style:font-size-complex="11pt" style:language-asian="en" style:country-asian="GB"/>
    </style:style>
    <style:style style:name="P922" style:parent-style-name="Normal" style:family="paragraph">
      <style:paragraph-properties fo:margin-top="0.1666in" fo:margin-bottom="0.0416in"/>
      <style:text-properties fo:font-weight="bold" style:font-weight-asian="bold" style:font-weight-complex="bold" fo:font-style="italic" style:font-style-asian="italic" fo:color="#FF0000" style:language-asian="en" style:country-asian="GB"/>
    </style:style>
    <style:style style:name="P923" style:parent-style-name="Normal" style:family="paragraph">
      <style:paragraph-properties fo:margin-top="0.1666in" fo:margin-bottom="0.0416in"/>
      <style:text-properties fo:font-weight="bold" style:font-weight-asian="bold" style:font-weight-complex="bold" fo:font-style="italic" style:font-style-asian="italic" fo:color="#FF0000" style:language-asian="en" style:country-asian="GB"/>
    </style:style>
    <style:style style:name="TableColumn925" style:family="table-column">
      <style:table-column-properties style:column-width="7.125in"/>
    </style:style>
    <style:style style:name="Table924" style:family="table">
      <style:table-properties style:width="7.125in" fo:margin-left="0in" table:align="left"/>
    </style:style>
    <style:style style:name="TableRow926" style:family="table-row">
      <style:table-row-properties/>
    </style:style>
    <style:style style:name="TableCell927" style:family="table-cell">
      <style:table-cell-properties fo:border-top="0.0104in solid #000000" fo:border-left="0.0208in solid #000000" fo:border-bottom="none" fo:border-right="0.0208in solid #000000" fo:padding-top="0in" fo:padding-left="0.075in" fo:padding-bottom="0in" fo:padding-right="0.075in"/>
    </style:style>
    <style:style style:name="T928"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929" style:family="table-row">
      <style:table-row-properties style:min-row-height="1.4229in"/>
    </style:style>
    <style:style style:name="TableCell930" style:family="table-cell">
      <style:table-cell-properties fo:border-top="none" fo:border-left="0.0208in solid #000000" fo:border-bottom="none" fo:border-right="0.0208in solid #000000" fo:padding-top="0in" fo:padding-left="0.075in" fo:padding-bottom="0in" fo:padding-right="0.075in"/>
    </style:style>
    <style:style style:name="P931" style:parent-style-name="Normal" style:family="paragraph">
      <style:paragraph-properties fo:margin-top="0.1666in" fo:margin-bottom="0.0416in"/>
    </style:style>
    <style:style style:name="T93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933" style:parent-style-name="Normal" style:family="paragraph">
      <style:text-properties fo:font-weight="bold" style:font-weight-asian="bold" style:font-weight-complex="bold" style:language-asian="en" style:country-asian="GB"/>
    </style:style>
    <style:style style:name="T934" style:parent-style-name="DefaultParagraphFont" style:family="text">
      <style:text-properties style:font-weight-complex="bold" fo:font-size="11pt" style:font-size-asian="11pt" style:font-size-complex="11pt" style:language-asian="en" style:country-asian="GB"/>
    </style:style>
    <style:style style:name="T935" style:parent-style-name="DefaultParagraphFont" style:family="text">
      <style:text-properties style:font-weight-complex="bold" fo:font-size="11pt" style:font-size-asian="11pt" style:font-size-complex="11pt" style:language-asian="en" style:country-asian="GB"/>
    </style:style>
    <style:style style:name="P936" style:parent-style-name="Normal" style:family="paragraph">
      <style:text-properties fo:font-weight="bold" style:font-weight-asian="bold" style:font-weight-complex="bold" style:language-asian="en" style:country-asian="GB"/>
    </style:style>
    <style:style style:name="P937" style:parent-style-name="Normal" style:family="paragraph">
      <style:text-properties fo:font-weight="bold" style:font-weight-asian="bold" style:font-weight-complex="bold" style:language-asian="en" style:country-asian="GB"/>
    </style:style>
    <style:style style:name="P938" style:parent-style-name="Normal" style:family="paragraph">
      <style:text-properties fo:font-weight="bold" style:font-weight-asian="bold" style:font-weight-complex="bold" style:language-asian="en" style:country-asian="GB"/>
    </style:style>
    <style:style style:name="T939"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940" style:parent-style-name="Normal" style:family="paragraph">
      <style:text-properties fo:font-weight="bold" style:font-weight-asian="bold" style:font-weight-complex="bold" style:language-asian="en" style:country-asian="GB"/>
    </style:style>
    <style:style style:name="P941" style:parent-style-name="Normal" style:family="paragraph">
      <style:text-properties fo:font-weight="bold" style:font-weight-asian="bold" style:font-weight-complex="bold" style:language-asian="en" style:country-asian="GB"/>
    </style:style>
    <style:style style:name="P942" style:parent-style-name="Normal" style:family="paragraph">
      <style:paragraph-properties fo:text-align="justify"/>
    </style:style>
    <style:style style:name="T943" style:parent-style-name="DefaultParagraphFont" style:family="text">
      <style:text-properties fo:font-size="11pt" style:font-size-asian="11pt" style:font-size-complex="11pt" style:language-asian="en" style:country-asian="GB"/>
    </style:style>
    <style:style style:name="P944" style:parent-style-name="Normal" style:family="paragraph">
      <style:paragraph-properties fo:text-align="justify"/>
      <style:text-properties fo:font-weight="bold" style:font-weight-asian="bold" style:font-weight-complex="bold" style:language-asian="en" style:country-asian="GB"/>
    </style:style>
    <style:style style:name="P945" style:parent-style-name="ListParagraph" style:family="paragraph">
      <style:paragraph-properties fo:text-align="justify"/>
    </style:style>
    <style:style style:name="T946" style:parent-style-name="DefaultParagraphFont" style:family="text">
      <style:text-properties fo:font-style="italic" style:font-style-asian="italic" fo:font-size="11pt" style:font-size-asian="11pt" style:font-size-complex="11pt" style:language-asian="en" style:country-asian="GB"/>
    </style:style>
    <style:style style:name="T947" style:parent-style-name="DefaultParagraphFont" style:family="text">
      <style:text-properties fo:font-size="11pt" style:font-size-asian="11pt" style:font-size-complex="11pt" style:language-asian="en" style:country-asian="GB"/>
    </style:style>
    <style:style style:name="T948" style:parent-style-name="DefaultParagraphFont" style:family="text">
      <style:text-properties fo:font-size="11pt" style:font-size-asian="11pt" style:font-size-complex="11pt" style:language-asian="en" style:country-asian="GB"/>
    </style:style>
    <style:style style:name="T949" style:parent-style-name="DefaultParagraphFont" style:family="text">
      <style:text-properties fo:font-size="11pt" style:font-size-asian="11pt" style:font-size-complex="11pt" style:language-asian="en" style:country-asian="GB"/>
    </style:style>
    <style:style style:name="P950" style:parent-style-name="ListParagraph" style:family="paragraph">
      <style:paragraph-properties fo:text-align="justify"/>
      <style:text-properties fo:font-weight="bold" style:font-weight-asian="bold" style:font-weight-complex="bold" style:language-asian="en" style:country-asian="GB"/>
    </style:style>
    <style:style style:name="P951" style:parent-style-name="ListParagraph" style:family="paragraph">
      <style:paragraph-properties fo:text-align="justify"/>
    </style:style>
    <style:style style:name="T952" style:parent-style-name="DefaultParagraphFont" style:family="text">
      <style:text-properties fo:font-style="italic" style:font-style-asian="italic" fo:font-size="11pt" style:font-size-asian="11pt" style:font-size-complex="11pt" style:language-asian="en" style:country-asian="GB"/>
    </style:style>
    <style:style style:name="T953" style:parent-style-name="DefaultParagraphFont" style:family="text">
      <style:text-properties fo:font-style="italic" style:font-style-asian="italic" fo:font-size="11pt" style:font-size-asian="11pt" style:font-size-complex="11pt" style:language-asian="en" style:country-asian="GB"/>
    </style:style>
    <style:style style:name="T954" style:parent-style-name="DefaultParagraphFont" style:family="text">
      <style:text-properties fo:font-size="11pt" style:font-size-asian="11pt" style:font-size-complex="11pt" style:language-asian="en" style:country-asian="GB"/>
    </style:style>
    <style:style style:name="T955" style:parent-style-name="DefaultParagraphFont" style:family="text">
      <style:text-properties fo:font-size="11pt" style:font-size-asian="11pt" style:font-size-complex="11pt" style:language-asian="en" style:country-asian="GB"/>
    </style:style>
    <style:style style:name="P956" style:parent-style-name="Normal" style:family="paragraph">
      <style:paragraph-properties fo:text-align="justify"/>
      <style:text-properties fo:font-weight="bold" style:font-weight-asian="bold" style:font-weight-complex="bold" style:language-asian="en" style:country-asian="GB"/>
    </style:style>
    <style:style style:name="P957" style:parent-style-name="ListParagraph" style:family="paragraph">
      <style:paragraph-properties fo:text-align="justify"/>
    </style:style>
    <style:style style:name="T958" style:parent-style-name="DefaultParagraphFont" style:family="text">
      <style:text-properties fo:font-style="italic" style:font-style-asian="italic" fo:font-size="11pt" style:font-size-asian="11pt" style:font-size-complex="11pt" style:language-asian="en" style:country-asian="GB"/>
    </style:style>
    <style:style style:name="T959" style:parent-style-name="DefaultParagraphFont" style:family="text">
      <style:text-properties fo:font-size="11pt" style:font-size-asian="11pt" style:font-size-complex="11pt" style:language-asian="en" style:country-asian="GB"/>
    </style:style>
    <style:style style:name="T960" style:parent-style-name="DefaultParagraphFont" style:family="text">
      <style:text-properties fo:font-size="11pt" style:font-size-asian="11pt" style:font-size-complex="11pt" style:language-asian="en" style:country-asian="GB"/>
    </style:style>
    <style:style style:name="T961" style:parent-style-name="DefaultParagraphFont" style:family="text">
      <style:text-properties fo:font-size="11pt" style:font-size-asian="11pt" style:font-size-complex="11pt" style:language-asian="en" style:country-asian="GB"/>
    </style:style>
    <style:style style:name="P962" style:parent-style-name="Normal" style:family="paragraph">
      <style:text-properties fo:font-weight="bold" style:font-weight-asian="bold" style:font-weight-complex="bold" style:language-asian="en" style:country-asian="GB"/>
    </style:style>
    <style:style style:name="P963" style:parent-style-name="Normal" style:family="paragraph">
      <style:text-properties fo:font-weight="bold" style:font-weight-asian="bold" style:font-weight-complex="bold" style:language-asian="en" style:country-asian="GB"/>
    </style:style>
    <style:style style:name="P964" style:parent-style-name="Normal" style:family="paragraph">
      <style:text-properties fo:font-weight="bold" style:font-weight-asian="bold" style:font-weight-complex="bold" style:language-asian="en" style:country-asian="GB"/>
    </style:style>
    <style:style style:name="TableRow965" style:family="table-row">
      <style:table-row-properties/>
    </style:style>
    <style:style style:name="TableCell966" style:family="table-cell">
      <style:table-cell-properties fo:border-top="none" fo:border-left="0.0208in solid #000000" fo:border-bottom="0.0104in solid #000000" fo:border-right="0.0208in solid #000000" fo:padding-top="0in" fo:padding-left="0.075in" fo:padding-bottom="0in" fo:padding-right="0.075in"/>
    </style:style>
    <style:style style:name="P967" style:parent-style-name="Normal" style:family="paragraph">
      <style:text-properties fo:font-weight="bold" style:font-weight-asian="bold" style:font-weight-complex="bold" fo:font-style="italic" style:font-style-asian="italic" style:language-asian="en" style:country-asian="GB"/>
    </style:style>
    <style:style style:name="P968" style:parent-style-name="Normal" style:family="paragraph"/>
    <style:style style:name="T969"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970" style:parent-style-name="Normal" style:family="paragraph">
      <style:text-properties fo:font-weight="bold" style:font-weight-asian="bold" style:font-weight-complex="bold" fo:font-style="italic" style:font-style-asian="italic" style:language-asian="en" style:country-asian="GB"/>
    </style:style>
    <style:style style:name="P971" style:parent-style-name="Normal" style:family="paragraph">
      <style:paragraph-properties fo:background-color="#FFFFFF"/>
    </style:style>
    <style:style style:name="T97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973" style:parent-style-name="DefaultParagraphFont" style:family="text">
      <style:text-properties style:font-weight-complex="bold" fo:font-size="11pt" style:font-size-asian="11pt" style:font-size-complex="11pt" style:language-asian="en" style:country-asian="GB"/>
    </style:style>
    <style:style style:name="T974"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975"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76" style:parent-style-name="Normal" style:family="paragraph">
      <style:paragraph-properties fo:background-color="#FFFFFF"/>
    </style:style>
    <style:style style:name="T977"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78" style:parent-style-name="Normal" style:family="paragraph">
      <style:paragraph-properties fo:background-color="#FFFFFF"/>
    </style:style>
    <style:style style:name="T979"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980"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981"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82" style:parent-style-name="Normal" style:family="paragraph">
      <style:paragraph-properties fo:background-color="#FFFFFF"/>
    </style:style>
    <style:style style:name="T983"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84" style:parent-style-name="Normal" style:family="paragraph">
      <style:paragraph-properties fo:background-color="#FFFFFF"/>
    </style:style>
    <style:style style:name="T985"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986"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87" style:parent-style-name="Normal" style:family="paragraph">
      <style:paragraph-properties fo:background-color="#FFFFFF"/>
    </style:style>
    <style:style style:name="T988"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89" style:parent-style-name="Normal" style:family="paragraph">
      <style:paragraph-properties fo:background-color="#FFFFFF"/>
    </style:style>
    <style:style style:name="T990"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991"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992"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93" style:parent-style-name="Normal" style:family="paragraph">
      <style:paragraph-properties fo:background-color="#FFFFFF"/>
    </style:style>
    <style:style style:name="T994"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95" style:parent-style-name="Normal" style:family="paragraph">
      <style:paragraph-properties fo:background-color="#FFFFFF"/>
    </style:style>
    <style:style style:name="T996"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T997" style:parent-style-name="DefaultParagraphFont" style:family="text">
      <style:text-properties style:font-name-asian="Calibri" style:font-name-complex="Arial" style:font-weight-complex="bold" fo:font-size="11pt" style:font-size-asian="11pt" style:font-size-complex="11pt" fo:language="en" fo:country="US" style:language-asian="en" style:country-asian="GB"/>
    </style:style>
    <style:style style:name="P998" style:parent-style-name="Normal" style:family="paragraph">
      <style:text-properties fo:font-weight="bold" style:font-weight-asian="bold" style:font-weight-complex="bold" fo:font-style="italic" style:font-style-asian="italic" style:language-asian="en" style:country-asian="GB"/>
    </style:style>
    <style:style style:name="P999" style:parent-style-name="Normal" style:family="paragraph">
      <style:text-properties fo:font-weight="bold" style:font-weight-asian="bold" style:font-weight-complex="bold" fo:font-style="italic" style:font-style-asian="italic" style:language-asian="en" style:country-asian="GB"/>
    </style:style>
    <style:style style:name="T1000"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1001" style:parent-style-name="DefaultParagraphFont" style:family="text">
      <style:text-properties style:font-weight-complex="bold" fo:font-size="11pt" style:font-size-asian="11pt" style:font-size-complex="11pt" style:language-asian="en" style:country-asian="GB"/>
    </style:style>
    <style:style style:name="T100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003" style:parent-style-name="Normal" style:family="paragraph">
      <style:text-properties fo:font-weight="bold" style:font-weight-asian="bold" style:font-weight-complex="bold" fo:font-style="italic" style:font-style-asian="italic" style:language-asian="en" style:country-asian="GB"/>
    </style:style>
    <style:style style:name="T1004" style:parent-style-name="DefaultParagraphFont" style:family="text">
      <style:text-properties style:font-weight-complex="bold" fo:font-size="11pt" style:font-size-asian="11pt" style:font-size-complex="11pt" style:language-asian="en" style:country-asian="GB"/>
    </style:style>
    <style:style style:name="P1005" style:parent-style-name="Normal" style:family="paragraph">
      <style:text-properties fo:font-weight="bold" style:font-weight-asian="bold" style:font-weight-complex="bold" fo:font-style="italic" style:font-style-asian="italic" style:language-asian="en" style:country-asian="GB"/>
    </style:style>
    <style:style style:name="P1006" style:parent-style-name="Normal" style:family="paragraph">
      <style:text-properties fo:font-weight="bold" style:font-weight-asian="bold" style:font-weight-complex="bold" fo:font-style="italic" style:font-style-asian="italic" style:language-asian="en" style:country-asian="GB"/>
    </style:style>
    <style:style style:name="P1007" style:parent-style-name="Normal" style:family="paragraph">
      <style:text-properties fo:font-weight="bold" style:font-weight-asian="bold" style:font-weight-complex="bold" fo:font-style="italic" style:font-style-asian="italic" style:language-asian="en" style:country-asian="GB"/>
    </style:style>
    <style:style style:name="TableColumn1009" style:family="table-column">
      <style:table-column-properties style:column-width="7.125in"/>
    </style:style>
    <style:style style:name="Table1008" style:family="table">
      <style:table-properties style:width="7.125in" fo:margin-left="0in" table:align="left"/>
    </style:style>
    <style:style style:name="TableRow1010" style:family="table-row">
      <style:table-row-properties/>
    </style:style>
    <style:style style:name="TableCell1011" style:family="table-cell">
      <style:table-cell-properties fo:border-top="0.0104in solid #000000" fo:border-left="0.0208in solid #000000" fo:border-bottom="none" fo:border-right="0.0208in solid #000000" fo:padding-top="0in" fo:padding-left="0.075in" fo:padding-bottom="0in" fo:padding-right="0.075in"/>
    </style:style>
    <style:style style:name="T1012" style:parent-style-name="DefaultParagraphFont" style:family="text">
      <style:text-properties style:font-name-complex="Times New Roman" fo:font-style="normal" style:font-style-asian="normal" style:font-style-complex="normal" fo:font-size="12pt" style:font-size-asian="12pt" style:font-size-complex="12pt" style:language-asian="en" style:country-asian="GB"/>
    </style:style>
    <style:style style:name="T1013"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1014" style:family="table-row">
      <style:table-row-properties/>
    </style:style>
    <style:style style:name="TableCell1015" style:family="table-cell">
      <style:table-cell-properties fo:border-top="none" fo:border-left="0.0208in solid #000000" fo:border-bottom="0.0104in solid #000000" fo:border-right="0.0208in solid #000000" fo:padding-top="0in" fo:padding-left="0.075in" fo:padding-bottom="0in" fo:padding-right="0.075in"/>
    </style:style>
    <style:style style:name="P1016" style:parent-style-name="Normal" style:family="paragraph">
      <style:text-properties fo:font-weight="bold" style:font-weight-asian="bold" style:font-weight-complex="bold" style:language-asian="en" style:country-asian="GB"/>
    </style:style>
    <style:style style:name="P1017" style:parent-style-name="Normal" style:family="paragraph">
      <style:paragraph-properties fo:margin-top="0.1666in" fo:margin-bottom="0.0416in"/>
    </style:style>
    <style:style style:name="T1018"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019" style:parent-style-name="Normal" style:family="paragraph">
      <style:text-properties fo:font-weight="bold" style:font-weight-asian="bold" style:font-weight-complex="bold" style:language-asian="en" style:country-asian="GB"/>
    </style:style>
    <style:style style:name="T1020" style:parent-style-name="DefaultParagraphFont" style:family="text">
      <style:text-properties style:font-weight-complex="bold" fo:font-size="11pt" style:font-size-asian="11pt" style:font-size-complex="11pt" style:language-asian="en" style:country-asian="GB"/>
    </style:style>
    <style:style style:name="T1021" style:parent-style-name="DefaultParagraphFont" style:family="text">
      <style:text-properties style:font-weight-complex="bold" fo:font-size="11pt" style:font-size-asian="11pt" style:font-size-complex="11pt" style:language-asian="en" style:country-asian="GB"/>
    </style:style>
    <style:style style:name="T1022" style:parent-style-name="DefaultParagraphFont" style:family="text">
      <style:text-properties style:font-weight-complex="bold" fo:font-size="11pt" style:font-size-asian="11pt" style:font-size-complex="11pt" style:language-asian="en" style:country-asian="GB"/>
    </style:style>
    <style:style style:name="P1023" style:parent-style-name="Normal" style:family="paragraph">
      <style:text-properties fo:font-weight="bold" style:font-weight-asian="bold" style:font-weight-complex="bold" style:language-asian="en" style:country-asian="GB"/>
    </style:style>
    <style:style style:name="T1024" style:parent-style-name="DefaultParagraphFont" style:family="text">
      <style:text-properties style:font-weight-complex="bold" fo:font-size="11pt" style:font-size-asian="11pt" style:font-size-complex="11pt" style:language-asian="en" style:country-asian="GB"/>
    </style:style>
    <style:style style:name="T1025" style:parent-style-name="DefaultParagraphFont" style:family="text">
      <style:text-properties style:font-weight-complex="bold" fo:font-size="11pt" style:font-size-asian="11pt" style:font-size-complex="11pt" style:language-asian="en" style:country-asian="GB"/>
    </style:style>
    <style:style style:name="T1026" style:parent-style-name="DefaultParagraphFont" style:family="text">
      <style:text-properties style:font-weight-complex="bold" fo:font-size="11pt" style:font-size-asian="11pt" style:font-size-complex="11pt" style:language-asian="en" style:country-asian="GB"/>
    </style:style>
    <style:style style:name="P1027" style:parent-style-name="Normal" style:family="paragraph">
      <style:text-properties fo:font-weight="bold" style:font-weight-asian="bold" style:font-weight-complex="bold" style:language-asian="en" style:country-asian="GB"/>
    </style:style>
    <style:style style:name="T1028" style:parent-style-name="DefaultParagraphFont" style:family="text">
      <style:text-properties style:font-weight-complex="bold" fo:font-size="11pt" style:font-size-asian="11pt" style:font-size-complex="11pt" style:language-asian="en" style:country-asian="GB"/>
    </style:style>
    <style:style style:name="T1029" style:parent-style-name="DefaultParagraphFont" style:family="text">
      <style:text-properties style:font-weight-complex="bold" fo:font-size="11pt" style:font-size-asian="11pt" style:font-size-complex="11pt" style:language-asian="en" style:country-asian="GB"/>
    </style:style>
    <style:style style:name="P1030" style:parent-style-name="Normal" style:family="paragraph">
      <style:paragraph-properties fo:margin-top="0.1666in" fo:margin-bottom="0.0416in"/>
    </style:style>
    <style:style style:name="T1031" style:parent-style-name="DefaultParagraphFont" style:family="text">
      <style:text-properties style:font-weight-complex="bold" fo:font-size="11pt" style:font-size-asian="11pt" style:font-size-complex="11pt" style:language-asian="en" style:country-asian="GB"/>
    </style:style>
    <style:style style:name="T1032" style:parent-style-name="DefaultParagraphFont" style:family="text">
      <style:text-properties style:font-weight-complex="bold" fo:font-size="11pt" style:font-size-asian="11pt" style:font-size-complex="11pt" style:language-asian="en" style:country-asian="GB"/>
    </style:style>
    <style:style style:name="P1033" style:parent-style-name="Normal" style:family="paragraph">
      <style:paragraph-properties fo:margin-top="0.1666in" fo:margin-bottom="0.0416in"/>
      <style:text-properties fo:font-weight="bold" style:font-weight-asian="bold" style:font-weight-complex="bold" style:language-asian="en" style:country-asian="GB"/>
    </style:style>
    <style:style style:name="P1034" style:parent-style-name="Normal" style:family="paragraph">
      <style:paragraph-properties fo:margin-top="0.1666in" fo:margin-bottom="0.0416in"/>
    </style:style>
    <style:style style:name="T103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1036"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037" style:parent-style-name="Normal" style:family="paragraph">
      <style:text-properties fo:font-weight="bold" style:font-weight-asian="bold" style:font-weight-complex="bold" fo:font-style="italic" style:font-style-asian="italic" fo:color="#FF0000" style:language-asian="en" style:country-asian="GB"/>
    </style:style>
    <style:style style:name="P1038" style:parent-style-name="Normal" style:family="paragraph">
      <style:paragraph-properties fo:margin-top="0.1666in" fo:margin-bottom="0.0416in"/>
    </style:style>
    <style:style style:name="T1039" style:parent-style-name="DefaultParagraphFont" style:family="text">
      <style:text-properties style:font-weight-complex="bold" fo:font-size="11pt" style:font-size-asian="11pt" style:font-size-complex="11pt" style:language-asian="en" style:country-asian="GB"/>
    </style:style>
    <style:style style:name="T1040" style:parent-style-name="DefaultParagraphFont" style:family="text">
      <style:text-properties style:font-weight-complex="bold" fo:font-size="11pt" style:font-size-asian="11pt" style:font-size-complex="11pt" style:language-asian="en" style:country-asian="GB"/>
    </style:style>
    <style:style style:name="T1041" style:parent-style-name="DefaultParagraphFont" style:family="text">
      <style:text-properties style:font-weight-complex="bold" fo:font-size="11pt" style:font-size-asian="11pt" style:font-size-complex="11pt" style:language-asian="en" style:country-asian="GB"/>
    </style:style>
    <style:style style:name="P1042" style:parent-style-name="Normal" style:family="paragraph">
      <style:text-properties fo:font-weight="bold" style:font-weight-asian="bold" style:font-weight-complex="bold" style:language-asian="en" style:country-asian="GB"/>
    </style:style>
    <style:style style:name="P1043" style:parent-style-name="Normal" style:family="paragraph">
      <style:text-properties fo:font-weight="bold" style:font-weight-asian="bold" style:font-weight-complex="bold" style:language-asian="en" style:country-asian="GB"/>
    </style:style>
    <style:style style:name="P1044" style:parent-style-name="Normal" style:family="paragraph">
      <style:text-properties fo:font-weight="bold" style:font-weight-asian="bold" style:font-weight-complex="bold" style:language-asian="en" style:country-asian="GB"/>
    </style:style>
    <style:style style:name="T1045"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046" style:parent-style-name="Normal" style:family="paragraph">
      <style:text-properties fo:font-weight="bold" style:font-weight-asian="bold" style:font-weight-complex="bold" style:language-asian="en" style:country-asian="GB"/>
    </style:style>
    <style:style style:name="T1047" style:parent-style-name="DefaultParagraphFont" style:family="text">
      <style:text-properties style:font-weight-complex="bold" fo:font-size="11pt" style:font-size-asian="11pt" style:font-size-complex="11pt" style:language-asian="en" style:country-asian="GB"/>
    </style:style>
    <style:style style:name="T1048" style:parent-style-name="DefaultParagraphFont" style:family="text">
      <style:text-properties style:font-weight-complex="bold" fo:font-size="11pt" style:font-size-asian="11pt" style:font-size-complex="11pt" style:language-asian="en" style:country-asian="GB"/>
    </style:style>
    <style:style style:name="T1049" style:parent-style-name="DefaultParagraphFont" style:family="text">
      <style:text-properties style:font-weight-complex="bold" fo:font-style="italic" style:font-style-asian="italic" fo:color="#FF0000" fo:font-size="11pt" style:font-size-asian="11pt" style:font-size-complex="11pt" style:language-asian="en" style:country-asian="GB"/>
    </style:style>
    <style:style style:name="T1050" style:parent-style-name="DefaultParagraphFont" style:family="text">
      <style:text-properties style:font-weight-complex="bold" fo:font-size="11pt" style:font-size-asian="11pt" style:font-size-complex="11pt" style:language-asian="en" style:country-asian="GB"/>
    </style:style>
    <style:style style:name="T1051" style:parent-style-name="DefaultParagraphFont" style:family="text">
      <style:text-properties style:font-weight-complex="bold" fo:font-size="11pt" style:font-size-asian="11pt" style:font-size-complex="11pt" style:language-asian="en" style:country-asian="GB"/>
    </style:style>
    <style:style style:name="P1052" style:parent-style-name="Normal" style:family="paragraph">
      <style:text-properties fo:font-weight="bold" style:font-weight-asian="bold" style:font-weight-complex="bold" style:language-asian="en" style:country-asian="GB"/>
    </style:style>
    <style:style style:name="T1053" style:parent-style-name="DefaultParagraphFont" style:family="text">
      <style:text-properties style:font-weight-complex="bold" fo:font-size="11pt" style:font-size-asian="11pt" style:font-size-complex="11pt" style:language-asian="en" style:country-asian="GB"/>
    </style:style>
    <style:style style:name="T1054" style:parent-style-name="DefaultParagraphFont" style:family="text">
      <style:text-properties style:font-weight-complex="bold" fo:font-size="11pt" style:font-size-asian="11pt" style:font-size-complex="11pt" style:language-asian="en" style:country-asian="GB"/>
    </style:style>
    <style:style style:name="P1055" style:parent-style-name="Normal" style:family="paragraph">
      <style:paragraph-properties fo:margin-top="0.1666in" fo:margin-bottom="0.0416in"/>
      <style:text-properties fo:font-weight="bold" style:font-weight-asian="bold" style:font-weight-complex="bold" style:language-asian="en" style:country-asian="GB"/>
    </style:style>
    <style:style style:name="P1056" style:parent-style-name="Normal" style:family="paragraph">
      <style:paragraph-properties fo:margin-top="0.1666in" fo:margin-bottom="0.0416in"/>
    </style:style>
    <style:style style:name="T1057"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058" style:parent-style-name="Normal" style:family="paragraph">
      <style:text-properties fo:font-weight="bold" style:font-weight-asian="bold" style:font-weight-complex="bold" fo:color="#FF0000" style:language-asian="en" style:country-asian="GB"/>
    </style:style>
    <style:style style:name="T1059" style:parent-style-name="DefaultParagraphFont" style:family="text">
      <style:text-properties style:font-weight-complex="bold" fo:font-size="11pt" style:font-size-asian="11pt" style:font-size-complex="11pt" style:language-asian="en" style:country-asian="GB"/>
    </style:style>
    <style:style style:name="P1060" style:parent-style-name="Normal" style:family="paragraph">
      <style:text-properties fo:font-weight="bold" style:font-weight-asian="bold" style:font-weight-complex="bold" fo:color="#FF0000" style:language-asian="en" style:country-asian="GB"/>
    </style:style>
    <style:style style:name="P1061" style:parent-style-name="Normal" style:family="paragraph">
      <style:text-properties fo:font-weight="bold" style:font-weight-asian="bold" style:font-weight-complex="bold" fo:color="#FF0000" style:language-asian="en" style:country-asian="GB"/>
    </style:style>
    <style:style style:name="T106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T1063"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064" style:parent-style-name="Normal" style:family="paragraph">
      <style:text-properties fo:font-weight="bold" style:font-weight-asian="bold" style:font-weight-complex="bold" fo:color="#FF0000" style:language-asian="en" style:country-asian="GB"/>
    </style:style>
    <style:style style:name="P1065" style:parent-style-name="Normal" style:family="paragraph">
      <style:text-properties style:font-name="Times New Roman" fo:font-weight="bold" style:font-weight-asian="bold" style:font-weight-complex="bold" style:language-asian="en" style:country-asian="GB"/>
    </style:style>
    <style:style style:name="P1066" style:parent-style-name="Normal" style:family="paragraph">
      <style:text-properties style:font-name="Times New Roman" fo:font-weight="bold" style:font-weight-asian="bold" style:font-weight-complex="bold" style:language-asian="en" style:country-asian="GB"/>
    </style:style>
    <style:style style:name="P1067" style:parent-style-name="Normal" style:family="paragraph">
      <style:text-properties fo:font-weight="bold" style:font-weight-asian="bold" style:font-weight-complex="bold" fo:color="#FF0000" style:language-asian="en" style:country-asian="GB"/>
    </style:style>
    <style:style style:name="T1068" style:parent-style-name="DefaultParagraphFont" style:family="text">
      <style:text-properties style:font-weight-complex="bold" fo:font-size="11pt" style:font-size-asian="11pt" style:font-size-complex="11pt" style:language-asian="en" style:country-asian="GB"/>
    </style:style>
    <style:style style:name="P1069" style:parent-style-name="Normal" style:family="paragraph">
      <style:text-properties style:font-name="Times New Roman" fo:font-weight="bold" style:font-weight-asian="bold" style:font-weight-complex="bold" style:language-asian="en" style:country-asian="GB"/>
    </style:style>
    <style:style style:name="P1070" style:parent-style-name="Normal" style:family="paragraph">
      <style:text-properties fo:font-weight="bold" style:font-weight-asian="bold" style:font-weight-complex="bold" fo:font-style="italic" style:font-style-asian="italic" fo:color="#FF0000" style:language-asian="en" style:country-asian="GB"/>
    </style:style>
    <style:style style:name="P1071" style:parent-style-name="Normal" style:family="paragraph">
      <style:text-properties fo:font-weight="bold" style:font-weight-asian="bold" style:font-weight-complex="bold" fo:font-style="italic" style:font-style-asian="italic" fo:color="#FF0000" style:language-asian="en" style:country-asian="GB"/>
    </style:style>
    <style:style style:name="P1072" style:parent-style-name="Normal" style:family="paragraph">
      <style:paragraph-properties fo:margin-left="0.25in">
        <style:tab-stops/>
      </style:paragraph-properties>
      <style:text-properties fo:font-weight="bold" style:font-weight-asian="bold" style:font-weight-complex="bold" fo:font-style="italic" style:font-style-asian="italic" fo:color="#FF0000" style:language-asian="en" style:country-asian="GB"/>
    </style:style>
    <style:style style:name="P1073" style:parent-style-name="Normal" style:family="paragraph">
      <style:text-properties fo:font-weight="bold" style:font-weight-asian="bold" style:font-weight-complex="bold" style:language-asian="en" style:country-asian="GB"/>
    </style:style>
    <style:style style:name="TableColumn1075" style:family="table-column">
      <style:table-column-properties style:column-width="7.125in"/>
    </style:style>
    <style:style style:name="Table1074" style:family="table">
      <style:table-properties style:width="7.125in" fo:margin-left="0in" table:align="left"/>
    </style:style>
    <style:style style:name="TableRow1076" style:family="table-row">
      <style:table-row-properties/>
    </style:style>
    <style:style style:name="TableCell1077" style:family="table-cell">
      <style:table-cell-properties fo:border-top="0.0104in solid #000000" fo:border-left="0.0208in solid #000000" fo:border-bottom="none" fo:border-right="0.0208in solid #000000" fo:padding-top="0in" fo:padding-left="0.075in" fo:padding-bottom="0in" fo:padding-right="0.075in"/>
    </style:style>
    <style:style style:name="T1078"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1079" style:family="table-row">
      <style:table-row-properties/>
    </style:style>
    <style:style style:name="TableCell1080" style:family="table-cell">
      <style:table-cell-properties fo:border-top="none" fo:border-left="0.0208in solid #000000" fo:border-bottom="0.0104in solid #000000" fo:border-right="0.0208in solid #000000" fo:padding-top="0in" fo:padding-left="0.075in" fo:padding-bottom="0in" fo:padding-right="0.075in"/>
    </style:style>
    <style:style style:name="P1081" style:parent-style-name="Normal" style:family="paragraph">
      <style:text-properties fo:font-weight="bold" style:font-weight-asian="bold" style:font-weight-complex="bold" style:language-asian="en" style:country-asian="GB"/>
    </style:style>
    <style:style style:name="T1082" style:parent-style-name="DefaultParagraphFont" style:family="text">
      <style:text-properties fo:font-weight="bold" style:font-weight-asian="bold" style:font-weight-complex="bold" fo:font-size="11pt" style:font-size-asian="11pt" style:font-size-complex="11pt" style:language-asian="en" style:country-asian="GB"/>
    </style:style>
    <style:style style:name="P1083" style:parent-style-name="Normal" style:family="paragraph">
      <style:text-properties fo:font-weight="bold" style:font-weight-asian="bold" style:font-weight-complex="bold" fo:color="#FF0000" style:language-asian="en" style:country-asian="GB"/>
    </style:style>
    <style:style style:name="P1084" style:parent-style-name="Normal" style:family="paragraph">
      <style:text-properties fo:font-weight="bold" style:font-weight-asian="bold" style:font-weight-complex="bold" fo:color="#FF0000" style:language-asian="en" style:country-asian="GB"/>
    </style:style>
    <style:style style:name="T1085" style:parent-style-name="DefaultParagraphFont" style:family="text">
      <style:text-properties style:font-weight-complex="bold" fo:font-size="11pt" style:font-size-asian="11pt" style:font-size-complex="11pt" style:language-asian="en" style:country-asian="GB"/>
    </style:style>
    <style:style style:name="P1086" style:parent-style-name="Normal" style:family="paragraph">
      <style:text-properties fo:font-weight="bold" style:font-weight-asian="bold" style:font-weight-complex="bold" style:language-asian="en" style:country-asian="GB"/>
    </style:style>
    <style:style style:name="P1087" style:parent-style-name="Normal" style:family="paragraph">
      <style:text-properties fo:font-weight="bold" style:font-weight-asian="bold" style:font-weight-complex="bold" style:language-asian="en" style:country-asian="GB"/>
    </style:style>
    <style:style style:name="P1088" style:parent-style-name="Normal" style:family="paragraph">
      <style:text-properties fo:font-weight="bold" style:font-weight-asian="bold" style:font-weight-complex="bold" style:language-asian="en" style:country-asian="GB"/>
    </style:style>
    <style:style style:name="P1089" style:parent-style-name="Normal" style:family="paragraph">
      <style:text-properties fo:font-weight="bold" style:font-weight-asian="bold" style:font-weight-complex="bold" style:language-asian="en" style:country-asian="GB"/>
    </style:style>
    <style:style style:name="P1090" style:parent-style-name="Normal" style:family="paragraph">
      <style:text-properties fo:font-weight="bold" style:font-weight-asian="bold" style:font-weight-complex="bold" style:language-asian="en" style:country-asian="GB"/>
    </style:style>
    <style:style style:name="TableColumn1092" style:family="table-column">
      <style:table-column-properties style:column-width="7.125in"/>
    </style:style>
    <style:style style:name="Table1091" style:family="table">
      <style:table-properties style:width="7.125in" fo:margin-left="0in" table:align="left"/>
    </style:style>
    <style:style style:name="TableRow1093" style:family="table-row">
      <style:table-row-properties/>
    </style:style>
    <style:style style:name="TableCell1094" style:family="table-cell">
      <style:table-cell-properties fo:border-top="0.0104in solid #000000" fo:border-left="0.0208in solid #000000" fo:border-bottom="none" fo:border-right="0.0208in solid #000000" fo:padding-top="0in" fo:padding-left="0.075in" fo:padding-bottom="0in" fo:padding-right="0.075in"/>
    </style:style>
    <style:style style:name="T1095"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1096" style:family="table-row">
      <style:table-row-properties/>
    </style:style>
    <style:style style:name="TableCell1097" style:family="table-cell">
      <style:table-cell-properties fo:border-top="none" fo:border-left="0.0208in solid #000000" fo:border-bottom="0.0104in solid #000000" fo:border-right="0.0208in solid #000000" fo:padding-top="0in" fo:padding-left="0.075in" fo:padding-bottom="0in" fo:padding-right="0.075in"/>
    </style:style>
    <style:style style:name="P1098" style:parent-style-name="Normal" style:family="paragraph">
      <style:text-properties fo:font-weight="bold" style:font-weight-asian="bold" style:font-weight-complex="bold" fo:font-style="italic" style:font-style-asian="italic" fo:color="#FF0000" style:language-asian="en" style:country-asian="GB"/>
    </style:style>
    <style:style style:name="P1099" style:parent-style-name="Normal" style:family="paragraph">
      <style:paragraph-properties fo:margin-top="0.1666in" fo:margin-bottom="0.0416in"/>
    </style:style>
    <style:style style:name="T1100" style:parent-style-name="DefaultParagraphFont" style:family="text">
      <style:text-properties style:font-weight-complex="bold" fo:font-size="11pt" style:font-size-asian="11pt" style:font-size-complex="11pt" style:language-asian="en" style:country-asian="GB"/>
    </style:style>
    <style:style style:name="T1101" style:parent-style-name="DefaultParagraphFont" style:family="text">
      <style:text-properties style:font-weight-complex="bold" fo:font-size="11pt" style:font-size-asian="11pt" style:font-size-complex="11pt" style:language-asian="en" style:country-asian="GB"/>
    </style:style>
    <style:style style:name="P1102" style:parent-style-name="Normal" style:family="paragraph">
      <style:paragraph-properties fo:margin-top="0.1666in" fo:margin-bottom="0.0416in"/>
    </style:style>
    <style:style style:name="T1103" style:parent-style-name="DefaultParagraphFont" style:family="text">
      <style:text-properties style:font-weight-complex="bold" fo:font-size="11pt" style:font-size-asian="11pt" style:font-size-complex="11pt" style:language-asian="en" style:country-asian="GB"/>
    </style:style>
    <style:style style:name="T1104" style:parent-style-name="DefaultParagraphFont" style:family="text">
      <style:text-properties style:font-weight-complex="bold" fo:font-size="11pt" style:font-size-asian="11pt" style:font-size-complex="11pt" style:language-asian="en" style:country-asian="GB"/>
    </style:style>
    <style:style style:name="T1105" style:parent-style-name="DefaultParagraphFont" style:family="text">
      <style:text-properties style:font-weight-complex="bold" fo:font-size="11pt" style:font-size-asian="11pt" style:font-size-complex="11pt" style:language-asian="en" style:country-asian="GB"/>
    </style:style>
    <style:style style:name="T1106" style:parent-style-name="DefaultParagraphFont" style:family="text">
      <style:text-properties style:font-weight-complex="bold" fo:font-size="11pt" style:font-size-asian="11pt" style:font-size-complex="11pt" style:language-asian="en" style:country-asian="GB"/>
    </style:style>
    <style:style style:name="P1107" style:parent-style-name="Normal" style:family="paragraph">
      <style:paragraph-properties fo:margin-top="0.1666in" fo:margin-bottom="0.0416in"/>
    </style:style>
    <style:style style:name="T1108" style:parent-style-name="DefaultParagraphFont" style:family="text">
      <style:text-properties style:font-weight-complex="bold" fo:font-size="11pt" style:font-size-asian="11pt" style:font-size-complex="11pt" style:language-asian="en" style:country-asian="GB"/>
    </style:style>
    <style:style style:name="T1109" style:parent-style-name="DefaultParagraphFont" style:family="text">
      <style:text-properties style:font-weight-complex="bold" fo:font-size="11pt" style:font-size-asian="11pt" style:font-size-complex="11pt" style:language-asian="en" style:country-asian="GB"/>
    </style:style>
    <style:style style:name="T1110" style:parent-style-name="DefaultParagraphFont" style:family="text">
      <style:text-properties style:font-weight-complex="bold" fo:font-size="11pt" style:font-size-asian="11pt" style:font-size-complex="11pt" style:language-asian="en" style:country-asian="GB"/>
    </style:style>
    <style:style style:name="P1111" style:parent-style-name="Normal" style:family="paragraph">
      <style:paragraph-properties fo:margin-top="0.1666in" fo:margin-bottom="0.0416in"/>
    </style:style>
    <style:style style:name="T1112" style:parent-style-name="DefaultParagraphFont" style:family="text">
      <style:text-properties style:font-weight-complex="bold" fo:font-size="11pt" style:font-size-asian="11pt" style:font-size-complex="11pt" style:language-asian="en" style:country-asian="GB"/>
    </style:style>
    <style:style style:name="T1113" style:parent-style-name="DefaultParagraphFont" style:family="text">
      <style:text-properties style:font-weight-complex="bold" fo:font-size="11pt" style:font-size-asian="11pt" style:font-size-complex="11pt" style:language-asian="en" style:country-asian="GB"/>
    </style:style>
    <style:style style:name="P1114" style:parent-style-name="Normal" style:family="paragraph">
      <style:text-properties fo:font-weight="bold" style:font-weight-asian="bold" style:font-weight-complex="bold" fo:font-style="italic" style:font-style-asian="italic" fo:color="#FF0000" style:language-asian="en" style:country-asian="GB"/>
    </style:style>
    <style:style style:name="P1115"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style:language-asian="en" style:country-asian="GB"/>
    </style:style>
    <style:style style:name="P1116"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style:language-asian="en" style:country-asian="GB"/>
    </style:style>
    <style:style style:name="TableColumn1118" style:family="table-column">
      <style:table-column-properties style:column-width="7.125in"/>
    </style:style>
    <style:style style:name="Table1117" style:family="table">
      <style:table-properties style:width="7.125in" fo:margin-left="0in" table:align="left"/>
    </style:style>
    <style:style style:name="TableRow1119" style:family="table-row">
      <style:table-row-properties/>
    </style:style>
    <style:style style:name="TableCell1120" style:family="table-cell">
      <style:table-cell-properties fo:border-top="0.0104in solid #000000" fo:border-left="0.0208in solid #000000" fo:border-bottom="none" fo:border-right="0.0208in solid #000000" fo:padding-top="0in" fo:padding-left="0.075in" fo:padding-bottom="0in" fo:padding-right="0.075in"/>
    </style:style>
    <style:style style:name="T1121" style:parent-style-name="DefaultParagraphFont" style:family="text">
      <style:text-properties style:font-weight-complex="normal" fo:font-style="normal" style:font-style-asian="normal" fo:font-size="12pt" style:font-size-asian="12pt" style:font-size-complex="12pt" style:language-asian="en" style:country-asian="GB"/>
    </style:style>
    <style:style style:name="TableRow1122" style:family="table-row">
      <style:table-row-properties/>
    </style:style>
    <style:style style:name="TableCell1123" style:family="table-cell">
      <style:table-cell-properties fo:border-top="none" fo:border-left="0.0208in solid #000000" fo:border-bottom="0.0104in solid #000000" fo:border-right="0.0208in solid #000000" fo:padding-top="0in" fo:padding-left="0.075in" fo:padding-bottom="0in" fo:padding-right="0.075in"/>
    </style:style>
    <style:style style:name="P1124" style:parent-style-name="Normal" style:family="paragraph">
      <style:paragraph-properties fo:margin-left="0.25in">
        <style:tab-stops/>
      </style:paragraph-properties>
      <style:text-properties style:font-name-complex="Arial" fo:font-weight="bold" style:font-weight-asian="bold" style:font-weight-complex="bold" fo:font-style="italic" style:font-style-asian="italic" fo:color="#FF0000" style:language-asian="en" style:country-asian="GB"/>
    </style:style>
    <style:style style:name="P1125" style:parent-style-name="Normal" style:family="paragraph">
      <style:paragraph-properties fo:margin-left="0.25in">
        <style:tab-stops/>
      </style:paragraph-properties>
    </style:style>
    <style:style style:name="T1126" style:parent-style-name="DefaultParagraphFont" style:family="text">
      <style:text-properties style:font-name-complex="Arial" fo:font-weight="bold" style:font-weight-asian="bold" style:font-weight-complex="bold" fo:font-style="italic" style:font-style-asian="italic" fo:color="#FF0000" fo:font-size="11pt" style:font-size-asian="11pt" style:font-size-complex="11pt" style:language-asian="en" style:country-asian="GB"/>
    </style:style>
    <style:style style:name="T1127" style:parent-style-name="DefaultParagraphFont" style:family="text">
      <style:text-properties style:font-name-complex="Arial" style:font-weight-complex="bold" fo:font-size="11pt" style:font-size-asian="11pt" style:font-size-complex="11pt" style:language-asian="en" style:country-asian="GB"/>
    </style:style>
    <style:style style:name="T1128" style:parent-style-name="DefaultParagraphFont" style:family="text">
      <style:text-properties style:font-name-complex="Arial" style:font-weight-complex="bold" fo:font-size="11pt" style:font-size-asian="11pt" style:font-size-complex="11pt" style:language-asian="en" style:country-asian="GB"/>
    </style:style>
    <style:style style:name="P1129" style:parent-style-name="Normal" style:family="paragraph">
      <style:paragraph-properties fo:margin-left="0.25in">
        <style:tab-stops/>
      </style:paragraph-properties>
      <style:text-properties style:font-name-complex="Arial" fo:font-weight="bold" style:font-weight-asian="bold" style:font-weight-complex="bold" fo:font-style="italic" style:font-style-asian="italic" fo:color="#FF0000" style:language-asian="en" style:country-asian="GB"/>
    </style:style>
    <style:style style:name="P1130" style:parent-style-name="Normal" style:family="paragraph">
      <style:paragraph-properties fo:margin-left="0.25in">
        <style:tab-stops/>
      </style:paragraph-properties>
      <style:text-properties style:font-name="Times New Roman" fo:font-weight="bold" style:font-weight-asian="bold" style:font-weight-complex="bold" fo:color="#FF0000" fo:font-size="10pt" style:font-size-asian="10pt" style:font-size-complex="10pt" style:language-asian="en" style:country-asian="GB"/>
    </style:style>
    <style:style style:name="P1131" style:parent-style-name="Normal" style:family="paragraph">
      <style:text-properties fo:font-weight="bold" style:font-weight-asian="bold" style:font-weight-complex="bold" style:language-asian="en" style:country-asian="GB"/>
    </style:style>
  </office:automatic-styles>
  <office:body>
    <office:text text:use-soft-page-breaks="true">
      <text:p text:style-name="P1"/>
      <text:p text:style-name="P3">Type of Review: Annual Review</text:p>
      <text:p text:style-name="P4"/>
      <text:p text:style-name="P5">Project Title: <text:s/>Global Legal Empowerment Initiative (GLEI)</text:p>
      <text:p text:style-name="P6"/>
      <text:p text:style-name="P7">Date started:<text:tab/>June 2011<text:tab/>Date review undertaken: January 2014</text:p>
      <text:p text:style-name="Normal"/>
      <text:p text:style-name="P8"><text:s/></text:p>
      <text:p text:style-name="Normal"/>
      <table:table table:style-name="Table9">
        <table:table-columns>
          <table:table-column table:style-name="TableColumn10"/>
        </table:table-columns>
        <table:table-row table:style-name="TableRow11">
          <table:table-cell table:style-name="TableCell12">
            <text:p text:style-name="P13"/>
            <text:h text:style-name="P14" text:outline-level="2">Instructions to help<text:s/>complete this template:</text:h>
            <text:p text:style-name="P15"/>
            <text:p text:style-name="P16">Before commencing the annual review you should have to hand:</text:p>
            <text:p text:style-name="P17"/>
            <text:list text:style-name="LFO1" text:continue-numbering="true">
              <text:list-item>
                <text:p text:style-name="P18">the Business Case or earlier project documentation.</text:p>
              </text:list-item>
              <text:list-item>
                <text:p text:style-name="P19">the Logframe</text:p>
              </text:list-item>
              <text:list-item>
                <text:p text:style-name="P20">the detailed guidance (How to Note)- Reviewing and Scoring Projects</text:p>
              </text:list-item>
              <text:list-item>
                <text:p text:style-name="P21">the most recent annual review (where<text:s/>appropriate) and other related monitoring reports</text:p>
              </text:list-item>
              <text:list-item>
                <text:p text:style-name="P22">key data from ARIES, including the risk rating</text:p>
              </text:list-item>
              <text:list-item>
                <text:p text:style-name="P23">the separate project scoring calculation sheet (pending access to ARIES)</text:p>
              </text:list-item>
            </text:list>
            <text:p text:style-name="P24"/>
            <text:p text:style-name="P25">You should assess and rate the individual outputs using the following rating scale and description. ARIES and the separate project scoring calculation sheet will calculate the overall output score taking account of the weightings and individual outputs scores:</text:p>
            <text:p text:style-name="P26"/>
            <text:p text:style-name="P27"><text:s/></text:p>
            <table:table table:style-name="Table28">
              <table:table-columns>
                <table:table-column table:style-name="TableColumn29"/>
                <table:table-column table:style-name="TableColumn30"/>
              </table:table-columns>
              <table:table-row table:style-name="TableRow31">
                <table:table-cell table:style-name="TableCell32">
                  <text:p text:style-name="P33">Description</text:p>
                </table:table-cell>
                <table:table-cell table:style-name="TableCell34">
                  <text:p text:style-name="P35">Scale</text:p>
                </table:table-cell>
              </table:table-row>
              <table:table-row table:style-name="TableRow36">
                <table:table-cell table:style-name="TableCell37">
                  <text:p text:style-name="P38">Outputs substantially exceeded expectation</text:p>
                </table:table-cell>
                <table:table-cell table:style-name="TableCell39">
                  <text:p text:style-name="P40">A++</text:p>
                </table:table-cell>
              </table:table-row>
              <table:table-row table:style-name="TableRow41">
                <table:table-cell table:style-name="TableCell42">
                  <text:p text:style-name="P43">Outputs moderately exceeded expectation</text:p>
                </table:table-cell>
                <table:table-cell table:style-name="TableCell44">
                  <text:p text:style-name="P45">A+</text:p>
                </table:table-cell>
              </table:table-row>
              <table:table-row table:style-name="TableRow46">
                <table:table-cell table:style-name="TableCell47">
                  <text:p text:style-name="P48">Outputs met expectation</text:p>
                </table:table-cell>
                <table:table-cell table:style-name="TableCell49">
                  <text:p text:style-name="P50">A</text:p>
                </table:table-cell>
              </table:table-row>
              <table:table-row table:style-name="TableRow51">
                <table:table-cell table:style-name="TableCell52">
                  <text:p text:style-name="P53">Outputs moderately did not meet expectation</text:p>
                </table:table-cell>
                <table:table-cell table:style-name="TableCell54">
                  <text:p text:style-name="P55">B</text:p>
                </table:table-cell>
              </table:table-row>
              <table:table-row table:style-name="TableRow56">
                <table:table-cell table:style-name="TableCell57">
                  <text:p text:style-name="P58">Outputs substantially did not meet expectation</text:p>
                </table:table-cell>
                <table:table-cell table:style-name="TableCell59">
                  <text:p text:style-name="P60">C</text:p>
                </table:table-cell>
              </table:table-row>
            </table:table>
            <text:p text:style-name="P61"/>
            <text:p text:style-name="P62"/>
            <text:p text:style-name="P63"/>
          </table:table-cell>
        </table:table-row>
      </table:table>
      <text:p text:style-name="Normal"/>
      <text:p text:style-name="Normal"/>
      <text:h text:style-name="P64" text:outline-level="2">Introduction and Context</text:h>
      <text:p text:style-name="Normal"/>
      <text:p text:style-name="Normal"/>
      <table:table table:style-name="Table65">
        <table:table-columns>
          <table:table-column table:style-name="TableColumn66"/>
        </table:table-columns>
        <table:table-row table:style-name="TableRow67">
          <table:table-cell table:style-name="TableCell68">
            <text:h text:style-name="Heading2" text:outline-level="2"><text:span text:style-name="T69">What support is the UK providing?</text:span></text:h>
          </table:table-cell>
        </table:table-row>
        <table:table-row table:style-name="TableRow70">
          <table:table-cell table:style-name="TableCell71">
            <text:p text:style-name="P72"/>
            <text:p text:style-name="Normal"><text:span text:style-name="T73">In December 2012, the<text:s/></text:span><text:span text:style-name="T74">Department for International Development (DFID) awarded a grant not exceeding<text:s/></text:span><text:span text:style-name="T75">£</text:span><text:span text:style-name="T76">1,500,000 to Namati to support Global Legal Empowerment Initiative activities between 1 January 2013 and 31 March 2015 for the areas of building the evidence base for legal empo</text:span><text:span text:style-name="T77">werment, strengthening the Global Legal Empowerment Network, and exploring the possibility of a global funding mechanism.</text:span></text:p>
            <text:p text:style-name="P78"/>
            <text:p text:style-name="P79"/>
            <text:p text:style-name="P80"><text:span text:style-name="T81">Namati is a fully independent organisation established by the Global Legal Empowerment Initiative (GLEI) under the first year of<text:s/></text:span><text:span text:style-name="T82">DFID funding to the Open Society Institute (OSI) from 2011-2012. Namati works in partnership with OSI to implement GLEI’s vision. Namati has developed its organisational capacity and governance structures, in line with a DFID Due Diligence assessment compl</text:span><text:span text:style-name="T83">eted in 2012. GLEI will continue to be jointly implemented, with Namati leading on the network, research and innovative programming and OSI leading on donor coordination.<text:s/></text:span></text:p>
            <text:p text:style-name="P84"/>
          </table:table-cell>
        </table:table-row>
      </table:table>
      <text:p text:style-name="Normal"/>
      <text:p text:style-name="Normal"/>
      <table:table table:style-name="Table85">
        <table:table-columns>
          <table:table-column table:style-name="TableColumn86"/>
        </table:table-columns>
        <table:table-row table:style-name="TableRow87">
          <table:table-cell table:style-name="TableCell88">
            <text:p text:style-name="P89"/>
            <text:p text:style-name="P90">What are the expected results?</text:p>
          </table:table-cell>
        </table:table-row>
        <table:table-row table:style-name="TableRow91">
          <table:table-cell table:style-name="TableCell92">
            <text:p text:style-name="P93"/>
            <text:p text:style-name="Normal"><text:span text:style-name="T94">The ultimate goal of GLEI activities is<text:s/></text:span><text:span text:style-name="T95">greater and more effective legal empowerment programming and policies worldwide. <text:s/></text:span></text:p>
            <text:p text:style-name="P96"/>
            <text:p text:style-name="P97"><text:span text:style-name="T98">What are the planned outputs of the project attributable to UK support?</text:span></text:p>
            <text:p text:style-name="P99"/>
            <text:p text:style-name="P100"><text:span text:style-name="T101">Evidence gathering, particularly on the socio-economic benefits of legal empowerment; piloting,<text:s/></text:span><text:span text:style-name="T102">expanding, or refining innovative legal empowerment models; cultivating a global community of practice; building the capacity among network members through technical advice (including DFID staff), promotion of knowledge-sharing, and co-ordination of best p</text:span><text:span text:style-name="T103">ractice.</text:span></text:p>
            <text:p text:style-name="P104"/>
            <text:p text:style-name="P105"><text:span text:style-name="T106">How will we determine whether the expected results have been achieved?</text:span></text:p>
            <text:p text:style-name="P107"/>
            <text:p text:style-name="Normal"><text:span text:style-name="T108">Results are measured against agreed outputs. The logframe for this programme was revised twice in 2012: <text:s/>by Namati staff in October 2012, which then formed the basis of a sub</text:span><text:span text:style-name="T109">sequent revision by DFID staff in November that year. The logframe was approved at senior level in DFID, and although it was shared with Namati at the time, there is no evidence to suggest that it was ratified by Namati. <text:s text:c="2"/>DFID’s revisions aimed to synthes</text:span><text:span text:style-name="T110">ize the outcomes of the Namati logframe, bringing them in line with the impact statement. Although the content of Namati’s October 2012 logframe and the DFID November 2012 logframe is the same, the information is laid out differently to fit with DFID’s cor</text:span><text:span text:style-name="T111">porate requirements. This issue came to light just as the Annual Review information was being collated. <text:s/>The two logframes are reinforcing, and milestones are consistent, however the definition of what constitutes an Outcome and an Output within the logfra</text:span><text:span text:style-name="T112">me needs to be clarifed with Namati. DFID will urgently address once this review has been completed.</text:span></text:p>
            <text:p text:style-name="P113"/>
            <text:p text:style-name="P114"/>
            <text:p text:style-name="Normal"><text:span text:style-name="T115">This review aims to capture all results from the programme this year, including those results achieved against the overall outcomes of the programme to e</text:span><text:span text:style-name="T116">nsure metrics from both logframes have been taken into consideration. Despite this logframe duplication, the outputs for this programme have been successfully met and milestones have been exceeded against most of the indicators found in both logframes. Nev</text:span><text:span text:style-name="T117">ertheless, the Outcomes in the revised logframe will need to be altered to capture the over-arching impact of the programme as we move into the final year of DFID funding. A meeting will be held with Namati to discuss revisions to the logframe in mid-Febru</text:span><text:span text:style-name="T118">ary. A revised logframe will be approved at Senior Level in DFID and agreed with Namati by the end of February.</text:span></text:p>
            <text:p text:style-name="P119"/>
            <text:p text:style-name="P120"/>
          </table:table-cell>
        </table:table-row>
      </table:table>
      <text:p text:style-name="Normal"/>
      <text:p text:style-name="Normal"/>
      <text:p text:style-name="Normal"/>
      <table:table table:style-name="Table121">
        <table:table-columns>
          <table:table-column table:style-name="TableColumn122"/>
        </table:table-columns>
        <table:table-row table:style-name="TableRow123">
          <table:table-cell table:style-name="TableCell124">
            <text:h text:style-name="Heading2" text:outline-level="2"><text:span text:style-name="T125">What is the context in which UK support is provided?</text:span></text:h>
          </table:table-cell>
        </table:table-row>
        <table:table-row table:style-name="TableRow126">
          <table:table-cell table:style-name="TableCell127">
            <text:p text:style-name="P128"/>
            <text:p text:style-name="Normal"><text:span text:style-name="T129">The UK recognises that legal empowerment is a promising approach to strengthening<text:s/></text:span><text:span text:style-name="T130">access to justice<text:s/></text:span><text:soft-page-break/><text:span text:style-name="T131">and producing developmental outcomes. It needs to be better understood and recognised. We need to know whether, when and how legal empowerment approaches work for the poor.</text:span></text:p>
            <text:p text:style-name="P132"/>
            <text:p text:style-name="Normal"><text:span text:style-name="T133">Legal empowerment approaches use the law to benefit the<text:s/></text:span><text:span text:style-name="T134">disadvantaged. They involve community-based justice services, such as paralegals, alternative dispute mechanisms and street and mobile courts. These efforts tend to be accessible and accepted in communities and respond to the needs of the poor and vulnerab</text:span><text:span text:style-name="T135">le. They can assist people in protecting their rights, pursuing their economic interests and demanding accountable and responsive governance from public institutions.<text:s/></text:span></text:p>
            <text:p text:style-name="P136"/>
            <text:p text:style-name="Normal"><text:span text:style-name="T137">DFID’s growing programme experience in this area in countries such as Malawi, Nepal and</text:span><text:span text:style-name="T138"><text:s/>Bangladesh indicates that legal empowerment initiatives can produce significant development benefits. Although the approach has received some international attention, for example by the UN Commission of Legal Empowerment of the Poor in 2008, there has bee</text:span><text:span text:style-name="T139">n little systematic documentation of impact and methodologies. As a result, donor policy and practice has tended to neglect community-based legal empowerment approaches, favouring state-based institutional justice reforms, often at the national level.</text:span></text:p>
            <text:p text:style-name="P140"/>
            <text:p text:style-name="Normal"><text:span text:style-name="T141">In<text:s/></text:span><text:span text:style-name="T142">view of the above, the UK decided to support the establishment of the Global Legal Empowerment Initiative (GLEI), an international collaborative formed to develop the emerging field of legal empowerment. While GLEI is jointly led by Namati and the Open Soc</text:span><text:span text:style-name="T143">iety Institute (OSI), DFID funding supports the activities undertaken by Namati. <text:s/>Namati works in three ways: 1) implementing innovative grassroots legal empowerment interventions that address five issues of pressing global significance. <text:s/>Namati researches</text:span><text:span text:style-name="T144"><text:s/>and evaluates each intervention rigorously, to ensure that learning from these experiments inform practice worldwide; 2) convening a network of practitioners to foster dialogue, collaboration, and learning across borders; and 3) advocating for policy chan</text:span><text:span text:style-name="T145">ges that grow from grassroots data and experience.</text:span></text:p>
            <text:p text:style-name="P146"/>
            <text:p text:style-name="P147"><text:span text:style-name="T148">Substantial evidence points to a range of socioeconomic benefits of legal empowerment for women and girls in particular. As a result of including women in Namati’s by-law drafting process for managing com</text:span><text:span text:style-name="T149">munal land in Liberian communities, for example, women actively challenged discriminatory rules, rejuvenated customary norms to protect women’s land claims, and changed perceptions in favour of women’s participation in town decision-making committees. In B</text:span><text:span text:style-name="T150">angladesh, legal education and raising awareness of women’s rights has made the local justice providers (Shalish) more gender sensitive, resulting in more women taking claims to court, more women victims allowed to speak at Shalish, and an increasing numbe</text:span><text:span text:style-name="T151">r of women accepted as Shalishkars, or judges. In Sierra Leone and Mozambique, 50-65% of the clients served by Namati-trained paralegals are women.<text:s/></text:span></text:p>
            <text:p text:style-name="P152"/>
            <text:p text:style-name="P153"/>
            <text:p text:style-name="Normal"><text:span text:style-name="T154">Supporting GLEI actively promotes DFID’s wider work on the rule of law/security and justice and fits with</text:span><text:span text:style-name="T155"><text:s/>several commitments set out in DFID Business Plan 2011-15: 1.2. Support actions to help achieve the Millennium Development Goals, 2.4. Focus on results and evidence, 3. Boost wealth creation and property rights, 5.1. Lead international action to empower g</text:span><text:span text:style-name="T156">irls and women. It was directly endorsed by the Secretary of State (SoS) in several meetings with George Soros. It has led to a strong institutional relationship with Open Society Foundation (OSF) on justice and legal empowerment, helping to advocate for t</text:span><text:span text:style-name="T157">heir inclusion in the post 2015 development framework, a crucial part of the UK Prime Minister’s vision on open economies and open societies. OSF-DFID collaboration on justice is an integral part of an emerging broader OSF-DFID partnership.</text:span></text:p>
            <text:p text:style-name="P158"/>
          </table:table-cell>
        </table:table-row>
      </table:table>
      <text:h text:style-name="P159" text:outline-level="2"/>
      <text:h text:style-name="P160" text:outline-level="2">Section A: Detailed Output Scoring</text:h>
      <text:p text:style-name="Normal"/>
      <table:table table:style-name="Table161">
        <table:table-columns>
          <table:table-column table:style-name="TableColumn162"/>
        </table:table-columns>
        <table:table-row table:style-name="TableRow163">
          <table:table-cell table:style-name="TableCell164">
            <text:p text:style-name="P165"><text:span text:style-name="T166">Output 1</text:span><text:span text:style-name="T167">:</text:span><text:span text:style-name="T168"><text:s/></text:span><text:span text:style-name="T169">Better understanding of the impacts of legal empowerment and the most effective mechanisms for achieving them (described in Namati Oct 2012 logframe as Outcome 1)</text:span></text:p>
          </table:table-cell>
        </table:table-row>
        <text:soft-page-break/>
        <table:table-row table:style-name="TableRow170">
          <table:table-cell table:style-name="TableCell171">
            <text:p text:style-name="P172"><text:span text:style-name="T173">Output 1 score and performance description: <text:s/>A<text:s/></text:span></text:p>
            <text:p text:style-name="P174"><text:span text:style-name="T175">Outputs<text:s/></text:span><text:span text:style-name="T176">met expectation.</text:span></text:p>
            <text:p text:style-name="P177"><text:span text:style-name="T178"><text:s/></text:span></text:p>
          </table:table-cell>
        </table:table-row>
        <table:table-row table:style-name="TableRow179">
          <table:table-cell table:style-name="TableCell180">
            <text:p text:style-name="P181"><text:span text:style-name="T182">Progress against expected results:</text:span></text:p>
            <text:p text:style-name="P183"><text:span text:style-name="T184"><text:s/></text:span><text:span text:style-name="T185">Namati has developed innovative, scale-able legal empowerment interventions in partnership with governments and civil society organizations in eight countries. These efforts address five issues: deliv</text:span><text:span text:style-name="T186">ering quality legal aid at scale, protecting community land rights, fulfilling the right to citizenship, closing the enforcement gap in environmental law, and ensuring that essential services like healthcare are accountable to local communities. Namati has</text:span><text:span text:style-name="T187"><text:s/>researched and evaluated each intervention’s impact with the aim of informing best practice worldwide.<text:s/></text:span><text:span text:style-name="T188">The data collected from Namati’s work in these countries provides the evidence base from which Namati draws to advocate for large-scale policy changes.<text:s/></text:span><text:span text:style-name="T189"><text:s/></text:span></text:p>
            <text:list text:style-name="LFO2" text:continue-numbering="true">
              <text:list-item>
                <text:p text:style-name="P190"><text:span text:style-name="T191">Number of internal targets for each intervention achieved</text:span></text:p>
                <text:list text:continue-numbering="true">
                  <text:list-item>
                    <text:p text:style-name="P192"><text:span text:style-name="T193">2013 Milestone:</text:span><text:span text:style-name="T194"><text:s/>75%</text:span></text:p>
                  </text:list-item>
                  <text:list-item>
                    <text:p text:style-name="P195"><text:span text:style-name="T196">Actual:</text:span><text:span text:style-name="T197"><text:s/>on track<text:s/></text:span></text:p>
                  </text:list-item>
                </text:list>
              </text:list-item>
            </text:list>
            <text:p text:style-name="P198"><text:span text:style-name="T199">Namati’s internal targets aim to improve the scope, quality, and impact of grassroots work across its 5 themes. Virtually all targets for 2013 were achieved.<text:s/></text:span><text:span text:style-name="T200">Where targets were not achieved Namati revised its strategies accordingly to account for these obstacles.<text:s/></text:span></text:p>
            <text:p text:style-name="P201"><text:span text:style-name="T202">Highlights of progress toward internal targets include:<text:s/></text:span></text:p>
            <text:list text:style-name="LFO3" text:continue-numbering="true">
              <text:list-item>
                <text:p text:style-name="P203"><text:span text:style-name="T204">Legal Aid 2.0</text:span><text:span text:style-name="T205">:</text:span><text:span text:style-name="T206"><text:s/></text:span><text:span text:style-name="T207">In Sierra Leone and Burma, Namati worked to demonstrate models of providing j</text:span><text:span text:style-name="T208">ustice services that are scalable, empowering, and responsive to context. Namati’s network of community paralegals in Sierra Leone resolved 4,106 cases. Cases addressed abuse of power by local authorities, accident compensation, unpaid wages and a lack of<text:s/></text:span><text:span text:style-name="T209">basic services like clean drinking water, among other issues. Namati successfully advocated for a legal aid law that endorses the scale-up of community paralegals and is assisting with implementation of the new law at the request of the Ministry of Justice</text:span><text:span text:style-name="T210">. In Burma, Namati partnered with law firms and civil society organizations to develop a community paralegal approach that draws on international experience but is tailored to Burma’s socio-legal context.</text:span></text:p>
              </text:list-item>
            </text:list>
            <text:p text:style-name="P211"/>
            <text:list text:style-name="LFO3" text:continue-numbering="true">
              <text:list-item>
                <text:p text:style-name="P212"><text:span text:style-name="T213">Community Land Protection:</text:span><text:span text:style-name="T214"><text:s/></text:span><text:span text:style-name="T215">Having developed and te</text:span><text:span text:style-name="T216">sted a community land protection model in 58 study communities across Liberia, Uganda, and Mozambique, Namati and local partners began work in 156 additional communities. Drawing from research and experience, Namati also supported the Liberian and Sierra L</text:span><text:span text:style-name="T217">eonean governments in their processes for drafting community land documentation policies. Liberia’s policy embraces the model that Namati and its partners developed for documenting and protecting customary land rights, and adopts specific language that Nam</text:span><text:span text:style-name="T218">ati proposed. Namati’s key policy recommendations were also incorporated into Bioenergy Investment Guidelines now before the Sierra Leone cabinet.</text:span><text:span text:style-name="T219"><text:line-break/></text:span></text:p>
              </text:list-item>
              <text:list-item>
                <text:p text:style-name="P220"><text:span text:style-name="T221">Accountability of Health Services:</text:span><text:span text:style-name="T222"><text:s/></text:span><text:span text:style-name="T223">In Mozambique and Sierra Leone, Namati is combining social accountability</text:span><text:span text:style-name="T224"><text:s/>and legal empowerment approaches to generate improvements in the delivery and accountability of services. Namati piloted a grievance redress mechanism under which community-based health advocates have registered 228 cases of health rights violations. Near</text:span><text:span text:style-name="T225">ly 65% of reported cases have been resolved, with over 50% of these resolutions taking place under 25 days. Advocates have succeeded in improving several health centres with water and sanitation facilities, increasing access to life-saving diagnostics, end</text:span><text:span text:style-name="T226">ing requests for bribes, and resolving shortages for essential drugs. <text:s/></text:span></text:p>
              </text:list-item>
            </text:list>
            <text:p text:style-name="P227"/>
            <text:list text:style-name="LFO3" text:continue-numbering="true">
              <text:list-item>
                <text:p text:style-name="P228"><text:span text:style-name="T229">Environmental Justice:</text:span><text:span text:style-name="T230"><text:s/></text:span><text:span text:style-name="T231">In India, Namati’s efforts with the community in Mundra to ‘ground truth’ environmental violations has resulted in the publication of a 50-page report on viola</text:span><text:span text:style-name="T232">tions and the establishment of a body of concerned citizens called the Mundra Hitrakshak Manch (Forum for the wellbeing of Mundra). The forum committed itself to taking up activities and training programmes on laws and policy, as well as engaging more acti</text:span><text:span text:style-name="T233">vely with the government on issues that affect them.<text:s/></text:span><text:span text:style-name="T234"><text:line-break/></text:span></text:p>
              </text:list-item>
              <text:list-item>
                <text:p text:style-name="P235"><text:span text:style-name="T236">Citizenship:</text:span><text:span text:style-name="T237"><text:s/></text:span><text:span text:style-name="T238">Namati began work with local partner organizations in Bangladesh and Kenya to train community paralegals to help stateless populations understand citizenship and documentation requirements</text:span><text:span text:style-name="T239">, and to assist them in navigating bureaucratic process for ID documents, trade licenses, or passports. Uptake of paralegal services far surpassed original targets: in 2013 across both countries, paralegals assisted 1796 clients. <text:s/>Of those 898 cases have a</text:span><text:span text:style-name="T240">lready been successfully resolved, meaning they resulted in valid legal identity documents. The other cases are ongoing. <text:s text:c="2"/></text:span><text:span text:style-name="T241"><text:line-break/></text:span></text:p>
              </text:list-item>
            </text:list>
            <text:list text:style-name="LFO2" text:continue-numbering="true">
              <text:list-item>
                <text:p text:style-name="P242"><text:span text:style-name="T243">Number of civil society organizations or governments trained in, advised on, or adopting our models or methods<text:s/></text:span></text:p>
                <text:list text:continue-numbering="true">
                  <text:list-item>
                    <text:p text:style-name="P244"><text:span text:style-name="T245">2013 Milestone:</text:span><text:span text:style-name="T246"> 30</text:span></text:p>
                  </text:list-item>
                  <text:list-item>
                    <text:p text:style-name="P247"><text:span text:style-name="T248">Actual:</text:span><text:span text:style-name="T249"> 127</text:span></text:p>
                  </text:list-item>
                </text:list>
              </text:list-item>
              <text:list-item>
                <text:p text:style-name="P250"><text:span text:style-name="T251">Namati works closely with civil society partners to implement all of its country-level interventions. It conducts trainings for communities and civil society as a means of encouraging greater use and understanding of legal empowerment methods.<text:s/></text:span><text:span text:style-name="T252">It advises governments on how to craft and implement policies and laws that advance legal empowerment.<text:s/></text:span></text:p>
              </text:list-item>
              <text:list-item>
                <text:p text:style-name="P253"><text:span text:style-name="T254">Namati</text:span><text:span text:style-name="T255"><text:s/></text:span><text:span text:style-name="T256">provided follow-up training to 64 paralegals from 5 different organizations in Sierra Leone through on-site mentoring provided by seconded and le</text:span><text:span text:style-name="T257">ad paralegals. As a result of Namati’s work in this area, it now assists the</text:span><text:span text:style-name="T258"><text:s/>Ministry of Justice with implementing the 2012 legal aid law as a key member of Sierra Leone’s Legal Aid Task Force. Meanwhile, Namati’s land program provided technical capacity-b</text:span><text:span text:style-name="T259">uilding assistance to over 65 land rights organisations at symposiums and regional meetings in Thailand, Kenya, and South Africa. The Liberian land policy reflects Namati’s input and embraces its community land protection model. Namati’s training of Mozamb</text:span><text:span text:style-name="T260">ican provincial land administrators on alternative methods of supporting community land delimitation efforts resulted in the successful and rapid award of almost all of the land certificates applied for.<text:s/></text:span></text:p>
              </text:list-item>
            </text:list>
            <text:p text:style-name="P261"/>
            <text:list text:style-name="LFO2" text:continue-numbering="true">
              <text:list-item>
                <text:p text:style-name="P262"><text:span text:style-name="T263">Number of references of GLEI knowledge products in</text:span><text:span text:style-name="T264"><text:s/>media and journals</text:span></text:p>
                <text:list text:continue-numbering="true">
                  <text:list-item>
                    <text:p text:style-name="P265"><text:span text:style-name="T266">2013 Milestone:</text:span><text:span text:style-name="T267"><text:s/>50</text:span></text:p>
                  </text:list-item>
                  <text:list-item>
                    <text:p text:style-name="P268"><text:span text:style-name="T269">Actual:</text:span><text:span text:style-name="T270"><text:s/>61<text:s/></text:span><text:span text:style-name="T271"><text:line-break/></text:span></text:p>
                  </text:list-item>
                </text:list>
              </text:list-item>
              <text:list-item>
                <text:p text:style-name="P272"><text:span text:style-name="T273">Namati</text:span><text:span text:style-name="T274"><text:s/>seeks to raise the profile of legal empowerment among professional, academic, and general audiences. References to Namati’s work</text:span><text:span text:style-name="T275"><text:s/>in</text:span><text:span text:style-name="T276"><text:s/></text:span><text:span text:style-name="T277">journals, research papers, international and mainstream media, lo</text:span><text:span text:style-name="T278">cal news sources, development blogs, and at international conferences enhance the visibility of legal empowerment worldwide. Highlights include a discussion in the World Bank Legal Review of Namati’s multi-country randomized experiment on community land ti</text:span><text:span text:style-name="T279">tling; discussion of Namati’s work in the Boston Globe, Foreign Policy, and Freedom House reporting; extensive coverage of Namati’s work with paralegals in the Huffington Post, AllAfrica.com, and the Sierra Leone Express; references to Namati’s paralegal m</text:span><text:span text:style-name="T280">odel in Conflict, Security &amp; Development, the Journal of Refugee studies, and a study by the International Development and Law Organization; discussion of Namati's grassroots approach to legal empowerment on a Council of Foreign Relations panel and blog, a</text:span><text:span text:style-name="T281">t the World Justice Forum, and at the World Bank conference on Land and Poverty; inclusion of the Global Legal Empowerment Network in a UNDP/UNEP toolkit on community conservation; and reporting on global network events in various local and regional news s</text:span><text:span text:style-name="T282">ources. A piece on the work of Namati and its partner Timap for Justice in Sierra Leone is forthcoming in the Stanford Social Innovation Review.</text:span></text:p>
              </text:list-item>
            </text:list>
            <text:p text:style-name="P283"/>
            <text:list text:style-name="LFO2" text:continue-numbering="true">
              <text:list-item>
                <text:p text:style-name="P284"><text:span text:style-name="T285">Number of knowledge products produced or translated by Namati or Open Society Justice Initiative (OSJI)</text:span></text:p>
                <text:list text:continue-numbering="true">
                  <text:list-item>
                    <text:p text:style-name="P286"><text:span text:style-name="T287">2013<text:s/></text:span><text:span text:style-name="T288">Milestone:</text:span><text:span text:style-name="T289"><text:s/>15</text:span></text:p>
                  </text:list-item>
                  <text:list-item>
                    <text:p text:style-name="P290"><text:span text:style-name="T291">Actual:</text:span><text:span text:style-name="T292"><text:s/></text:span><text:span text:style-name="T293">48<text:s/></text:span></text:p>
                  </text:list-item>
                </text:list>
              </text:list-item>
            </text:list>
            <text:p text:style-name="P294"/>
            <text:list text:style-name="LFO2" text:continue-numbering="true">
              <text:list-item>
                <text:p text:style-name="P295"><text:span text:style-name="T296">Community Land Studies</text:span><text:span text:style-name="T297">: Following the publication of the comprehensive results of a two-year, multi-country randomized experiment on community land titling in Uganda, Mozambique, and Liberia, Namati released two country reports<text:s/></text:span><text:span text:style-name="T298">offering in-depth analysis of key findings from Uganda and Liberia. In Liberia, the new land policy has embraced the model Namati has demonstrated for documenting customary land rights.<text:s/></text:span><text:span text:style-name="T299">Namati also consolidated learning from this research into two low-lite</text:span><text:span text:style-name="T300">racy “how to” guides, which help communities strengthen their land protection efforts and improve their ability to negotiate with investors</text:span><text:span text:style-name="T301">.</text:span><text:span text:style-name="T302"><text:s/>Namati is currently partnering with the<text:s/></text:span><text:span text:style-name="T303">School of Natural Resources and Environment at the University of Michigan t</text:span><text:span text:style-name="T304">o undertake a longitudinal randomized controlled trial of the impacts of community land protection in Liberia. The research team is on the ground and will soon be interviewing respondents for baseline data.<text:s/></text:span><text:span text:style-name="T305"><text:line-break/></text:span></text:p>
              </text:list-item>
              <text:list-item>
                <text:p text:style-name="P306"><text:span text:style-name="T307">Justice<text:s/></text:span><text:span text:style-name="T308">Initiatives Indicators</text:span><text:span text:style-name="T309"><text:s/>Special Edition</text:span><text:span text:style-name="T310">:</text:span><text:span text:style-name="T311"><text:s/></text:span><text:span text:style-name="T312">OSF and Namati produced a legal empowerment edition of Justice Initiatives, featuring introductory essays by George Soros and Justine Greening MP, UK Secretary of State for International Development. The issue’s 11 chapters explore various legal empowerme</text:span><text:span text:style-name="T313">nt approaches and highlight eight case studies that look closely at legal empowerment in action: from paralegals resolving disputes and reducing conflict in Liberia to villagers fighting for their land in Indonesia, to an NGO using citizen-generated data t</text:span><text:span text:style-name="T314">o fight corruption.</text:span><text:span text:style-name="T315"><text:line-break/></text:span></text:p>
              </text:list-item>
              <text:list-item>
                <text:p text:style-name="P316"><text:span text:style-name="T317">6-country paralegal study</text:span><text:span text:style-name="T318">:<text:s/></text:span><text:span text:style-name="T319">Namati coordinated, with partners, a six-country empirical study on the impact of community paralegals. <text:s/>Research has been completed in Indonesia, the Philippines, South Africa, Liberia, Sierra Leone, and Ken</text:span><text:span text:style-name="T320">ya. <text:s/>Papers have been published on Indonesia, South Africa, and Liberia; the Philippines paper is being published in February 2014. <text:s/>The team is pursuing publishing all six studies plus a comparative chapter as a book. <text:s/></text:span></text:p>
              </text:list-item>
              <text:list-item>
                <text:p text:style-name="P321"><text:span text:style-name="T322">Evidence Review</text:span><text:span text:style-name="T323">: Namati was commiss</text:span><text:span text:style-name="T324">ioned to prepare a Legal Empowerment Evidence Review – a paper on the state of the evidence of legal empowerment, analysing a wide-range of existing documentation on the impact of legal empowerment. In addition to establishing a baseline of current knowled</text:span><text:span text:style-name="T325">ge, the final product will also identify gaps and propose a framework for future research. In 2013, Namati expanded the call for evidence and research efforts to include studies in Arabic, French, and Spanish to complete a comprehensive review of existing<text:s/></text:span><text:span text:style-name="T326">evidence. <text:s/>Namati presented findings to the legal empowerment donor collaborative in November 2013; donors are using it to scope a common research agenda. The paper will be published in February 2014.</text:span></text:p>
              </text:list-item>
            </text:list>
            <text:p text:style-name="P327"><text:span text:style-name="T328">Recommendations: <text:s/></text:span></text:p>
            <text:p text:style-name="P329"><text:span text:style-name="T330">In August 2012, DFID recommended tha</text:span><text:span text:style-name="T331">t Namati should develop realistic milestones to measure the effectiveness of pre-existing approaches and initiatives. In subsequent months, Namati revisited and consolidated its workplan, redefining annual milestones for the rollout or refinement of its in</text:span><text:span text:style-name="T332">novative models.<text:s/></text:span></text:p>
            <text:p text:style-name="P333"><text:span text:style-name="T334">This Annual Review has demonstrated to DFID that this Output and relating indicators are not sufficiently challenging or robust to</text:span><text:span text:style-name="T335"><text:s/></text:span><text:span text:style-name="T336">effectively measure the success and innovation of these interventions. It</text:span><text:span text:style-name="T337"><text:s/></text:span><text:span text:style-name="T338">is essential that DFID captures t</text:span><text:span text:style-name="T339">he impact that Namati’s knowledge products have had on the countries or communities of practice for which they are produced. Similarly, <text:s text:c="2"/>providing training and producing knowledge products are relatively low risk, highly scalable outputs. In reviewing the</text:span><text:span text:style-name="T340"><text:s/>logframe, DFID and Namati will need to agree how best to capture the overall impact of these outputs both at the community grass-roots level and in strengthening the field of legal empowerment at a strategic and global level.<text:s/></text:span></text:p>
            <text:p text:style-name="P341"><text:span text:style-name="T342">In relation to the issues su</text:span><text:span text:style-name="T343">rrounding the logframe, DFID and Namati also need to refine what constitutes a knowledge product as opposed to a research initiative or training resource owing to potential crossover with other indicators in the current logframes. Next year, we would like<text:s/></text:span><text:span text:style-name="T344">to see how Namati responds to the gaps that have been identified in the evidence review.<text:s/></text:span></text:p>
            <text:p text:style-name="P345"/>
            <text:p text:style-name="Normal"><text:span text:style-name="T346">Impact Weighting (%): 30%</text:span></text:p>
            <text:p text:style-name="Normal"><text:span text:style-name="T347">Revised since last Annual Review?<text:s/></text:span><text:span text:style-name="T348">Yes</text:span></text:p>
            <text:p text:style-name="P349"/>
            <text:p text:style-name="Normal"><text:span text:style-name="T350">Risk: <text:s/>Medium</text:span></text:p>
            <text:p text:style-name="Normal"><text:span text:style-name="T351">Revised since last Annual Review?<text:s/></text:span><text:span text:style-name="T352">No</text:span></text:p>
            <text:p text:style-name="P353"/>
          </table:table-cell>
        </table:table-row>
      </table:table>
      <text:p text:style-name="Normal"/>
      <text:p text:style-name="Normal"/>
      <table:table table:style-name="Table354">
        <table:table-columns>
          <table:table-column table:style-name="TableColumn355"/>
        </table:table-columns>
        <table:table-row table:style-name="TableRow356">
          <table:table-cell table:style-name="TableCell357">
            <text:p text:style-name="P358"><text:span text:style-name="T359">Output 2:<text:s/></text:span><text:span text:style-name="T360">Improved interconnectedness,<text:s/></text:span><text:span text:style-name="T361">knowledge sharing and access to programming and training resources for legal empowerment practitioners, donors, and policy makers. (described in Namati Oct 2012 logframe as Outcome 2)</text:span><text:span text:style-name="T362"><text:line-break/></text:span></text:p>
          </table:table-cell>
        </table:table-row>
        <table:table-row table:style-name="TableRow363">
          <table:table-cell table:style-name="TableCell364">
            <text:p text:style-name="P365"><text:span text:style-name="T366">Output 2 score and performance description: <text:s/>A +</text:span></text:p>
            <text:p text:style-name="P367"><text:span text:style-name="T368">Outputs moderately ex</text:span><text:span text:style-name="T369">ceeded expectation.</text:span></text:p>
          </table:table-cell>
        </table:table-row>
        <table:table-row table:style-name="TableRow370">
          <table:table-cell table:style-name="TableCell371">
            <text:p text:style-name="P372"><text:span text:style-name="T373">Progress against expected results:<text:s/></text:span></text:p>
            <text:list text:style-name="LFO4" text:continue-numbering="true">
              <text:list-item>
                <text:p text:style-name="P374"><text:span text:style-name="T375">Number of tool downloads:<text:s/></text:span></text:p>
                <text:list text:continue-numbering="true">
                  <text:list-item>
                    <text:p text:style-name="P376"><text:span text:style-name="T377">2013 Milestone:</text:span><text:span text:style-name="T378"><text:s/>650</text:span></text:p>
                  </text:list-item>
                  <text:list-item>
                    <text:p text:style-name="P379"><text:span text:style-name="T380">Actual:</text:span><text:span text:style-name="T381"><text:s/></text:span><text:span text:style-name="T382">2948</text:span></text:p>
                  </text:list-item>
                </text:list>
              </text:list-item>
            </text:list>
            <text:p text:style-name="P383"><text:span text:style-name="T384">Namati’s Tools Database is an open-source resource library that features materials and evidence on best practices in legal empowerment. <text:s/></text:span><text:span text:style-name="T385">Resources range from case intake forms, monitoring and evaluation tools, case studies, and examples of laws and policies relevant to legal empowerment practitioners.<text:s/></text:span><text:span text:style-name="T386">Namati’s building the world’s largest database of tools and evidence on legal empowerment.</text:span><text:span text:style-name="T387"><text:s text:c="3"/>Network members can contribute their own resources and rate the resources they use. <text:s/></text:span></text:p>
            <text:list text:style-name="LFO4" text:continue-numbering="true">
              <text:list-item>
                <text:p text:style-name="P388"><text:span text:style-name="T389">Over 1,130 downloads by network members were recorded in the past year. After the US and the UK, most users who download tools are located India, Kenya, and South Afri</text:span><text:span text:style-name="T390">ca.<text:s/></text:span></text:p>
              </text:list-item>
              <text:list-item>
                <text:p text:style-name="P391"><text:span text:style-name="T392">The most popular tools downloaded over the past year have been:</text:span></text:p>
                <text:list text:continue-numbering="true">
                  <text:list-item>
                    <text:p text:style-name="P393"><text:span text:style-name="T394">A guide produced by Network Guidance Committee member Stephen Golub, “Legal Empowerment Evaluation: An Initial Guide to Issues, Methods, and Impact.”</text:span></text:p>
                  </text:list-item>
                  <text:list-item>
                    <text:p text:style-name="P395"><text:span text:style-name="T396">Timap for Justice’s Case Management<text:s/></text:span><text:span text:style-name="T397">Form and Community Paralegal Manual</text:span></text:p>
                  </text:list-item>
                  <text:list-item>
                    <text:p text:style-name="P398"><text:span text:style-name="T399">Namati’s Community Guide to Protecting Community Lands and Resources, produced in partnership with the Sustainable Development Institute (Liberia)</text:span></text:p>
                  </text:list-item>
                </text:list>
              </text:list-item>
            </text:list>
            <text:p text:style-name="P400"/>
            <text:list text:style-name="LFO4" text:continue-numbering="true">
              <text:list-item>
                <text:p text:style-name="P401"><text:span text:style-name="T402">Number of returning visitors / visits</text:span></text:p>
                <text:list text:continue-numbering="true">
                  <text:list-item>
                    <text:p text:style-name="P403"><text:span text:style-name="T404">2013 Milestone:</text:span><text:span text:style-name="T405"><text:s/>3000 returning vis</text:span><text:span text:style-name="T406">itors / 2000 returning visits</text:span></text:p>
                  </text:list-item>
                  <text:list-item>
                    <text:p text:style-name="P407"><text:span text:style-name="T408">Actual:</text:span><text:span text:style-name="T409"><text:s/>8,295 returning visitors / 37,186 returning visits.</text:span></text:p>
                  </text:list-item>
                </text:list>
              </text:list-item>
            </text:list>
            <text:p text:style-name="P410"><text:span text:style-name="T411">In 2013</text:span><text:span text:style-name="T412">, over 24,000 unique visitors accessed the Namati website. Nearly half of all recorded visits were return visits. On average, people spent over 4 minutes on th</text:span><text:span text:style-name="T413">e website - indicating that they are reading content rather than simply passing through.<text:s/></text:span><text:span text:style-name="T414">The top twenty countries from which Namati’s site is accessed are: United States, India, United Kingdom, Kenya, Canada, Hungary, South Africa, Burma, Uganda, Australia</text:span><text:span text:style-name="T415">, Sierra Leone, Netherlands, Germany, Italy, Bangladesh, Nigeria, Switzerland, Indonesia, and Tanzania.<text:s/></text:span></text:p>
            <text:list text:style-name="LFO4" text:continue-numbering="true">
              <text:list-item>
                <text:p text:style-name="P416"><text:span text:style-name="T417">Number of legal empowerment organizations represented in the network</text:span></text:p>
                <text:list text:continue-numbering="true">
                  <text:list-item>
                    <text:p text:style-name="P418"><text:span text:style-name="T419">2013 Milestone:</text:span><text:span text:style-name="T420"><text:s/>300</text:span></text:p>
                  </text:list-item>
                  <text:list-item>
                    <text:p text:style-name="P421"><text:span text:style-name="T422">Actual:</text:span><text:span text:style-name="T423"><text:s/></text:span><text:span text:style-name="T424">300        <text:s/></text:span></text:p>
                  </text:list-item>
                </text:list>
              </text:list-item>
            </text:list>
            <text:p text:style-name="P425"><text:span text:style-name="T426">As of 2013, more than1600 people have reg</text:span><text:span text:style-name="T427">istered as members on the network’s online platform, representing 300 legal empowerment organizations or institutions around the world. <text:s/>Registered members hail from over 115 different countries.<text:s/></text:span></text:p>
            <text:list text:style-name="LFO4" text:continue-numbering="true">
              <text:list-item>
                <text:p text:style-name="P428"><text:span text:style-name="T429">Number of participants in network events &amp; GLEI capacity bu</text:span><text:span text:style-name="T430">ilding opportunities:<text:s/></text:span></text:p>
                <text:list text:continue-numbering="true">
                  <text:list-item>
                    <text:p text:style-name="P431"><text:span text:style-name="T432">2013 Milestone:</text:span><text:span text:style-name="T433"><text:s/>200</text:span></text:p>
                  </text:list-item>
                  <text:list-item>
                    <text:p text:style-name="P434"><text:span text:style-name="T435">Actual:</text:span><text:span text:style-name="T436"><text:s/></text:span><text:span text:style-name="T437">425        <text:s/></text:span></text:p>
                  </text:list-item>
                </text:list>
              </text:list-item>
            </text:list>
            <text:p text:style-name="P438"><text:span text:style-name="T439">Namati convenes a global network to foster dialogue, collaboration, and ultimately a stronger international movement for legal empowerment.</text:span><text:span text:style-name="T440"><text:s/>Since the formation of the network,</text:span><text:span text:style-name="T441"><text:s/>Namati has<text:s/></text:span><text:span text:style-name="T442">convened over 166 member organizations from 72 different countries at regional meetings in Dhaka, Kampala, Buenos Aires, Jakarta, Amman, Accra, Nairobi, and Cape Town.</text:span></text:p>
            <text:p text:style-name="P443"><text:span text:style-name="T444">These include six major international meetings or trainings since August 2012. Each meet</text:span><text:span text:style-name="T445">ing addressed areas in which network members had identified a strong need for guidance but a dearth of regional resources. Themes included: Health and Legal Empowerment; Strengthening Paralegal Programming in Gender-based Violence Cases; Legal Empowerment<text:s/></text:span><text:span text:style-name="T446">Methods for the Promotion of Socioeconomic Accountability; Community Land and Natural Resources Protection. <text:s/>Regional meetings took place in Latin America and South East Asia on legal empowerment and strengthening paralegal programming respectively.<text:s/></text:span></text:p>
            <text:p text:style-name="P447"/>
            <text:p text:style-name="P448"><text:span text:style-name="T449">At t</text:span><text:span text:style-name="T450">he African regional meeting in 2012, more than 50 organizations adopted the Kampala Declaration on Community Paralegals, which calls on governments to recognize paralegals and invest in the scale-up of paralegal services. The Declaration has been used by p</text:span><text:span text:style-name="T451">aralegal organizations to advocate for legal aid reforms in Zambia, South Africa, Tanzania, and Rwanda.</text:span></text:p>
            <text:p text:style-name="P452"><text:span text:style-name="T453">A Network Guidance Committee (NGC) composed of accomplished legal empowerment practitioners from around the world, forms the nucleus of the global netwo</text:span><text:span text:style-name="T454">rk. The NGC met in late 2013 to take stock of this past year's progress; set priorities and initiate a proposed work schedule for the network for the coming year and contribute to an ongoing dialogue on justice in the post-2015 development agenda.<text:s/></text:span><text:span text:style-name="T455">A number</text:span><text:span text:style-name="T456"><text:s/>of network members have stepped up to campaign for the inclusion of justice in the post-2015 agenda at their national level. Namati is supporting national partners in forming coalitions, preparing talking points, and devising advocacy strategies in Kenya,</text:span><text:span text:style-name="T457"><text:s/>India, and Argentina, and have begun coordinating with network members in several other countries identified as playing an influential role in the crafting of the post-2015 development framework.</text:span></text:p>
            <text:list text:style-name="LFO4" text:continue-numbering="true">
              <text:list-item>
                <text:p text:style-name="P458"><text:span text:style-name="T459">Number of tools in database and toolkits</text:span></text:p>
                <text:list text:continue-numbering="true">
                  <text:list-item>
                    <text:p text:style-name="P460"><text:span text:style-name="T461">2013 Milestone:</text:span><text:span text:style-name="T462"><text:s/>30</text:span><text:span text:style-name="T463">0</text:span></text:p>
                  </text:list-item>
                  <text:list-item>
                    <text:p text:style-name="P464"><text:span text:style-name="T465">Actual:</text:span><text:span text:style-name="T466"><text:s/></text:span><text:span text:style-name="T467">321        </text:span></text:p>
                  </text:list-item>
                </text:list>
              </text:list-item>
            </text:list>
            <text:p text:style-name="P468"><text:span text:style-name="T469">The website hosts the world’s largest database of tools and evidence on legal empowerment.<text:s/></text:span><text:span text:style-name="T470">As of December 2013, there were 321 tools available online. <text:s/>Namati is currently producing curated toolkits that highlight seminal tools in fiv</text:span><text:span text:style-name="T471">e areas: starting a paralegal program, monitoring and evaluation, legal aid legislation and recognition of community-based paralegals, community land protection, and strategies for handling cases related to gender-based violence.<text:s/></text:span><text:span text:style-name="T472">Namati also experimented w</text:span><text:span text:style-name="T473">ith a variety of methods for enhancing virtual collaboration. In 2013, Namati made refinements to an online multilingual platform that allows network members to share resources, including research, training materials, monitoring and evaluation tools, case<text:s/></text:span><text:span text:style-name="T474">management systems, and advocacy strategies.<text:s/></text:span></text:p>
            <text:p text:style-name="P475"><text:span text:style-name="T476">Recommendations: <text:s/></text:span></text:p>
            <text:p text:style-name="P477"><text:span text:style-name="T478">In August 2012, DFID recommended that Namati should continue to explore how best to make the Global Legal Empowerment Network a useful and interactive tool for discussion, sharing and dissemi</text:span><text:span text:style-name="T479">nation of best practice. Namati’s continued progress in encouraging knowledge exchange among network members, curating and developing useful legal empowerment tools, shows a continued commitment to this goal. The Network’s active and collaborative advocacy</text:span><text:span text:style-name="T480"><text:s/>for the inclusion of justice issues in the post 2015 discussions also demonstrates a growing sense of community.</text:span></text:p>
            <text:p text:style-name="P481"/>
            <text:p text:style-name="CommentText"><text:span text:style-name="T482">Clearly Namati are meeting previously untapped demand for knowledge and information on legal empowerment. <text:s/>However there is no evidence of<text:s/></text:span><text:span text:style-name="T483">how practitioners have used the tools and information Namati have provided. As users are able to rate the information they found, Namati should assess whether they found it to be of good quality as well as how it addressed their needs. <text:s/>Similarly, it would</text:span><text:span text:style-name="T484"><text:s/>be good to understand to what extent donors and partner countries are absorbing this knowledge and adopting legal empowerment methods. As a result, it is difficult to attribute results and impact against the milestone indicators beyond the figures reached</text:span><text:span text:style-name="T485">.<text:s/></text:span></text:p>
            <text:p text:style-name="P486"/>
            <text:p text:style-name="CommentText"><text:span text:style-name="T487">The revised indicators for this Output should include a greater degree of feedback from users on the tools that Namati is producing in order to get a sense of the impact these services are having on practitioners’ work. We will address this in our revi</text:span><text:span text:style-name="T488">sions to the logframe, and aim to have a finalised version by the end of March 2014.<text:s/></text:span></text:p>
            <text:p text:style-name="P489"/>
            <text:p text:style-name="P490"/>
            <text:p text:style-name="Normal"><text:span text:style-name="T491">Impact Weighting (%): 35</text:span></text:p>
            <text:p text:style-name="Normal"><text:span text:style-name="T492">Revised since last Annual Review?<text:s/></text:span><text:span text:style-name="T493">Yes</text:span></text:p>
            <text:p text:style-name="P494"/>
            <text:p text:style-name="Normal"><text:span text:style-name="T495">Risk: <text:s/>Medium</text:span></text:p>
            <text:p text:style-name="Normal"><text:span text:style-name="T496">Revised since last Annual Review?<text:s/></text:span><text:span text:style-name="T497">No</text:span></text:p>
            <text:p text:style-name="P498"/>
          </table:table-cell>
        </table:table-row>
      </table:table>
      <text:p text:style-name="Normal"/>
      <table:table table:style-name="Table499">
        <table:table-columns>
          <table:table-column table:style-name="TableColumn500"/>
        </table:table-columns>
        <table:table-row table:style-name="TableRow501">
          <table:table-cell table:style-name="TableCell502">
            <text:p text:style-name="P503"/>
            <text:p text:style-name="P504"/>
            <text:p text:style-name="P505"><text:span text:style-name="T506">Output 3:<text:s/></text:span><text:span text:style-name="T507">Greater and smarter investment in<text:s/></text:span><text:span text:style-name="T508">legal empowerment (described in Namati Oct 2012 logframe as Outcome 3)</text:span><text:span text:style-name="T509"><text:line-break/></text:span></text:p>
            <text:p text:style-name="P510"/>
          </table:table-cell>
        </table:table-row>
        <table:table-row table:style-name="TableRow511">
          <table:table-cell table:style-name="TableCell512">
            <text:p text:style-name="P513"><text:span text:style-name="T514">Output 3 score and performance description: <text:s/>A</text:span></text:p>
            <text:p text:style-name="P515"><text:span text:style-name="T516">Outputs met expectation.</text:span></text:p>
            <text:p text:style-name="P517"><text:span text:style-name="T518"><text:s/></text:span></text:p>
          </table:table-cell>
        </table:table-row>
        <table:table-row table:style-name="TableRow519">
          <table:table-cell table:style-name="TableCell520">
            <text:p text:style-name="P521"><text:span text:style-name="T522">Progress against expected results:<text:s/></text:span></text:p>
            <text:list text:style-name="LFO5" text:continue-numbering="true">
              <text:list-item>
                <text:p text:style-name="P523"><text:span text:style-name="T524">Percentage of engaged donors who report increased investment in legal<text:s/></text:span><text:span text:style-name="T525">empowerment</text:span></text:p>
                <text:list text:continue-numbering="true">
                  <text:list-item>
                    <text:p text:style-name="P526"><text:span text:style-name="T527">2013 Milestone:</text:span><text:span text:style-name="T528"> 20%</text:span></text:p>
                  </text:list-item>
                  <text:list-item>
                    <text:p text:style-name="P529"><text:span text:style-name="T530">Actual:</text:span><text:span text:style-name="T531"> </text:span><text:span text:style-name="T532">approximately 25%</text:span></text:p>
                  </text:list-item>
                </text:list>
              </text:list-item>
            </text:list>
            <text:p text:style-name="P533"><text:span text:style-name="T534">Namati have found the percentage of engaged donors who report increased investment in legal empowerment difficult to gauge because of a lack of firm baseline figures and incomplete or inconsistent s</text:span><text:span text:style-name="T535">elf-reporting by donors. However, informal exchanges of information indicate that more than 25% have taken on additional legal empowerment programming or have identified legal empowerment as a new priority. Given the difficulty of collating data on this in</text:span><text:span text:style-name="T536">dicator, DFID is content that there has been sufficient interest amongst engaged donors in increasing their investment in legal empowerment. For example, AusAid, UNDP, DFID, and OSF have committed to legal empowerment funding via the Global Legal Empowerme</text:span><text:span text:style-name="T537">nt Initiative whilst legal empowerment investment is consistently a high priority for Swiss International Development Cooperation Agency (SIDA).<text:s/></text:span></text:p>
            <text:p text:style-name="P538"/>
            <text:p text:style-name="Normal"><text:span text:style-name="T539">Number of OSF projects enhanced with respect to legal empowerment by consultation with GLEI</text:span></text:p>
            <text:list text:style-name="LFO5" text:continue-numbering="true">
              <text:list-item>
                <text:list>
                  <text:list-item>
                    <text:p text:style-name="P540"><text:span text:style-name="T541">2013 Milestone:</text:span><text:span text:style-name="T542"> 7</text:span></text:p>
                  </text:list-item>
                  <text:list-item>
                    <text:p text:style-name="P543"><text:span text:style-name="T544">Actual:</text:span><text:span text:style-name="T545"> 21</text:span></text:p>
                  </text:list-item>
                </text:list>
              </text:list-item>
            </text:list>
            <text:p text:style-name="P546"><text:span text:style-name="T547">Due to OSJI’s support and technical advice, OSF projects in Burma, Cambodia, China, Pakistan, Nepal, Ukraine, Indonesia, Czech Republic, Hungary, Macedonia, Tajikistan, Kazakhstan, Macedonia, Greece, and Kyrgyzstan, Sierra Leone, and Liberia, a</text:span><text:span text:style-name="T548">s well as projects of the Law and Health Initiative and the International Women’s Program now encompass legal empowerment programming. <text:s/></text:span></text:p>
            <text:p text:style-name="P549"><text:span text:style-name="T550">Namati worked with OSF to engage in direct advocacy with members of the High Level Panel (HLP) and the Office of the Se</text:span><text:span text:style-name="T551">cretary General; to produce factsheets about the role and impact of justice in development; and to host roundtables on legal empowerment at the final High Level Panel meeting in Bali, Indonesia. A number of GLEI’s policy asks relating to access to justice,</text:span><text:span text:style-name="T552"><text:s/>legal identity, access to information, participation, and land tenure were explicitly endorsed in the final report of the High Level Panel, laying solid groundwork for continued advocacy on the issue. Two of the HLP’s 12 illustrative goals feature rule of</text:span><text:span text:style-name="T553"><text:s/>law and justice issues. Targets for Goals 10 and 11 envision universal legal identity, ensuring “that people enjoy freedom of speech, association, peaceful protest and access to independent media and information”; increasing public participation in politi</text:span><text:span text:style-name="T554">cal processes; guaranteeing the public’s right to information and to access government data; reducing bribery and corruption; and ensuring that justice institutions are “accessible, independent, and well-resourced, and respect due-process rights; reducing<text:s/></text:span><text:span text:style-name="T555">external factors that lead to conflict, such as organized crime.</text:span></text:p>
            <text:list text:style-name="LFO5" text:continue-numbering="true">
              <text:list-item>
                <text:p text:style-name="P556"><text:span text:style-name="T557">Number of interested donor participants</text:span></text:p>
                <text:list text:continue-numbering="true">
                  <text:list-item>
                    <text:p text:style-name="P558"><text:span text:style-name="T559">2013 Milestone:<text:s/></text:span><text:span text:style-name="T560">10</text:span></text:p>
                  </text:list-item>
                  <text:list-item>
                    <text:p text:style-name="P561"><text:span text:style-name="T562">Actual: 12</text:span></text:p>
                  </text:list-item>
                </text:list>
              </text:list-item>
            </text:list>
            <text:p text:style-name="Normal"><text:span text:style-name="T563">In September 2013, OSF and DFID convened a meeting of 11 donors and policy makers, hosted by UNDP. Participants included<text:s/></text:span><text:span text:style-name="T564">the Ministry of Foreign Affairs; Ministry of Foreign Affairs, Denmark; DFID and DEFRA (UK); Ministry of Foreign Affairs, Sweden; Ministry of Foreign Affairs, Netherlands; GIZ; OSJI; Montpelier Foundation; Omidyar Network; UNDP; World Bank (with regrets fro</text:span><text:span text:style-name="T565">m AusAid and EuropeAid). The meeting aimed to strengthen the coherence and impact of efforts to increase access to justice for the poor, and proposed the establishment of a Policy Collaborative on Access to Justice and Legal Empowerment. The collaborative<text:s/></text:span><text:span text:style-name="T566">identified priorities in the following areas: (1) advocating for the inclusion of justice in the post-2015 development agenda, (2) establish a learning forum to share evidence, programming tools, and other resources, and (3) mapping research interests so a</text:span><text:span text:style-name="T567">s to coordinate on addressing gaps.</text:span></text:p>
            <text:p text:style-name="P568"/>
            <text:p text:style-name="Normal"><text:span text:style-name="T569">Namati engaged with the US Department of State and the US Mission to the United Nations on key advocacy priorities, including the promotion of legal empowerment within the post-2015 development agenda, the establishment</text:span><text:span text:style-name="T570"><text:s/>of a funding mechanism, the protection of community land rights, and supporting the scale-up of basic justice services.<text:s/></text:span></text:p>
            <text:list text:style-name="LFO5" text:continue-numbering="true">
              <text:list-item>
                <text:p text:style-name="P571"><text:span text:style-name="T572">Number of guidance documents distributed at the request of donor</text:span></text:p>
                <text:list text:continue-numbering="true">
                  <text:list-item>
                    <text:p text:style-name="P573"><text:span text:style-name="T574">2013 Milestone: </text:span><text:span text:style-name="T575">4</text:span></text:p>
                  </text:list-item>
                  <text:list-item>
                    <text:p text:style-name="P576"><text:span text:style-name="T577">Actual:</text:span><text:span text:style-name="T578"> </text:span><text:span text:style-name="T579">2</text:span></text:p>
                  </text:list-item>
                </text:list>
              </text:list-item>
            </text:list>
            <text:p text:style-name="P580"><text:span text:style-name="T581">Namati developed a background paper for<text:s/></text:span><text:span text:style-name="T582">UNDP’s Global Dialogue on Rule of Law in the Post-2015 Agenda, which outlined sample justice-related goals, targets, and indicators. A discussion note presented these proposals to the Network in an online consultation. Over 40 Network provided substantive<text:s/></text:span><text:span text:style-name="T583">feedback on the proposed goals. <text:s/></text:span><text:span text:style-name="T584">The results of the consultation informed an advocacy statement that will be endorsed by network members and launched at the meeting of the Open Working Group in 2014.</text:span></text:p>
            <text:p text:style-name="P585"><text:span text:style-name="T586">Namati also shared recommendations for supporting the fi</text:span><text:span text:style-name="T587">eld of legal empowerment with the U.S. State Department’s Bureau of Democracy, Human Rights, and Labor. OSJI is currently undertaking a survey of the resources donors have or desire, after which it will facilitate distribution of existing documents and ini</text:span><text:span text:style-name="T588">tiate development of guidance documents together.<text:s/></text:span></text:p>
            <text:list text:style-name="LFO5" text:continue-numbering="true">
              <text:list-item>
                <text:p text:style-name="P589"><text:span text:style-name="T590">Number of research initiatives brokered</text:span></text:p>
                <text:list text:continue-numbering="true">
                  <text:list-item>
                    <text:p text:style-name="P591"><text:span text:style-name="T592">2013 Milestone:<text:s/></text:span><text:span text:style-name="T593">4</text:span></text:p>
                  </text:list-item>
                  <text:list-item>
                    <text:p text:style-name="P594"><text:span text:style-name="T595">Actual:</text:span><text:span text:style-name="T596"> </text:span><text:span text:style-name="T597">43</text:span></text:p>
                  </text:list-item>
                </text:list>
              </text:list-item>
            </text:list>
            <text:p text:style-name="P598"><text:span text:style-name="T599">In March 2012, at the suggestion of a number of donors, Namati was commissioned to prepare a Legal Empowerment Evidence Review – a paper</text:span><text:span text:style-name="T600"><text:s/>on the state of the evidence of legal empowerment, analysing a wide-range of existing documentation on the impact of legal empowerment. Namati presented on the findings of the complete version to the donor group in November 2013, and will publish the pape</text:span><text:span text:style-name="T601">r in February 2014, in advance of next donor group meeting. <text:s/>In February Namati will also submit the paper for publication in a peer-reviewed journal. <text:s/>Publication has taken longer than Namati hoped, because of the decision to search for non-English studie</text:span><text:span text:style-name="T602">s, and because of a problem with coding data that was discovered during drafting, and that required re-coding of a third of the studies in the review. In 2014, Namati will also publish on the Network website an open source database of all studies and evalu</text:span><text:span text:style-name="T603">ations that were reviewed, so as to create a searchable, living collection of evidence going forward.</text:span></text:p>
            <text:p text:style-name="Normal"><text:span text:style-name="T604">In 2013, OSJI joined Mott foundation in supporting research with South African umbrella organisation Nadcao, on the cost effectiveness of South Africa’s c</text:span><text:span text:style-name="T605">ommunity advice office, at the request of the government which is considering financing them. Results will be available in 2014.</text:span></text:p>
            <text:p text:style-name="P606"/>
            <text:p text:style-name="Normal"><text:span text:style-name="T607">The World Bank Justice for the Poor program is evaluating Namati’s experiment in Sierra Leone that explores the potential syne</text:span><text:span text:style-name="T608">rgies between legal and social strategies for improving the accountability of healthcare services. <text:s/>The World Bank is using the qualitative case tracking method that Namati piloted in its 6-country study on paralegals.</text:span></text:p>
            <text:p text:style-name="P609"/>
            <text:p text:style-name="Normal"><text:span text:style-name="T610">The International Development Resear</text:span><text:span text:style-name="T611">ch Center issued a grant to cover joint research initiatives undertaken by four institutions, convened by Namati. IDRC will play an active role in designing and monitoring the various investigations undertaken by each of the partners.<text:s/></text:span></text:p>
            <text:p text:style-name="P612"/>
            <text:p text:style-name="Normal"><text:span text:style-name="T613">Namati helped to br</text:span><text:span text:style-name="T614">oker additional funding for a longitudinal randomized controlled trial of the impacts of community land protection from Cloudburst Development. One of the aims of Cloudburst’s investment is to ascertain from research findings whether community land protect</text:span><text:span text:style-name="T615">ion is a viable strategy that merits further USAID support.</text:span></text:p>
            <text:p text:style-name="P616"/>
            <text:p text:style-name="P617"/>
            <text:p text:style-name="P618"><text:span text:style-name="T619">Recommendations: <text:s/></text:span></text:p>
            <text:p text:style-name="P620"><text:span text:style-name="T621">In 2012, DFID noted,<text:s/></text:span><text:span text:style-name="T622">“The evidence review will help to develop a more structured research programme on the impacts on poverty reduction and broader development outcomes.<text:s/></text:span><text:span text:style-name="T623">Namati should consider how it can respond to the research gaps identified over the next two years.”<text:s/></text:span></text:p>
            <text:p text:style-name="P624"/>
            <text:p text:style-name="Normal"><text:span text:style-name="T625">Namati has targeted its research to address gaps identified in the evidence review. The review found little to no evidence on the impact of legal empowerm</text:span><text:span text:style-name="T626">ent efforts in repressive regimes—Namati developed a program in in Burma in part to contribute to filling that gap. The review also called for longitudinal studies, to examine longer-term impact. Namati aims to track all our efforts over time. <text:s/>For example</text:span><text:span text:style-name="T627">, Namati has embarked with colleagues from the University of Michigan on a 10-year, multi-country study of its work in community land protection. Finally, the review called for more evidence on the impact of community paralegals on development outcomes. <text:s/>N</text:span><text:span text:style-name="T628">amati is researching possible development impacts in several interventions, including citizenship, accountability of health services, and land. DFID need to understand better the evidence review that has been produced in order to assess its impact against<text:s/></text:span><text:span text:style-name="T629">the milestone indicator.<text:s/></text:span></text:p>
            <text:p text:style-name="P630"/>
            <text:p text:style-name="Normal"><text:span text:style-name="T631">Output 3 is jointly led by OSJI, and Namati are key contributors. OSJI’s leverage and advocacy are vital to changing donor behaviour and investments; however, Namati needs to consider how to liaise with OSJI to ensure that data i</text:span><text:span text:style-name="T632">s sufficiently captured in narrative reporting ahead of the Annual Review process. DFID is agreeable to discussing revisions to the logframe, however it is noted that capturing the information in these outputs should be achievable once a mechanism for repo</text:span><text:span text:style-name="T633">rting results between Namati and OSJI is formalised. DFID has previously recommended that Namati consider a Memorandum of Understanding with OSJI on this basis and this should be addressed over the next reporting year.</text:span></text:p>
            <text:p text:style-name="P634"/>
            <text:p text:style-name="Normal"><text:span text:style-name="T635">OSJI have requested to alter indicat</text:span><text:span text:style-name="T636">or 1 to include information on the work it has been undertaking to ensure<text:s/></text:span><text:span text:style-name="T637">legal empowerment and access to justice become an integral part of the post-2015 agenda. OSJI proposes the indicator should measure the number of governments who are making a contrib</text:span><text:span text:style-name="T638">ution to advocacy on getting legal empowerment into the new agenda. DFID is agreeable to this and alterations can be made during the logframe discussion that is required as a result of this review</text:span><text:span text:style-name="T639">.</text:span></text:p>
            <text:p text:style-name="P640"/>
            <text:p text:style-name="P641"/>
            <text:p text:style-name="P642"/>
            <text:p text:style-name="Normal"><text:span text:style-name="T643">Impact Weighting (%): 35%</text:span></text:p>
            <text:p text:style-name="Normal"><text:span text:style-name="T644">Revised since last Annual Rev</text:span><text:span text:style-name="T645">iew?</text:span><text:span text:style-name="T646"><text:s/>Yes</text:span></text:p>
            <text:p text:style-name="P647"/>
            <text:p text:style-name="Normal"><text:span text:style-name="T648">Risk: <text:s/>Medium</text:span></text:p>
            <text:p text:style-name="Normal"><text:span text:style-name="T649">Revised since last Annual Review?<text:s/></text:span><text:span text:style-name="T650">No</text:span></text:p>
            <text:p text:style-name="P651"/>
          </table:table-cell>
        </table:table-row>
        <table:table-row table:style-name="TableRow652">
          <table:table-cell table:style-name="TableCell653">
            <text:p text:style-name="P654"/>
          </table:table-cell>
        </table:table-row>
      </table:table>
      <text:p text:style-name="Normal"/>
      <text:h text:style-name="P655" text:outline-level="2">Section B: Results and Value for Money.</text:h>
      <text:p text:style-name="Normal"/>
      <table:table table:style-name="Table656">
        <table:table-columns>
          <table:table-column table:style-name="TableColumn657"/>
        </table:table-columns>
        <table:table-row table:style-name="TableRow658">
          <table:table-cell table:style-name="TableCell659">
            <text:h text:style-name="Heading2" text:outline-level="2"><text:span text:style-name="T660">1. <text:s/>Progress and results</text:span></text:h>
          </table:table-cell>
        </table:table-row>
        <table:table-row table:style-name="TableRow661">
          <table:table-cell table:style-name="TableCell662">
            <text:h text:style-name="P663" text:outline-level="2"/>
          </table:table-cell>
        </table:table-row>
        <table:table-row table:style-name="TableRow664">
          <table:table-cell table:style-name="TableCell665">
            <text:p text:style-name="P666"><text:span text:style-name="T667">1.1 Has the logframe been updated since last review? <text:s/></text:span></text:p>
            <text:p text:style-name="P668"><text:span text:style-name="T669">Yes - the logframe was updated in October 2012 and November 2012.<text:s/></text:span><text:span text:style-name="T670">Owing to changes in personnel in DFID, Namati has been working towards the outputs it proposed under the October 2012 logframe. The milestones for the different logframes are reinforcing, however, the logframe will need to be revised again to meet both DFI</text:span><text:span text:style-name="T671">D corporate requirements, and to match Namati’s areas of operation. A review of the logframe will take place in mid-February, with a final version approved at senior level in DFID and agreed with Namati by the end of February.</text:span><text:span text:style-name="T672"><text:line-break/></text:span></text:p>
            <text:p text:style-name="P673"/>
            <text:p text:style-name="P674"><text:span text:style-name="T675">1.2 <text:s/>Overall Output Score a</text:span><text:span text:style-name="T676">nd Description: <text:s/></text:span></text:p>
            <text:p text:style-name="P677"><text:span text:style-name="T678">The overall output score is <text:s/></text:span><text:span text:style-name="T679">A</text:span></text:p>
            <text:p text:style-name="P680"><text:span text:style-name="T681">In most areas, results are significantly better than expected. Namati surpassed almost all projected 2013 milestones. These include, for example, the number of civil society organizations that were trained<text:s/></text:span><text:span text:style-name="T682">in, advised on, or adopting Namati models or methods, rates of website usage and network membership, and the number of knowledge products produced or translated. However, it is difficult to attribute the overall impact of Namati’s work at both the communit</text:span><text:span text:style-name="T683">y grass-roots level and also the global level. The indicators by which DFID and Namati are measuring the success of their work in the current logframes will be investigated and amended where necessary. This will be done in order to capture how Namati’s int</text:span><text:span text:style-name="T684">erventions are serving the communities it assists; the impact that Namati is having on the overall field of research; as well as the results attributable to investments in legal empowerment initiatives.</text:span></text:p>
            <text:p text:style-name="P685"><text:span text:style-name="T686">1.3 <text:s/>Direct feedback from beneficiaries</text:span></text:p>
            <text:p text:style-name="P687"/>
            <text:p text:style-name="P688"><text:span text:style-name="T689">-Citizenship</text:span><text:span text:style-name="T690">-</text:span><text:span text:style-name="T691"><text:line-break/></text:span></text:p>
            <text:list text:style-name="LFO6" text:continue-numbering="true">
              <text:list-item>
                <text:p text:style-name="P692"><text:span text:style-name="T693">Yusuf Mahmoud, 19 years old, Resident of Mako’ngeni in Kibera: For three months Yusuf tried to get through the birth certificate application process on his own. He repeatedly went to the relevant government office in order to submit his application – ea</text:span><text:span text:style-name="T694">ch attempt was met with more requests from the officials for additional documents - the officials may have made the process more difficult in order to increase their chances of a bribe. He finally received a birth certificate with the assistance of a paral</text:span><text:span text:style-name="T695">egal, trained by Namati. “It was the happiest day” – Yusuf plans to apply for a passport and also wants to search for new work and feels this additional documentation will help him get a good job.<text:s/></text:span></text:p>
              </text:list-item>
            </text:list>
            <text:p text:style-name="P696"/>
            <text:p text:style-name="P697"><text:span text:style-name="T698">-Essential Services-</text:span></text:p>
            <text:p text:style-name="P699"/>
            <text:list text:style-name="LFO6" text:continue-numbering="true">
              <text:list-item>
                <text:p text:style-name="P700"><text:span text:style-name="T701"><text:s/>“The</text:span><text:span text:style-name="T702"><text:s/></text:span><text:span text:style-name="T703">community and</text:span><text:span text:style-name="T704"><text:s/></text:span><text:span text:style-name="T705">hospital</text:span><text:span text:style-name="T706"><text:s/></text:span><text:span text:style-name="T707">relati</text:span><text:span text:style-name="T708">onship</text:span><text:span text:style-name="T709"><text:s/></text:span><text:span text:style-name="T710">greatly improved</text:span><text:span text:style-name="T711"><text:s/></text:span><text:span text:style-name="T712">after the start</text:span><text:span text:style-name="T713"><text:s/></text:span><text:span text:style-name="T714">of this project</text:span><text:span text:style-name="T715">. <text:s/></text:span><text:span text:style-name="T716">Now the people</text:span><text:span text:style-name="T717"><text:s/></text:span><text:span text:style-name="T718">of this community</text:span><text:span text:style-name="T719"><text:s/></text:span><text:span text:style-name="T720">know</text:span><text:span text:style-name="T721"><text:s/>how to<text:s/></text:span><text:span text:style-name="T722">claim their</text:span><text:span text:style-name="T723"><text:s/></text:span><text:span text:style-name="T724">rights</text:span><text:span text:style-name="T725">. <text:s/></text:span><text:span text:style-name="T726">Before</text:span><text:span text:style-name="T727"><text:s/></text:span><text:span text:style-name="T728">it was impossible to</text:span><text:span text:style-name="T729"><text:s/></text:span><text:span text:style-name="T730">complain.</text:span><text:span text:style-name="T731"><text:s/></text:span><text:span text:style-name="T732">There was no</text:span><text:span text:style-name="T733"><text:s/></text:span><text:span text:style-name="T734">room for it.” - Traditional authority, Changalane</text:span></text:p>
              </text:list-item>
            </text:list>
            <text:p text:style-name="P735"><text:span text:style-name="T736"><text:s/></text:span></text:p>
            <text:p text:style-name="P737"/>
            <text:p text:style-name="P738"><text:span text:style-name="T739">-Environmental Justice-</text:span></text:p>
            <text:p text:style-name="P740"/>
            <text:list text:style-name="LFO6" text:continue-numbering="true">
              <text:list-item>
                <text:p text:style-name="P741"><text:span text:style-name="T742">Since Namati started work in India, we have received feedback from government officials at the Fisheries Department in Uttara Kannada and the Gujarat Pollution Control Board. Officials from these departments have participated in community meetings organize</text:span><text:span text:style-name="T743">d by Namati, have described our interventions as “valuable” and are willing to advance our reports and advocacy points through their offices.<text:s/></text:span></text:p>
              </text:list-item>
            </text:list>
            <text:p text:style-name="P744"/>
            <text:p text:style-name="P745"><text:span text:style-name="T746">-Global Network-</text:span></text:p>
            <text:p text:style-name="P747"/>
            <text:list text:style-name="LFO6" text:continue-numbering="true">
              <text:list-item>
                <text:p text:style-name="P748"><text:span text:style-name="T749">At the Latin American Regional Meeting on Legal Empowerment, a majority of participants found<text:s/></text:span><text:span text:style-name="T750">the content of the training to be “very useful” (5/21) or “extremely useful” (13/21). The momentum generated at the meeting resulted in the formal establishment of a regional sub-network for legal empowerment.</text:span></text:p>
              </text:list-item>
            </text:list>
            <text:p text:style-name="P751"/>
            <text:list text:style-name="LFO6" text:continue-numbering="true">
              <text:list-item>
                <text:p text:style-name="P752"><text:span text:style-name="T753">At the training on gender-based violence for<text:s/></text:span><text:span text:style-name="T754">paralegal programs in Africa, pre-tests and post-tests were administered to measure participants’ understanding of strategies for addressing cases of gender-based violence.<text:s/></text:span></text:p>
                <text:list text:continue-numbering="true">
                  <text:list-item>
                    <text:p text:style-name="P755"><text:span text:style-name="T756">Overall, the average pre-test mark for participants who attended the training in f</text:span><text:span text:style-name="T757">ull was 26% and the average post-test mark was 51%.</text:span></text:p>
                  </text:list-item>
                  <text:list-item>
                    <text:p text:style-name="P758"><text:span text:style-name="T759">The participant who demonstrated the most improvement scored 34% initially and 77% after the training.</text:span></text:p>
                  </text:list-item>
                </text:list>
              </text:list-item>
            </text:list>
            <text:p text:style-name="P760"/>
            <text:p text:style-name="Normal"><text:span text:style-name="T761">-Direct Feedback from UNDP on the Global Network</text:span></text:p>
            <text:p text:style-name="P762"/>
            <text:list text:style-name="LFO5" text:continue-numbering="true">
              <text:list-item>
                <text:p text:style-name="P763"><text:span text:style-name="T764">UNDP praised Namati’s ability to forge<text:s/></text:span><text:span text:style-name="T765">relationships with like-mind NGOs<text:s/></text:span></text:p>
              </text:list-item>
              <text:list-item>
                <text:p text:style-name="P766"><text:span text:style-name="T767">Reflections included the need for a clearer vision on what exactly Namati wants to achieve through developing a strategy of work that defines the role of the secretariat, and that of the members of the guidance committee.</text:span><text:span text:style-name="T768"><text:s/>Namati should align its strategy to these roles within its regional workshops and events to avoid a discussion on legal empowerment in general terms and to better focus attention on what Namati aims to achieve.<text:s/></text:span></text:p>
              </text:list-item>
            </text:list>
            <text:p text:style-name="P769"/>
          </table:table-cell>
        </table:table-row>
        <table:table-row table:style-name="TableRow770">
          <table:table-cell table:style-name="TableCell771">
            <text:p text:style-name="P772"><text:span text:style-name="T773">1.4 <text:s/>Summary of overall progress</text:span></text:p>
            <text:p text:style-name="P774"><text:span text:style-name="T775">GLEI has</text:span><text:span text:style-name="T776"><text:s/>had a productive second year. The global network almost doubled in size, and substantially more network members benefitted from capacity-building and dialogue-enhancing opportunities in 2013. Namati also published a variety of resources that explain and a</text:span><text:span text:style-name="T777">nalyse their models and methods. In partnership with both government and civil society, Namati has succeeded in replicating and scaling up these models in several countries.</text:span></text:p>
            <text:p text:style-name="P778"/>
          </table:table-cell>
        </table:table-row>
        <table:table-row table:style-name="TableRow779">
          <table:table-cell table:style-name="TableCell780">
            <text:p text:style-name="P781"><text:span text:style-name="T782">1.5</text:span><text:span text:style-name="T783"><text:s text:c="2"/></text:span><text:span text:style-name="T784">Key challenges</text:span></text:p>
            <text:p text:style-name="P785"><text:span text:style-name="T786">An important programme management challenge in conducting<text:s/></text:span><text:span text:style-name="T787">the review of progress against anticipated results this reporting year was having two different versions of the logframe. <text:s/>Despite this DFID is satisfied that results against the logframe approved in DFID at senior level in November 2012 have been met.<text:s/></text:span></text:p>
            <text:p text:style-name="P788"><text:span text:style-name="T789">Th</text:span><text:span text:style-name="T790">e logframe will be reviewed and revised with Namati <text:s/>by <text:s/>the end of March following this Annual Review, to ensure that:</text:span></text:p>
            <text:list text:style-name="LFO7" text:continue-numbering="true">
              <text:list-item>
                <text:p text:style-name="P791"><text:span text:style-name="T792"><text:s/>The logframe captures the outcomes/impact of Namati’s work sufficiently, as well as activities;</text:span></text:p>
              </text:list-item>
              <text:list-item>
                <text:p text:style-name="P793"><text:span text:style-name="T794">The indicators are sufficiently rigorou</text:span><text:span text:style-name="T795">s and challenging;</text:span></text:p>
              </text:list-item>
              <text:list-item>
                <text:p text:style-name="P796"><text:span text:style-name="T797">The outputs are framed in such a way that Namati is accountable for their delivery;</text:span></text:p>
              </text:list-item>
              <text:list-item>
                <text:p text:style-name="P798"><text:span text:style-name="T799">The logframe reflects DFID corporate requirements in relation to Outcomes and Outputs, is aligned with DFID’s priorities; and<text:s/></text:span></text:p>
              </text:list-item>
              <text:list-item>
                <text:p text:style-name="P800"><text:span text:style-name="T801">The logframe accurately re</text:span><text:span text:style-name="T802">flects Namati’s areas of operation against its new workplan.<text:s/></text:span></text:p>
              </text:list-item>
            </text:list>
            <text:p text:style-name="P803"><text:span text:style-name="T804">2012 DFID Recommendation: “As described, some aspects of the original workplan have not been completed as expected in Year 1. For example, joint research with International Women’s Partnership f</text:span><text:span text:style-name="T805">or Peace and Justice (IWP) on the gendered impact of legal empowerment has been on hold awaiting funding from IWP; international pro bono and crowd-sourcing proposals are also on hold. Conversely, opportunities for pilot interventions have been identified<text:s/></text:span><text:span text:style-name="T806">in Bangladesh, Kenya and Nepal. <text:s/>I appreciate that any new initiative needs some degree of opportunism and related flexibility in the workplan. However, GLEI should consolidate the workplan for Years 2 and 3, to ensure that there is sufficient capacity to<text:s/></text:span><text:span text:style-name="T807">deliver the key outputs.”</text:span></text:p>
            <text:p text:style-name="P808"><text:span text:style-name="T809">In September 2012, Namati revisited and consolidated its workplan, with the aim of more effectively leveraging our resources in pursuit of its mission. All its work now falls under five primary themes, for which Namati has develop</text:span><text:span text:style-name="T810">ed both an overarching vision and distinct targets and goals. A further challenge is balancing country-level innovation with global evidence gathering, networking and influencing. In 2014, DFID would like to discuss the workplan, ensuring that it responds<text:s/></text:span><text:span text:style-name="T811">to the evidence priorities set out in the evidence review and in the donor policy collaborative.</text:span></text:p>
            <text:p text:style-name="P812"/>
            <text:p text:style-name="P813"><text:span text:style-name="T814">2012 DFID Recommendation: “</text:span><text:span text:style-name="T815">Technical support:<text:s/></text:span><text:span text:style-name="T816">In Year 1, GLEI has provided technical support to several organisations and is providing research capacity for a</text:span><text:span text:style-name="T817"><text:s/>group of donors. However, the business case stated that GLEI would provide technical assistance to DFID programmes. We would like to encourage greater engagement and technical assistance to DFID programmes directly, on issues related to implementation, ev</text:span><text:span text:style-name="T818">aluation and research. The Security &amp; Justice team will need to actively explore opportunities in other countries such as Nepal, Bangladesh, Ethiopia and Nigeria.”</text:span></text:p>
            <text:p text:style-name="P819"/>
            <text:p text:style-name="P820"><text:span text:style-name="T821">Namati’s collaboration directly with DFID in country is growing, but Namati has requested i</text:span><text:span text:style-name="T822">ncreased support from DFID in London in making contact with country offices. In Sierra Leone, Namati’s team leader serves on the steering committee for a multi-year DFID-supported justice reform project. <text:s/>Namati is also implementing a large portion of the<text:s/></text:span><text:span text:style-name="T823">project’s work on community justice services. <text:s text:c="2"/>In Mozambique, Namati had several meetings with DFID staff and hopes to collaborate in 2014. <text:s/>In Burma, Namati advised and collaborated with Pyoe Pin, DFID’s civil society strengthening program. The DFID-fund</text:span><text:span text:style-name="T824">ed Community Legal Services Project in In Bangladesh, The DFID-funded Community Legal Services Project drew on Namati’s data collection tools for paralegals in developing similar tools for Bangladesh paralegal organizations. The project also invited Namati</text:span><text:span text:style-name="T825"><text:s/>to speak at a national meeting on access to justice it’s convening in Dhaka in February 2014.</text:span></text:p>
            <text:p text:style-name="P826"/>
            <text:p text:style-name="P827"/>
            <text:p text:style-name="P828"><text:span text:style-name="T829">In 2012, Namati CEO Vivek Maru presented at DFID’s inter-ministerial advisory group and gave a talk for DFID staff. <text:s/>Iris Krebber invited Vivek and Program Dir</text:span><text:span text:style-name="T830">ector Rachael Knight to present on land protection work in 2014 to DFID staff, and to the land donor group that DFID convenes. <text:s/>Namati has applied with Oxfam for a DFID innovation grant to support adaptation of its community land protection model in two ne</text:span><text:span text:style-name="T831">w countries. <text:s/>Namati has also coordinated with DFID on post-2015 advocacy. This work demonstrates that Namati has established itself as a source of expertise and excellence. evidence</text:span></text:p>
            <text:p text:style-name="P832"/>
            <text:p text:style-name="P833"><text:span text:style-name="T834">2012 DFID Recommendation: “Capacity: Namati is a new organisation, with<text:s/></text:span><text:span text:style-name="T835">good organisational capacity and governance structures. However, it will need to continue to establish itself and ensure that it has the right systems and capacity to fulfil an ambitious vision and associated workplan. In particular, it needs a mixed skill</text:span><text:span text:style-name="T836"><text:s/>set to deliver both research and a diverse portfolio of pilot interventions. Some initiatives are already well established such as primary justice services in Sierra Leone. However, new pilots will be more demanding, so will need to be thoroughly consider</text:span><text:span text:style-name="T837">ed.”</text:span></text:p>
            <text:p text:style-name="P838"><text:span text:style-name="T839">Namati achieved progress in a number of organizational capacity and management areas in 2013. It now has a global staff of over 25 individuals and partnerships with over 12 organizations in eight countries, surpassing original projections. Recent hire</text:span><text:span text:style-name="T840">s have strengthened its core financial and administrative capacity. In addition, Namati maintains contractual relationships with several outside consultants for technical assistance in program areas, including website development and monitoring and evaluat</text:span><text:span text:style-name="T841">ion. Namati has Board-approved personnel policies, conducted a market evaluation to inform salary recommendations and contracted with several vendors to offer employees a competitive and comprehensive benefits package.<text:s/></text:span></text:p>
            <text:p text:style-name="P842"><text:span text:style-name="T843"><text:line-break/></text:span><text:span text:style-name="T844">2012 DFID Recommendation: “OSI’s<text:s/></text:span><text:span text:style-name="T845">role: GLEI will continue to be led jointly by OSI and Namati. The intention is for Open Society Institute (OSI) to lead on donor coordination and activities with other Open Society Foundation (OSF) network members, and to contribute to the network and evid</text:span><text:span text:style-name="T846">ence gathering where appropriate. The partnership with OSI will need to be well defined, to make sure that the division of labour is strategic, making the most of OSI’s profile and size. OSI and Namati are drawing up a memorandum of understanding to respon</text:span><text:span text:style-name="T847">d to these concerns.”</text:span></text:p>
            <text:p text:style-name="P848"><text:span text:style-name="T849">In January 2013, Namati and OSI met to collaboratively define the nature of their partnership. Both parties discussed and agreed on complementary geographic and thematic areas of focus. A follow-up planning session is scheduled for Fe</text:span><text:span text:style-name="T850">bruary 2014, to account for OSF’s recent global strategy-setting process. Namati and OSI will also seek to develop a more systematic approach to data-sharing so as to enhance accountability and coordination. The parties will also clarify goals and timeline</text:span><text:span text:style-name="T851">s relating to the joint Justice 2015 campaign, to improve the impact of their advocacy. .</text:span><text:span text:style-name="T852"><text:line-break/></text:span></text:p>
            <text:p text:style-name="P853"><text:span text:style-name="T854">2012 DFID Recommendation: “Funding: The main funders of GLEI and now Namati are OSI, DFID, and AusAid. OSI have committed to matching all funding (from between 30-50</text:span><text:span text:style-name="T855">%). Namati will need to find other sources of funding, particularly as the AusAid funding is coming to an end.”</text:span></text:p>
            <text:p text:style-name="P856"><text:span text:style-name="T857">Namati is diversifying its funding base. In addition to core support from DFID, OSF, AusAid, Echo Street Foundation, and Yolo Foundation, Namati</text:span><text:span text:style-name="T858"><text:s/>attracts grants to support specific projects. A fraction of all project-specific grants are reserved for core operational costs. <text:s/>Funding sources include UNDP, Wellspring Advisors, the International Development Research Center, the American Jewish World S</text:span><text:span text:style-name="T859">ervice, DAI, Echo Street Foundation, the Yolo Foundation, Humanity United, and a range of private donors.<text:s/></text:span><text:span text:style-name="T860"><text:s text:c="2"/></text:span><text:span text:style-name="T861">The Echo Street and Yolo foundation grants were untied core support. <text:s/>All the grants included a fraction for core operational costs.</text:span></text:p>
          </table:table-cell>
        </table:table-row>
        <table:table-row table:style-name="TableRow862">
          <table:table-cell table:style-name="TableCell863">
            <text:p text:style-name="P864"><text:span text:style-name="T865">1.6 <text:s/>Annual Ou</text:span><text:span text:style-name="T866">tcome Assessment</text:span></text:p>
            <text:p text:style-name="P867"><text:span text:style-name="T868">In Year 2, GLEI made significant progress towards a better understanding of the impacts of legal empowerment and the most effective mechanisms for achieving them. <text:s/>Namati’s models are being monitored, researched, and tested in a variety of</text:span><text:span text:style-name="T869"><text:s/>contexts, with a variety of partners. Data and learning from grassroots experimentation have been shared across a wide range of practitioners in diverse formats, from academic articles to low-literacy community guides. Through global network programming,<text:s/></text:span><text:span text:style-name="T870">Namati has built the capacity of network members to monitor their work and gather greater and more reliable impact evidence.</text:span></text:p>
            <text:p text:style-name="P871"><text:span text:style-name="T872">A key challenge going forwards will be showing how increased evidence and learning is actually influencing policy change at the nat</text:span><text:span text:style-name="T873">ional level and at the international level. Over the next year, Namati should focus on how its work at grass-roots level and their reconfigured workplan are facilitating and enhancing the overall strategic impact anticipated from this programme.<text:s/></text:span></text:p>
            <text:p text:style-name="P874"/>
          </table:table-cell>
        </table:table-row>
      </table:table>
      <text:p text:style-name="Normal"/>
      <text:p text:style-name="Normal"/>
      <text:p text:style-name="Normal"/>
      <text:p text:style-name="Normal"/>
      <table:table table:style-name="Table875">
        <table:table-columns>
          <table:table-column table:style-name="TableColumn876"/>
        </table:table-columns>
        <table:table-row table:style-name="TableRow877">
          <table:table-cell table:style-name="TableCell878">
            <text:h text:style-name="Heading2" text:outline-level="2"><text:span text:style-name="T879">2.<text:s/></text:span><text:span text:style-name="T880"><text:s/>Costs and timescale</text:span></text:h>
          </table:table-cell>
        </table:table-row>
        <table:table-row table:style-name="TableRow881">
          <table:table-cell table:style-name="TableCell882">
            <text:p text:style-name="P883"><text:span text:style-name="T884">2.1 <text:s/>Is the project on-track against financial forecasts: <text:s/></text:span></text:p>
            <text:p text:style-name="P885"><text:span text:style-name="T886">Yes. Namati is paid in advance with quarterly financial disbursements set out in the DFID Accountable Grant. All request for funds give detailed information on anticipated ex</text:span><text:span text:style-name="T887">penditure and the forecast financial disbursements match the figures set out in the Accountable Grant.</text:span></text:p>
            <text:p text:style-name="P888"/>
            <text:p text:style-name="P889"/>
            <text:p text:style-name="Normal"><text:span text:style-name="T890">2.2 <text:s/>Key cost drivers<text:s/></text:span></text:p>
            <text:p text:style-name="P891"/>
            <text:p text:style-name="Normal"><text:span text:style-name="T892">Primary costs supported by the DFID grant include costs associated with meetings of the Global Legal Empowerment Network and<text:s/></text:span><text:span text:style-name="T893">Network Guidance Committee, grants provided to Namati’s in-country partners, and personnel and travel costs for Namati staff.</text:span></text:p>
            <text:p text:style-name="P894"><text:span text:style-name="T895">2.3 <text:s/>Is the project on-track against original timescale: <text:s/></text:span></text:p>
            <text:p text:style-name="P896"><text:span text:style-name="T897">Yes.<text:s/></text:span></text:p>
            <text:p text:style-name="P898"/>
          </table:table-cell>
        </table:table-row>
      </table:table>
      <text:p text:style-name="Normal"/>
      <text:p text:style-name="Normal"/>
      <table:table table:style-name="Table899">
        <table:table-columns>
          <table:table-column table:style-name="TableColumn900"/>
        </table:table-columns>
        <table:table-row table:style-name="TableRow901">
          <table:table-cell table:style-name="TableCell902">
            <text:h text:style-name="Heading2" text:outline-level="2"><text:span text:style-name="T903">3. <text:s/>Evidence and Evaluation</text:span></text:h>
          </table:table-cell>
        </table:table-row>
        <table:table-row table:style-name="TableRow904">
          <table:table-cell table:style-name="TableCell905">
            <text:p text:style-name="P906"><text:span text:style-name="T907">3.1 <text:s/>Assess any changes in<text:s/></text:span><text:span text:style-name="T908">evidence and implications for the project</text:span></text:p>
            <text:p text:style-name="P909"/>
            <text:p text:style-name="P910"><text:span text:style-name="T911">During the review and consolidation of Namati’s work-plan, Namati revised unrealistic targets. For example, instead of undertaking joint research with IWP, Namati conducted a more practical training workshop on ge</text:span><text:span text:style-name="T912">nder-based violence for African paralegal programs, and is currently supporting these organizations’ efforts to implement lessons learned at the workshop into their daily programming. Namati adjusted the pace of the launch schedule for citizenship interven</text:span><text:span text:style-name="T913">tions in Bangladesh, Kenya, and Nepal, which are now all operational. Full scoping of crowd-sourcing and private social enterprise options led to a re-prioritization of these activities. In light of the complex legal, technical, and financial obstacles inv</text:span><text:span text:style-name="T914">olved, Namati shifted its focus from crowdsourcing for network members to developing a base of small donors for Namati’s work. Namati continues to explore avenues for micro-philanthropy for network members as well as social enterprise. Should workable solu</text:span><text:span text:style-name="T915">tions arise, it will reintroduce these initiatives to its work.<text:s/></text:span></text:p>
            <text:p text:style-name="P916"/>
            <text:p text:style-name="P917"><text:span text:style-name="T918">3.2 Where</text:span><text:span text:style-name="T919"><text:s/>an evaluation is planned what progress has been made?</text:span></text:p>
            <text:p text:style-name="P920"><text:span text:style-name="T921">N/A</text:span></text:p>
            <text:p text:style-name="P922"/>
            <text:p text:style-name="P923"/>
          </table:table-cell>
        </table:table-row>
      </table:table>
      <text:p text:style-name="Normal"/>
      <text:p text:style-name="Normal"/>
      <text:p text:style-name="Normal"/>
      <text:p text:style-name="Normal"/>
      <text:p text:style-name="Normal"/>
      <table:table table:style-name="Table924">
        <table:table-columns>
          <table:table-column table:style-name="TableColumn925"/>
        </table:table-columns>
        <table:table-row table:style-name="TableRow926">
          <table:table-cell table:style-name="TableCell927">
            <text:h text:style-name="Heading2" text:outline-level="2"><text:span text:style-name="T928">4. <text:s/>Risk</text:span></text:h>
          </table:table-cell>
        </table:table-row>
        <table:table-row table:style-name="TableRow929">
          <table:table-cell table:style-name="TableCell930">
            <text:p text:style-name="P931"><text:span text:style-name="T932">4.1 <text:s/>Output Risk Rating: <text:s/>Medium</text:span></text:p>
            <text:p text:style-name="P933"/>
            <text:p text:style-name="Normal"><text:span text:style-name="T934">Namati are proving to be reliable and effective in achieving outputs<text:s/></text:span><text:span text:style-name="T935">against the logframe as well as in their ability to clearly demonstrate value for money. However, Namati is a relatively new organisation that is still establishing itself and the risks below indicate the continued relevance of the current risk rating.</text:span></text:p>
            <text:p text:style-name="P936"/>
            <text:p text:style-name="P937"/>
            <text:p text:style-name="P938"/>
            <text:p text:style-name="Normal"><text:span text:style-name="T939">4.2 <text:s/>Assessment of the risk level</text:span></text:p>
            <text:p text:style-name="P940"/>
            <text:p text:style-name="P941"/>
            <text:p text:style-name="P942"><text:span text:style-name="T943">The overall risk rating is Medium. The following risks were originally identified and mitigated against:</text:span></text:p>
            <text:p text:style-name="P944"/>
            <text:list text:style-name="LFO8" text:continue-numbering="true">
              <text:list-item>
                <text:p text:style-name="P945"><text:span text:style-name="T946">The profile of GLEI remains limited and legal empowerment approaches continue to be neglected.</text:span><text:span text:style-name="T947"><text:s/>GLEI and Namati hav</text:span><text:span text:style-name="T948">e raised their profile through media outputs and coverage, as well as growth of the Network; wide dissemination of research and best practice tools; a diverse portfolio of pilots; engagement with a wide group of donors at both working and political level.<text:s/></text:span><text:span text:style-name="T949">The Justice 2015 campaign in particular has attracted global and high-level attention to GLEI and the crucial role of legal empowerment in achieving development outcomes.<text:s/></text:span></text:p>
              </text:list-item>
            </text:list>
            <text:p text:style-name="P950"/>
            <text:list text:style-name="LFO8" text:continue-numbering="true">
              <text:list-item>
                <text:p text:style-name="P951"><text:span text:style-name="T952">The legal empowerment approach may encounter resistance from national governments a</text:span><text:span text:style-name="T953">nd donors focused exclusively on state justice provision.<text:s/></text:span><text:span text:style-name="T954">GLEI has made clear that legal empowerment is not exclusively about civil society initiatives, but also state-led approaches which increase people’s understanding of the law and their rights. In its</text:span><text:span text:style-name="T955"><text:s/>innovative country-level interventions, Namati has demonstrated a clear capacity to build positive relationships with government actors engaged in state justice provision.<text:s/></text:span></text:p>
              </text:list-item>
            </text:list>
            <text:p text:style-name="P956"/>
            <text:list text:style-name="LFO8" text:continue-numbering="true">
              <text:list-item>
                <text:p text:style-name="P957"><text:span text:style-name="T958">The initiative may prove financially unsustainable.</text:span><text:span text:style-name="T959"><text:s/>To date, GLEI has had suffici</text:span><text:span text:style-name="T960">ent funding, with both OSI and DFID committing multi-annual funding. OSI has committed to providing matching funds to Namati. Namati has succeeded in attracting funds from a range of other donors in support of specific projects; it will need to continue to</text:span><text:span text:style-name="T961"><text:s/>look for other funding sources.</text:span></text:p>
              </text:list-item>
            </text:list>
            <text:p text:style-name="P962"/>
            <text:p text:style-name="P963"/>
            <text:p text:style-name="P964"/>
          </table:table-cell>
        </table:table-row>
        <table:table-row table:style-name="TableRow965">
          <table:table-cell table:style-name="TableCell966">
            <text:p text:style-name="P967"/>
            <text:list text:style-name="LFO9" text:continue-numbering="true">
              <text:list-item>
                <text:list>
                  <text:list-item>
                    <text:p text:style-name="P968"><text:span text:style-name="T969"><text:s/>Risk of funds not being used as intended</text:span></text:p>
                  </text:list-item>
                </text:list>
              </text:list-item>
            </text:list>
            <text:p text:style-name="P970"/>
            <text:p text:style-name="P971"><text:span text:style-name="T972">Low</text:span><text:span text:style-name="T973">-there is minimal risk of misuse.<text:s/></text:span><text:span text:style-name="T974">Namati engages qualified external auditors to review all financial activity and render an independent opinion.  Audits are performed in<text:s/></text:span><text:span text:style-name="T975">accordance with generally accepted accounting principles and audit standards. As a new organization Namati has completed the first audit for the fiscal year ended December 31, 2012 and received an unqualified opinion and a “clean” report. <text:s/></text:span></text:p>
            <text:p text:style-name="P976"><text:span text:style-name="T977"> </text:span></text:p>
            <text:p text:style-name="P978"><text:span text:style-name="T979">Internal cont</text:span><text:span text:style-name="T980">rols: Namati has implemented policies procedures related to segregation of duties and management of financial resources.  In addition, the accounting system is geared to segregate costs and to ensure that expenditures are made in accordance with the terms<text:s/></text:span><text:span text:style-name="T981">of grants and contracts.</text:span></text:p>
            <text:p text:style-name="P982"><text:span text:style-name="T983"> </text:span></text:p>
            <text:p text:style-name="P984"><text:span text:style-name="T985">Leadership responsibility: Namati’s Board of Directors, the CEO and CFO have fiduciary and legal responsibility for the integrity of the financial system and implementation of sound practices.  The CFO is primarily responsible fo</text:span><text:span text:style-name="T986">r the day-to-day control of the organization’s assets and control over all financial transactions.</text:span></text:p>
            <text:p text:style-name="P987"><text:span text:style-name="T988"> </text:span></text:p>
            <text:p text:style-name="P989"><text:span text:style-name="T990">Grant monitoring: Namati’s managers are also assigned responsibility for the financial management of grants and contracts under their supervision.  Manager</text:span><text:span text:style-name="T991">s are closely involved with the control a use of financial resources in accordance with grant terms and donor expectations. Namati’s program staff either works alongside or regularly visits the offices of in-country partners to which Namati provides grants</text:span><text:span text:style-name="T992">. <text:s/>In this way, Namati is able to verify the appropriate use of funds by its partner organizations through personal observation or confirmation. <text:s/>Namati also requests annual audits from its in-country partners.</text:span></text:p>
            <text:p text:style-name="P993"><text:span text:style-name="T994"> </text:span></text:p>
            <text:p text:style-name="P995"><text:span text:style-name="T996">Insurance: Customary to most NGOs in USA, N</text:span><text:span text:style-name="T997">amati protects its assets, including monies related to grants, through insurance policies that provide coverage for losses arising from malpractice.</text:span></text:p>
            <text:p text:style-name="P998"/>
            <text:p text:style-name="P999"/>
            <text:p text:style-name="Normal"><text:span text:style-name="T1000">4.4</text:span><text:span text:style-name="T1001"><text:s text:c="3"/></text:span><text:span text:style-name="T1002">Climate and Environment Risk</text:span></text:p>
            <text:p text:style-name="P1003"/>
            <text:p text:style-name="Normal"><text:span text:style-name="T1004">N/A</text:span></text:p>
            <text:p text:style-name="P1005"/>
            <text:p text:style-name="P1006"/>
            <text:p text:style-name="P1007"/>
          </table:table-cell>
        </table:table-row>
      </table:table>
      <text:p text:style-name="Normal"/>
      <text:p text:style-name="Normal"/>
      <text:p text:style-name="Normal"/>
      <table:table table:style-name="Table1008">
        <table:table-columns>
          <table:table-column table:style-name="TableColumn1009"/>
        </table:table-columns>
        <table:table-row table:style-name="TableRow1010">
          <table:table-cell table:style-name="TableCell1011">
            <text:h text:style-name="Heading2" text:outline-level="2"><text:span text:style-name="T1012">5</text:span><text:span text:style-name="T1013">. <text:s/>Value for Money</text:span></text:h>
          </table:table-cell>
        </table:table-row>
        <table:table-row table:style-name="TableRow1014">
          <table:table-cell table:style-name="TableCell1015">
            <text:p text:style-name="P1016"/>
            <text:p text:style-name="P1017"><text:span text:style-name="T1018">5.1 <text:s/>Performance on VfM measures</text:span></text:p>
            <text:p text:style-name="P1019"/>
            <text:p text:style-name="Normal"><text:span text:style-name="T1020">As</text:span><text:span text:style-name="T1021"><text:s/>this is the first year that Namati has received funding as a fully independent organisation, Namati underwent a full due diligence questionnaire, which includes commercial aspects. Funds are paid in advance to Namati with clear quarterly disbursements set</text:span><text:span text:style-name="T1022"><text:s/>out in the Accountable Grant agreement with DFID.<text:s/></text:span></text:p>
            <text:p text:style-name="P1023"/>
            <text:p text:style-name="Normal"><text:span text:style-name="T1024">In terms of financially reporting, Namati have kept their request for funds within the parameters set by the Accountable Grant agreement <text:s/>and account for both actual expenditure and forecasted expenditur</text:span><text:span text:style-name="T1025">e in their statement of accounts each quarter. Namati underwent an independent annual audit of their accounts and it was found that all statements fairly reflected Namati’s financial position. In this audit, and throughout the funding year, DFID has been a</text:span><text:span text:style-name="T1026">ble to attribute clearly DFID’s funding to Namati’s activities. <text:s/></text:span></text:p>
            <text:p text:style-name="P1027"/>
            <text:p text:style-name="Normal"><text:span text:style-name="T1028">Namati are aware of value for money principles and are seeking to find ways to ensure cost effectiveness is an underlying baseline by which to measure their overall impact in this field. Ba</text:span><text:span text:style-name="T1029">sed on the achievements set out over this annual review period and Namati’s clear financial reporting to date this programme is demonstrating value for money, and is on target to achieve all indicators set out over the programme.<text:s/></text:span></text:p>
            <text:p text:style-name="P1030"><text:span text:style-name="T1031">Owing to the fact that th</text:span><text:span text:style-name="T1032">e majority of logframe indicators have been significantly exceeded during this review period, DFID staff will review the milestone indicators with Namati to ensure that the indicators for 2015 are sufficiently rigorous. <text:s/></text:span></text:p>
            <text:p text:style-name="P1033"/>
            <text:p text:style-name="P1034"><text:span text:style-name="T1035">5.2 <text:s/>Commercial Improvement and V</text:span><text:span text:style-name="T1036">alue for Money</text:span></text:p>
            <text:p text:style-name="P1037"/>
            <text:p text:style-name="P1038"><text:span text:style-name="T1039">Namati’s commitment to data collection and evaluation allows it to leverage its impact in two ways. <text:s/>Firstly, Namati uses the data to translate grassroots efforts into large-scale policy improvements. <text:s/>It has succeeded to do so Liberia and<text:s/></text:span><text:span text:style-name="T1040">Sierra Leone, and is aiming to do so in all the other countries where it works. <text:s/>Secondly Namati shares the evidence it generates with the legal empowerment network. <text:s/>The network provides a vehicle for taking innovations to scale. Namati includes cost effe</text:span><text:span text:style-name="T1041">ctiveness as a factor in evaluations in order to study impact against opportunity costs and monitors its staff’s financial accountability through annual performance reviews.</text:span></text:p>
            <text:p text:style-name="P1042"/>
            <text:p text:style-name="P1043"/>
            <text:p text:style-name="P1044"/>
            <text:p text:style-name="Normal"><text:span text:style-name="T1045">5.3 <text:s/>Role of project partners</text:span></text:p>
            <text:p text:style-name="P1046"/>
            <text:p text:style-name="Normal"><text:span text:style-name="T1047">Namati works closely with local partners to<text:s/></text:span><text:span text:style-name="T1048">implement all of its country-level interventions, e.g. in Sierra Leone, Uganda, Liberia, Mozambique, Kenya, India, Burma, and Bangladesh.</text:span><text:span text:style-name="T1049"><text:s/></text:span><text:span text:style-name="T1050">Namati trains local partners in its models and methods, and jointly strategizes, implements, and monitors activities w</text:span><text:span text:style-name="T1051">ith partners. Namati also undertakes joint fundraising with local partners to support collaborative work.<text:s/></text:span></text:p>
            <text:p text:style-name="P1052"/>
            <text:p text:style-name="Normal"><text:span text:style-name="T1053">Open Society Institute (OSI) and Namati work together to fulfil the goals and targets set out for GLEI, as described in the GLEI logframe. This requ</text:span><text:span text:style-name="T1054">ires constant coordination and information-sharing. A number of initiatives aimed at developing the network or advocating for international policy are also undertaken jointly.<text:s/></text:span></text:p>
            <text:p text:style-name="P1055"/>
            <text:p text:style-name="P1056"><text:span text:style-name="T1057">5.4 <text:s/>Does the project still represent Value for Money :<text:s/></text:span></text:p>
            <text:p text:style-name="P1058"/>
            <text:p text:style-name="Normal"><text:span text:style-name="T1059">Yes</text:span></text:p>
            <text:p text:style-name="P1060"/>
            <text:p text:style-name="P1061"/>
            <text:p text:style-name="Normal"><text:span text:style-name="T1062">5.5 If not, wh</text:span><text:span text:style-name="T1063">at action will you take?</text:span></text:p>
            <text:p text:style-name="P1064"/>
            <text:p text:style-name="P1065"/>
            <text:p text:style-name="P1066"/>
            <text:p text:style-name="P1067"/>
            <text:p text:style-name="Normal"><text:span text:style-name="T1068">N/A</text:span></text:p>
            <text:p text:style-name="P1069"/>
            <text:p text:style-name="P1070"/>
            <text:p text:style-name="P1071"/>
            <text:p text:style-name="P1072"/>
            <text:p text:style-name="P1073"/>
          </table:table-cell>
        </table:table-row>
      </table:table>
      <text:p text:style-name="Normal"/>
      <table:table table:style-name="Table1074">
        <table:table-columns>
          <table:table-column table:style-name="TableColumn1075"/>
        </table:table-columns>
        <table:table-row table:style-name="TableRow1076">
          <table:table-cell table:style-name="TableCell1077">
            <text:h text:style-name="Heading2" text:outline-level="2"><text:span text:style-name="T1078">6. <text:s/>Conditionality</text:span></text:h>
          </table:table-cell>
        </table:table-row>
        <table:table-row table:style-name="TableRow1079">
          <table:table-cell table:style-name="TableCell1080">
            <text:p text:style-name="P1081"/>
            <text:p text:style-name="Normal"><text:span text:style-name="T1082">6.1 <text:s/>Update on specific conditions<text:s/></text:span></text:p>
            <text:p text:style-name="P1083"/>
            <text:p text:style-name="P1084"/>
            <text:p text:style-name="Normal"><text:span text:style-name="T1085">N/A</text:span></text:p>
            <text:p text:style-name="P1086"/>
            <text:p text:style-name="P1087"/>
            <text:p text:style-name="P1088"/>
            <text:p text:style-name="P1089"/>
            <text:p text:style-name="P1090"/>
          </table:table-cell>
        </table:table-row>
      </table:table>
      <text:p text:style-name="Normal"/>
      <text:p text:style-name="Normal"/>
      <table:table table:style-name="Table1091">
        <table:table-columns>
          <table:table-column table:style-name="TableColumn1092"/>
        </table:table-columns>
        <table:table-row table:style-name="TableRow1093">
          <table:table-cell table:style-name="TableCell1094">
            <text:h text:style-name="Heading2" text:outline-level="2"><text:span text:style-name="T1095">7. <text:s/>Conclusions and actions</text:span></text:h>
          </table:table-cell>
        </table:table-row>
        <table:table-row table:style-name="TableRow1096">
          <table:table-cell table:style-name="TableCell1097">
            <text:p text:style-name="P1098"/>
            <text:p text:style-name="P1099"><text:span text:style-name="T1100">Namati has built innovative legal empowerment experiments on the ground in eight countries and is researching each<text:s/></text:span><text:span text:style-name="T1101">of these efforts rigorously. Namati is using this evidence in three ways: to advocate for large-scale policy changes, to enrich the knowledge base from which other efforts can draw, and to encourage greater and smarter investments in legal empowerment. <text:s/></text:span></text:p>
            <text:p text:style-name="P1102"><text:span text:style-name="T1103">N</text:span><text:span text:style-name="T1104">amati should consider how to balance these 3 areas of work to enhance its strategic vision through consolidation of evidence, increased output of research initiatives and co-ordination with like-minded donors. This should focus attention on the significanc</text:span><text:span text:style-name="T1105">e of Namati’s legal empowerment interventions and create a platform to advocate for increased investment and interest in legal empowerment initiatives from the international donor community as well as achieving important results on behalf of communities at</text:span><text:span text:style-name="T1106"><text:s/>the regional level.<text:s/></text:span></text:p>
            <text:p text:style-name="P1107"><text:span text:style-name="T1108">A main conclusion of this review is the need for a single revised logframe which captures the outcomes and impact of Namati’s work sufficiently. <text:s text:c="2"/>It is essential that revisions to the logframe are reinforcing to the new Namati workpl</text:span><text:span text:style-name="T1109">an and enhances Namati’s strategic vision and impact. DFID and Namati will need to test the assumptions that were made against the current indicators and milestones to capture results more effectively and define output products more clearly. Adjustments sh</text:span><text:span text:style-name="T1110">ould be made to the milestone indicators to ensure they are sufficiently rigorous and challenging.</text:span></text:p>
            <text:p text:style-name="P1111"><text:span text:style-name="T1112">Overall, this has been a successful first year for Namati with many of the outputs meeting expectations or exceeding them. <text:s/>However, there is a need for a mo</text:span><text:span text:style-name="T1113">re rigorous logframe to have greater confidence in these ratings. The revised logframe will seek to improve upon these achievements as the programme moves into its final year of DFID funding next year.</text:span></text:p>
            <text:p text:style-name="P1114"/>
            <text:p text:style-name="P1115"/>
            <text:p text:style-name="P1116"/>
          </table:table-cell>
        </table:table-row>
      </table:table>
      <text:p text:style-name="Normal"/>
      <text:p text:style-name="Normal"/>
      <table:table table:style-name="Table1117">
        <table:table-columns>
          <table:table-column table:style-name="TableColumn1118"/>
        </table:table-columns>
        <table:table-row table:style-name="TableRow1119">
          <table:table-cell table:style-name="TableCell1120">
            <text:h text:style-name="Heading2" text:outline-level="2"><text:span text:style-name="T1121">8. <text:s/>Review Process</text:span></text:h>
          </table:table-cell>
        </table:table-row>
        <table:table-row table:style-name="TableRow1122">
          <table:table-cell table:style-name="TableCell1123">
            <text:p text:style-name="P1124"/>
            <text:p text:style-name="P1125"><text:span text:style-name="T1126"> </text:span><text:span text:style-name="T1127">This review was undertaken</text:span><text:span text:style-name="T1128"><text:s/>by the Deputy Programme Manager and Senior Governance advisor, in the Security and Justice Team, Conflict Humanitarian and Security Department, DFID, utilising narrative and financial reports provided by Namati.<text:s/></text:span></text:p>
            <text:p text:style-name="P1129"/>
            <text:p text:style-name="P1130"/>
            <text:p text:style-name="P1131"/>
          </table:table-cell>
        </table:table-row>
      </table:table>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MS Mincho" svg:font-family="MS Mincho" style:font-family-generic="modern" style:font-pitch="fixed" svg:panose-1="2 2 6 9 4 2 5 8 3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paragraph-properties fo:margin-bottom="0in" fo:line-height="100%"/>
      <style:text-properties style:font-name="Arial" style:font-name-asian="Times New Roman" fo:font-size="12pt" style:font-size-asian="12pt" style:font-size-complex="12pt" fo:language="en" fo:country="GB"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fo:font-style="italic" style:font-style-asian="italic" style:font-style-complex="italic" fo:font-size="14pt" style:font-size-asian="14pt" style:font-size-complex="14pt" fo:language="en" fo:country="GB"/>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Arial" style:font-name-asian="Times New Roman" style:font-name-complex="Times New Roman" fo:font-size="12pt" style:font-size-asian="12pt" style:font-size-complex="12pt" fo:language="en" fo:country="GB"/>
    </style:style>
    <style:style style:name="PageNumber" style:display-name="Page Number" style:family="text" style:parent-style-name="DefaultParagraphFont"/>
    <style:style style:name="CharChar" style:display-name="Char 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text-properties style:font-name="Arial" style:font-name-asian="Times New Roman" style:font-name-complex="Times New Roman" fo:font-size="12pt" style:font-size-asian="12pt" style:font-size-complex="12pt" fo:language="en" fo:country="GB"/>
    </style:style>
    <style:style style:name="NoSpacing" style:display-name="No Spacing" style:family="paragraph">
      <style:paragraph-properties fo:margin-bottom="0in" fo:line-height="100%"/>
      <style:text-properties style:font-name="Times New Roman" style:font-name-asian="MS Mincho" fo:font-size="12pt" style:font-size-asian="12pt" style:font-size-complex="12pt" fo:language="en" fo:country="GB" fo:hyphenate="false"/>
    </style:style>
    <style:style style:name="hps" style:display-name="hps" style:family="text" style:parent-style-name="DefaultParagraphFont"/>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hyphenate="false"/>
    </style:style>
    <style:style style:name="CommentTextChar" style:display-name="Comment Text Char" style:family="text" style:parent-style-name="DefaultParagraphFont">
      <style:text-properties style:font-name="Arial" style:font-name-asian="Times New Roman" style:font-name-complex="Times New Roman" fo:font-size="12pt" style:font-size-asian="12pt" style:font-size-complex="12pt" fo:language="en" fo:country="GB"/>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style:font-name="Arial" style:font-name-asian="Times New Roman" style:font-name-complex="Times New Roman" fo:font-weight="bold" style:font-weight-asian="bold" style:font-weight-complex="bold" fo:font-size="10pt" style:font-size-asian="10pt" style:font-size-complex="10pt" fo:language="en" fo:country="GB"/>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asian="Times New Roman" style:font-name-complex="Lucida Grande" fo:font-size="9pt" style:font-size-asian="9pt" style:font-size-complex="9pt" fo:language="en" fo:country="GB"/>
    </style:style>
    <style:style style:name="Revision" style:display-name="Revision" style:family="paragraph">
      <style:paragraph-properties fo:margin-bottom="0in" fo:line-height="100%"/>
      <style:text-properties style:font-name="Arial" style:font-name-asian="Times New Roman" fo:font-size="12pt" style:font-size-asian="12pt" style:font-size-complex="12pt" fo:language="en" fo:country="GB" fo:hyphenate="false"/>
    </style:style>
    <style:style style:name="DocumentMap" style:display-name="Document Map" style:family="paragraph" style:parent-style-name="Normal">
      <style:text-properties style:font-name="Lucida Grande" style:font-name-complex="Lucida Grande" fo:hyphenate="false"/>
    </style:style>
    <style:style style:name="DocumentMapChar" style:display-name="Document Map Char" style:family="text" style:parent-style-name="DefaultParagraphFont">
      <style:text-properties style:font-name="Lucida Grande" style:font-name-asian="Times New Roman" style:font-name-complex="Lucida Grande" fo:font-size="12pt" style:font-size-asian="12pt" style:font-size-complex="12pt" fo:language="en" fo:country="GB"/>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asian="Times New Roman" style:font-name-complex="Times New Roman" fo:font-size="12pt" style:font-size-asian="12pt" style:font-size-complex="12pt" fo:language="en" fo:country="GB"/>
    </style:style>
    <style:style style:name="NormalWeb" style:display-name="Normal (Web)" style:family="paragraph" style:parent-style-name="Normal">
      <style:paragraph-properties fo:margin-top="0.0694in" fo:margin-bottom="0.0694in"/>
      <style:text-properties style:font-name="Times New Roman" style:font-name-asian="Calibri"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style:font-name-complex="Times New Roman"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style:font-name-complex="Times New Roman"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rial" style:font-name-asian="Times New Roma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Symbol"/>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
        <style:list-level-properties text:space-before="2.25in" text:min-label-width="0.25in"/>
        <style:text-properties style:font-name="Symbol"/>
      </text:list-level-style-bullet>
      <text:list-level-style-bullet text:level="6" text:style-name="WW_CharLFO4LVL6" text:bullet-char="">
        <style:list-level-properties text:space-before="2.75in" text:min-label-width="0.25in"/>
        <style:text-properties style:font-name="Symbol"/>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
        <style:list-level-properties text:space-before="3.75in" text:min-label-width="0.25in"/>
        <style:text-properties style:font-name="Symbol"/>
      </text:list-level-style-bullet>
      <text:list-level-style-bullet text:level="9" text:style-name="WW_CharLFO4LVL9" text:bullet-char="">
        <style:list-level-properties text:space-before="4.25in" text:min-label-width="0.25in"/>
        <style:text-properties style:font-name="Symbol"/>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6:52:00Z</meta:creation-date>
    <dc:date>2016-04-04T06:52:00Z</dc:date>
    <meta:template xlink:href="Normal.dotm" xlink:type="simple"/>
    <meta:editing-cycles>1</meta:editing-cycles>
    <meta:editing-duration>PT0S</meta:editing-duration>
    <meta:document-statistic meta:page-count="4" meta:paragraph-count="125" meta:word-count="9407" meta:character-count="62902" meta:row-count="446" meta:non-whitespace-character-count="53620"/>
  </office:meta>
</office:document-meta>
</file>